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3ec0" officeooo:paragraph-rsid="00103ec0"/>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text-properties officeooo:rsid="0063e58b" officeooo:paragraph-rsid="006e6b8a" fo:background-color="#ffff00"/>
    </style:style>
    <style:style style:name="P4" style:family="paragraph" style:parent-style-name="Text_20_body">
      <style:paragraph-properties fo:text-align="center" style:justify-single-word="false"/>
      <style:text-properties officeooo:rsid="00bec17c" officeooo:paragraph-rsid="00bec17c" fo:background-color="#ffff00"/>
    </style:style>
    <style:style style:name="P5" style:family="paragraph" style:parent-style-name="Text_20_body">
      <style:text-properties officeooo:paragraph-rsid="001af8ae"/>
    </style:style>
    <style:style style:name="P6" style:family="paragraph" style:parent-style-name="Text_20_body">
      <style:text-properties officeooo:paragraph-rsid="001b3b11"/>
    </style:style>
    <style:style style:name="P7" style:family="paragraph" style:parent-style-name="Text_20_body">
      <style:text-properties officeooo:paragraph-rsid="0028c249"/>
    </style:style>
    <style:style style:name="P8" style:family="paragraph" style:parent-style-name="Text_20_body">
      <style:paragraph-properties fo:text-align="center" style:justify-single-word="false"/>
      <style:text-properties officeooo:rsid="000f70c0"/>
    </style:style>
    <style:style style:name="P9" style:family="paragraph" style:parent-style-name="Text_20_body">
      <style:text-properties officeooo:rsid="000fce6b"/>
    </style:style>
    <style:style style:name="P10" style:family="paragraph" style:parent-style-name="Text_20_body">
      <style:paragraph-properties fo:text-align="center" style:justify-single-word="false"/>
      <style:text-properties officeooo:rsid="000fce6b"/>
    </style:style>
    <style:style style:name="P11" style:family="paragraph" style:parent-style-name="Text_20_body">
      <style:text-properties officeooo:paragraph-rsid="00234a12"/>
    </style:style>
    <style:style style:name="P12" style:family="paragraph" style:parent-style-name="Text_20_body">
      <style:text-properties officeooo:rsid="00695ec7" officeooo:paragraph-rsid="009a2bbe"/>
    </style:style>
    <style:style style:name="P13" style:family="paragraph" style:parent-style-name="Text_20_body">
      <style:text-properties officeooo:paragraph-rsid="01d2d413"/>
    </style:style>
    <style:style style:name="P14" style:family="paragraph" style:parent-style-name="Text_20_body">
      <style:text-properties officeooo:paragraph-rsid="01ea018b"/>
    </style:style>
    <style:style style:name="P15" style:family="paragraph" style:parent-style-name="Text_20_body">
      <style:text-properties officeooo:paragraph-rsid="0204d672"/>
    </style:style>
    <style:style style:name="P16" style:family="paragraph" style:parent-style-name="Text_20_body">
      <style:text-properties officeooo:paragraph-rsid="0214c1cf"/>
    </style:style>
    <style:style style:name="P17" style:family="paragraph" style:parent-style-name="Text_20_body">
      <style:text-properties officeooo:paragraph-rsid="021c24de"/>
    </style:style>
    <style:style style:name="P18" style:family="paragraph" style:parent-style-name="Text_20_body">
      <style:text-properties officeooo:paragraph-rsid="02222e9f"/>
    </style:style>
    <style:style style:name="P19" style:family="paragraph" style:parent-style-name="Text_20_body">
      <style:text-properties officeooo:paragraph-rsid="0249f5fe"/>
    </style:style>
    <style:style style:name="P20" style:family="paragraph" style:parent-style-name="Text_20_body">
      <style:paragraph-properties fo:text-align="start" style:justify-single-word="false"/>
      <style:text-properties officeooo:rsid="025d3162" officeooo:paragraph-rsid="025d3162"/>
    </style:style>
    <style:style style:name="P21" style:family="paragraph" style:parent-style-name="Text_20_body">
      <style:text-properties officeooo:paragraph-rsid="0276a75b"/>
    </style:style>
    <style:style style:name="P22" style:family="paragraph" style:parent-style-name="Text_20_body">
      <style:text-properties officeooo:paragraph-rsid="01e2e4bc"/>
    </style:style>
    <style:style style:name="P23" style:family="paragraph" style:parent-style-name="Text_20_body">
      <style:text-properties officeooo:paragraph-rsid="02b8139f"/>
    </style:style>
    <style:style style:name="P24" style:family="paragraph" style:parent-style-name="Text_20_body">
      <style:text-properties officeooo:paragraph-rsid="01f39f3a"/>
    </style:style>
    <style:style style:name="P25" style:family="paragraph" style:parent-style-name="Text_20_body">
      <style:text-properties officeooo:paragraph-rsid="02d6565d"/>
    </style:style>
    <style:style style:name="P26" style:family="paragraph" style:parent-style-name="Text_20_body">
      <style:text-properties officeooo:paragraph-rsid="02e53295"/>
    </style:style>
    <style:style style:name="P27" style:family="paragraph" style:parent-style-name="Text_20_body">
      <style:text-properties officeooo:paragraph-rsid="03031ddc"/>
    </style:style>
    <style:style style:name="P28" style:family="paragraph" style:parent-style-name="Text_20_body">
      <style:text-properties officeooo:paragraph-rsid="00b826ea"/>
    </style:style>
    <style:style style:name="P29" style:family="paragraph" style:parent-style-name="Text_20_body">
      <style:paragraph-properties fo:text-align="center" style:justify-single-word="false"/>
      <style:text-properties officeooo:rsid="02d83e1b" officeooo:paragraph-rsid="02d83e1b"/>
    </style:style>
    <style:style style:name="P30" style:family="paragraph" style:parent-style-name="Text_20_body">
      <style:text-properties style:text-underline-style="solid" style:text-underline-type="double" style:text-underline-width="auto" style:text-underline-color="font-color" officeooo:rsid="02f71233" officeooo:paragraph-rsid="02f71233"/>
    </style:style>
    <style:style style:name="P31" style:family="paragraph" style:parent-style-name="Text_20_body">
      <style:text-properties officeooo:rsid="019f8105" officeooo:paragraph-rsid="019f8105"/>
    </style:style>
    <style:style style:name="P32" style:family="paragraph" style:parent-style-name="Text_20_body">
      <style:text-properties officeooo:paragraph-rsid="0346caef"/>
    </style:style>
    <style:style style:name="P33" style:family="paragraph" style:parent-style-name="Text_20_body">
      <style:text-properties officeooo:paragraph-rsid="0358fe64"/>
    </style:style>
    <style:style style:name="P34" style:family="paragraph" style:parent-style-name="Text_20_body">
      <style:text-properties officeooo:paragraph-rsid="03623448"/>
    </style:style>
    <style:style style:name="P35" style:family="paragraph" style:parent-style-name="Text_20_body">
      <style:text-properties officeooo:paragraph-rsid="0362a220"/>
    </style:style>
    <style:style style:name="P36" style:family="paragraph" style:parent-style-name="Text_20_body">
      <style:text-properties officeooo:rsid="002ee9c9" officeooo:paragraph-rsid="039efb86"/>
    </style:style>
    <style:style style:name="P37" style:family="paragraph" style:parent-style-name="Text_20_body">
      <style:text-properties officeooo:paragraph-rsid="03a8d880"/>
    </style:style>
    <style:style style:name="P38" style:family="paragraph" style:parent-style-name="Text_20_body">
      <style:text-properties officeooo:paragraph-rsid="03093cc6"/>
    </style:style>
    <style:style style:name="P39" style:family="paragraph" style:parent-style-name="Text_20_body">
      <style:paragraph-properties fo:background-color="transparent">
        <style:background-image/>
      </style:paragraph-properties>
      <style:text-properties officeooo:paragraph-rsid="00234a12"/>
    </style:style>
    <style:style style:name="P40" style:family="paragraph" style:parent-style-name="Text_20_body">
      <style:paragraph-properties fo:background-color="transparent">
        <style:background-image/>
      </style:paragraph-properties>
      <style:text-properties officeooo:paragraph-rsid="0116afb6"/>
    </style:style>
    <style:style style:name="P41" style:family="paragraph" style:parent-style-name="Text_20_body">
      <style:paragraph-properties fo:background-color="transparent">
        <style:background-image/>
      </style:paragraph-properties>
      <style:text-properties officeooo:paragraph-rsid="02bfd52b"/>
    </style:style>
    <style:style style:name="P42" style:family="paragraph" style:parent-style-name="Standard">
      <style:text-properties officeooo:rsid="000f70c0" officeooo:paragraph-rsid="000f70c0"/>
    </style:style>
    <style:style style:name="P43" style:family="paragraph" style:parent-style-name="Footnote">
      <style:text-properties officeooo:rsid="014668d8" officeooo:paragraph-rsid="014668d8"/>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officeooo:paragraph-rsid="02584693" fo:background-color="transparent"/>
    </style:style>
    <style:style style:name="P46" style:family="paragraph" style:parent-style-name="Text_20_body">
      <style:paragraph-properties fo:margin-left="0in" fo:margin-right="0in" fo:text-indent="0in" style:auto-text-indent="false"/>
      <style:text-properties officeooo:rsid="00110c78"/>
    </style:style>
    <style:style style:name="P47" style:family="paragraph" style:parent-style-name="Text_20_body">
      <style:paragraph-properties fo:margin-left="0in" fo:margin-right="0in" fo:text-indent="0in" style:auto-text-indent="false"/>
      <style:text-properties officeooo:rsid="0012e3e3"/>
    </style:style>
    <style:style style:name="P48" style:family="paragraph" style:parent-style-name="Text_20_body">
      <style:paragraph-properties fo:margin-left="0in" fo:margin-right="0in" fo:text-indent="0in" style:auto-text-indent="false"/>
      <style:text-properties officeooo:paragraph-rsid="025a4704"/>
    </style:style>
    <style:style style:name="P49" style:family="paragraph" style:parent-style-name="Standard" style:master-page-name="Standard">
      <style:paragraph-properties style:page-number="auto"/>
      <style:text-properties officeooo:rsid="000f70c0" officeooo:paragraph-rsid="000f70c0"/>
    </style:style>
    <style:style style:name="P50" style:family="paragraph" style:parent-style-name="Text_20_body">
      <style:paragraph-properties fo:text-align="center" style:justify-single-word="false"/>
      <style:text-properties officeooo:rsid="031819ed" officeooo:paragraph-rsid="031819ed" fo:background-color="#ffff00"/>
    </style:style>
    <style:style style:name="P51" style:family="paragraph" style:parent-style-name="Text_20_body">
      <style:paragraph-properties fo:text-align="center" style:justify-single-word="false"/>
      <style:text-properties officeooo:rsid="0358f031" officeooo:paragraph-rsid="0358f031" fo:background-color="#ffff00"/>
    </style:style>
    <style:style style:name="P52" style:family="paragraph" style:parent-style-name="Text_20_body">
      <style:paragraph-properties fo:text-align="center" style:justify-single-word="false"/>
      <style:text-properties officeooo:rsid="03860476" officeooo:paragraph-rsid="03860476" fo:background-color="#ffff00"/>
    </style:style>
    <style:style style:name="P53" style:family="paragraph" style:parent-style-name="Text_20_body">
      <style:text-properties officeooo:rsid="03b5a7da" officeooo:paragraph-rsid="03b5a7da" fo:background-color="#ffff00"/>
    </style:style>
    <style:style style:name="P54" style:family="paragraph" style:parent-style-name="Text_20_body">
      <style:text-properties officeooo:rsid="03b72b89" officeooo:paragraph-rsid="03b72b89" fo:background-color="#ffff00"/>
    </style:style>
    <style:style style:name="P55" style:family="paragraph" style:parent-style-name="Text_20_body">
      <style:text-properties officeooo:rsid="030ccb66" officeooo:paragraph-rsid="030ccb66" fo:background-color="#ffff00"/>
    </style:style>
    <style:style style:name="P56" style:family="paragraph" style:parent-style-name="Heading_20_3">
      <style:text-properties officeooo:rsid="0019b20b" officeooo:paragraph-rsid="0019b20b"/>
    </style:style>
    <style:style style:name="P57" style:family="paragraph" style:parent-style-name="Heading_20_3">
      <style:text-properties officeooo:rsid="0019b20b" officeooo:paragraph-rsid="001b3b11"/>
    </style:style>
    <style:style style:name="P58" style:family="paragraph" style:parent-style-name="Heading_20_3">
      <style:text-properties officeooo:rsid="00204a2a" officeooo:paragraph-rsid="00204a2a"/>
    </style:style>
    <style:style style:name="P59" style:family="paragraph" style:parent-style-name="Heading_20_3">
      <style:text-properties fo:font-weight="normal" officeooo:rsid="00221ab5" officeooo:paragraph-rsid="00221ab5" style:font-weight-asian="normal" style:font-weight-complex="normal"/>
    </style:style>
    <style:style style:name="P60" style:family="paragraph" style:parent-style-name="Heading_20_3">
      <style:text-properties fo:font-weight="normal" officeooo:rsid="03a3e654" fo:background-color="transparent" style:font-weight-asian="normal" style:font-weight-complex="normal"/>
    </style:style>
    <style:style style:name="P61" style:family="paragraph" style:parent-style-name="Heading_20_3">
      <style:text-properties officeooo:paragraph-rsid="013727b5"/>
    </style:style>
    <style:style style:name="P62" style:family="paragraph" style:parent-style-name="Heading_20_3">
      <style:text-properties officeooo:rsid="0067f001" officeooo:paragraph-rsid="0075510e" fo:background-color="transparent"/>
    </style:style>
    <style:style style:name="P63" style:family="paragraph" style:parent-style-name="Heading_20_3">
      <style:text-properties officeooo:rsid="00a5d696" officeooo:paragraph-rsid="00c61567" fo:background-color="transparent"/>
    </style:style>
    <style:style style:name="P64" style:family="paragraph" style:parent-style-name="Heading_20_3">
      <style:text-properties officeooo:paragraph-rsid="00621413"/>
    </style:style>
    <style:style style:name="P65" style:family="paragraph" style:parent-style-name="Heading_20_3">
      <style:text-properties officeooo:rsid="0028c249" officeooo:paragraph-rsid="0028c249"/>
    </style:style>
    <style:style style:name="P66" style:family="paragraph" style:parent-style-name="Heading_20_3">
      <style:text-properties officeooo:rsid="01290faf" officeooo:paragraph-rsid="0129e5c2"/>
    </style:style>
    <style:style style:name="P67" style:family="paragraph" style:parent-style-name="Heading_20_3">
      <style:text-properties officeooo:rsid="006d6c71" officeooo:paragraph-rsid="006d6c71"/>
    </style:style>
    <style:style style:name="P68" style:family="paragraph" style:parent-style-name="Heading_20_3">
      <style:text-properties officeooo:rsid="00c61567" officeooo:paragraph-rsid="00c61567"/>
    </style:style>
    <style:style style:name="P69" style:family="paragraph" style:parent-style-name="Heading_20_3">
      <style:paragraph-properties fo:background-color="transparent">
        <style:background-image/>
      </style:paragraph-properties>
      <style:text-properties fo:font-weight="normal" officeooo:rsid="03a2a7e7" officeooo:paragraph-rsid="03a2a7e7" fo:background-color="transparent" style:font-weight-asian="normal" style:font-weight-complex="normal"/>
    </style:style>
    <style:style style:name="P70" style:family="paragraph" style:parent-style-name="Heading_20_2">
      <style:text-properties officeooo:rsid="00236309"/>
    </style:style>
    <style:style style:name="P71" style:family="paragraph" style:parent-style-name="Heading_20_2">
      <style:text-properties style:use-window-font-color="true" fo:language="en" fo:country="US" officeooo:rsid="00eda74c" officeooo:paragraph-rsid="00eda74c"/>
    </style:style>
    <style:style style:name="P72" style:family="paragraph" style:parent-style-name="Heading_20_2">
      <style:text-properties officeooo:rsid="00193a49" officeooo:paragraph-rsid="00193a49"/>
    </style:style>
    <style:style style:name="P73" style:family="paragraph" style:parent-style-name="Heading_20_2">
      <style:text-properties officeooo:rsid="00272b44" officeooo:paragraph-rsid="00272b44"/>
    </style:style>
    <style:style style:name="P74" style:family="paragraph" style:parent-style-name="Heading_20_2">
      <style:text-properties officeooo:rsid="0028c249"/>
    </style:style>
    <style:style style:name="P75" style:family="paragraph" style:parent-style-name="Heading_20_1">
      <style:text-properties officeooo:rsid="00193a49" officeooo:paragraph-rsid="00193a49"/>
    </style:style>
    <style:style style:name="P76" style:family="paragraph" style:parent-style-name="Heading_20_1">
      <style:text-properties officeooo:rsid="0028c249" officeooo:paragraph-rsid="0028c249"/>
    </style:style>
    <style:style style:name="P77" style:family="paragraph" style:parent-style-name="Heading_20_1" style:list-style-name="">
      <style:paragraph-properties fo:text-align="center" style:justify-single-word="false"/>
      <style:text-properties officeooo:rsid="003d8f95" officeooo:paragraph-rsid="003d8f95"/>
    </style:style>
    <style:style style:name="P78" style:family="paragraph" style:parent-style-name="Heading_20_1">
      <style:paragraph-properties fo:break-before="page"/>
      <style:text-properties officeooo:rsid="00103ec0"/>
    </style:style>
    <style:style style:name="P79" style:family="paragraph" style:parent-style-name="Heading_20_1">
      <style:paragraph-properties fo:break-before="page"/>
      <style:text-properties officeooo:rsid="00156552"/>
    </style:style>
    <style:style style:name="P80" style:family="paragraph" style:parent-style-name="Heading_20_1">
      <style:paragraph-properties fo:break-before="page"/>
      <style:text-properties officeooo:rsid="006e6b8a" officeooo:paragraph-rsid="006e6b8a"/>
    </style:style>
    <style:style style:name="P81" style:family="paragraph" style:parent-style-name="Heading_20_1">
      <style:paragraph-properties fo:break-before="page"/>
      <style:text-properties officeooo:rsid="003d8f95" officeooo:paragraph-rsid="003d8f95"/>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19b20b"/>
    </style:style>
    <style:style style:name="T3" style:family="text">
      <style:text-properties fo:font-variant="normal" fo:text-transform="none" style:text-position="0% 100%" fo:font-style="normal" style:text-underline-style="none" fo:font-weight="normal" officeooo:rsid="001d29ec"/>
    </style:style>
    <style:style style:name="T4" style:family="text">
      <style:text-properties fo:font-variant="normal" fo:text-transform="none" style:text-position="0% 100%" fo:font-style="normal" style:text-underline-style="none" fo:font-weight="normal" officeooo:rsid="0014e08f"/>
    </style:style>
    <style:style style:name="T5" style:family="text">
      <style:text-properties fo:font-variant="normal" fo:text-transform="none" style:text-position="0% 100%" fo:font-style="normal" style:text-underline-style="none" fo:font-weight="normal" officeooo:rsid="02751d0e"/>
    </style:style>
    <style:style style:name="T6" style:family="text">
      <style:text-properties fo:font-variant="normal" fo:text-transform="none" style:text-position="0% 100%" fo:font-style="normal" style:text-underline-style="none" fo:font-weight="normal" officeooo:rsid="0019b20b" fo:background-color="transparent"/>
    </style:style>
    <style:style style:name="T7" style:family="text">
      <style:text-properties fo:font-variant="normal" fo:text-transform="none" style:text-position="0% 100%" fo:font-style="normal" style:text-underline-style="none" fo:font-weight="normal" officeooo:rsid="032481cd" fo:background-color="transparent"/>
    </style:style>
    <style:style style:name="T8" style:family="text">
      <style:text-properties fo:font-variant="normal" fo:text-transform="none" style:text-position="0% 100%" fo:font-style="normal" style:text-underline-style="none" fo:font-weight="normal" officeooo:rsid="02e19536"/>
    </style:style>
    <style:style style:name="T9"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10" style:family="text">
      <style:text-properties fo:font-variant="normal" fo:text-transform="none" style:use-window-font-color="true" style:text-position="0% 100%" fo:language="en" fo:country="US" fo:font-style="normal" style:text-underline-style="none" fo:font-weight="normal" fo:background-color="transparen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style>
    <style:style style:name="T13" style:family="text">
      <style:text-properties fo:font-style="normal" officeooo:rsid="00821412" style:font-style-asian="normal" style:font-style-complex="normal"/>
    </style:style>
    <style:style style:name="T14" style:family="text">
      <style:text-properties fo:font-style="normal" officeooo:rsid="01ad9a04" style:font-style-asian="normal" style:font-style-complex="normal"/>
    </style:style>
    <style:style style:name="T15" style:family="text">
      <style:text-properties fo:font-style="normal" officeooo:rsid="023485c7" style:font-style-asian="normal" style:font-style-complex="normal"/>
    </style:style>
    <style:style style:name="T16" style:family="text">
      <style:text-properties fo:font-style="normal" officeooo:rsid="0015c6c4" style:font-style-asian="normal" style:font-style-complex="normal"/>
    </style:style>
    <style:style style:name="T17" style:family="text">
      <style:text-properties fo:font-style="normal" officeooo:rsid="00f3a017" style:font-style-asian="normal" style:font-style-complex="normal"/>
    </style:style>
    <style:style style:name="T18" style:family="text">
      <style:text-properties fo:font-style="normal" officeooo:rsid="0204d672" fo:background-color="transparent" style:font-style-asian="normal" style:font-style-complex="normal"/>
    </style:style>
    <style:style style:name="T19" style:family="text">
      <style:text-properties fo:font-style="normal" officeooo:rsid="02d6565d" fo:background-color="transparent" style:font-style-asian="normal" style:font-style-complex="normal"/>
    </style:style>
    <style:style style:name="T20" style:family="text">
      <style:text-properties fo:font-style="normal" officeooo:rsid="02ddf35b" fo:background-color="transparent" style:font-style-asian="normal" style:font-style-complex="normal"/>
    </style:style>
    <style:style style:name="T21" style:family="text">
      <style:text-properties fo:font-style="normal" officeooo:rsid="02d6565d" fo:background-color="#ffff00" style:font-style-asian="normal" style:font-style-complex="normal"/>
    </style:style>
    <style:style style:name="T22" style:family="text">
      <style:text-properties fo:font-style="normal" officeooo:rsid="02dda63d" fo:background-color="#ffff00" style:font-style-asian="normal" style:font-style-complex="normal"/>
    </style:style>
    <style:style style:name="T23" style:family="text">
      <style:text-properties fo:font-style="normal" officeooo:rsid="02ddf35b" fo:background-color="#ffff00"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19b20b" style:font-weight-asian="normal" style:font-weight-complex="normal"/>
    </style:style>
    <style:style style:name="T26" style:family="text">
      <style:text-properties fo:font-weight="normal" officeooo:rsid="001e53e0" style:font-weight-asian="normal" style:font-weight-complex="normal"/>
    </style:style>
    <style:style style:name="T27" style:family="text">
      <style:text-properties fo:font-weight="normal" officeooo:rsid="001de278" style:font-weight-asian="normal" style:font-weight-complex="normal"/>
    </style:style>
    <style:style style:name="T28" style:family="text">
      <style:text-properties fo:font-weight="normal" officeooo:rsid="001f1c8d" style:font-weight-asian="normal" style:font-weight-complex="normal"/>
    </style:style>
    <style:style style:name="T29" style:family="text">
      <style:text-properties fo:font-weight="normal" officeooo:rsid="00221ab5" style:font-weight-asian="normal" style:font-weight-complex="normal"/>
    </style:style>
    <style:style style:name="T30" style:family="text">
      <style:text-properties fo:font-weight="normal" officeooo:rsid="003f72e2" style:font-weight-asian="normal" style:font-weight-complex="normal"/>
    </style:style>
    <style:style style:name="T31" style:family="text">
      <style:text-properties fo:font-weight="normal" officeooo:rsid="0040bfaa" style:font-weight-asian="normal" style:font-weight-complex="normal"/>
    </style:style>
    <style:style style:name="T32" style:family="text">
      <style:text-properties fo:font-weight="normal" officeooo:rsid="00425618" style:font-weight-asian="normal" style:font-weight-complex="normal"/>
    </style:style>
    <style:style style:name="T33" style:family="text">
      <style:text-properties fo:font-weight="normal" officeooo:rsid="00c214a6" style:font-weight-asian="normal" style:font-weight-complex="normal"/>
    </style:style>
    <style:style style:name="T34" style:family="text">
      <style:text-properties fo:font-weight="normal" officeooo:rsid="00c40e18" style:font-weight-asian="normal" style:font-weight-complex="normal"/>
    </style:style>
    <style:style style:name="T35" style:family="text">
      <style:text-properties fo:font-weight="normal" officeooo:rsid="010d6fdf" style:font-weight-asian="normal" style:font-weight-complex="normal"/>
    </style:style>
    <style:style style:name="T36" style:family="text">
      <style:text-properties fo:font-weight="normal" officeooo:rsid="010f0573" style:font-weight-asian="normal" style:font-weight-complex="normal"/>
    </style:style>
    <style:style style:name="T37" style:family="text">
      <style:text-properties fo:font-weight="normal" officeooo:rsid="01141b5a" style:font-weight-asian="normal" style:font-weight-complex="normal"/>
    </style:style>
    <style:style style:name="T38" style:family="text">
      <style:text-properties fo:font-weight="normal" officeooo:rsid="0115a8de" style:font-weight-asian="normal" style:font-weight-complex="normal"/>
    </style:style>
    <style:style style:name="T39" style:family="text">
      <style:text-properties fo:font-weight="normal" officeooo:rsid="02b5b66d" style:font-weight-asian="normal" style:font-weight-complex="normal"/>
    </style:style>
    <style:style style:name="T40" style:family="text">
      <style:text-properties fo:font-weight="normal" officeooo:rsid="02b973d4" style:font-weight-asian="normal" style:font-weight-complex="normal"/>
    </style:style>
    <style:style style:name="T41" style:family="text">
      <style:text-properties fo:font-weight="normal" officeooo:rsid="02bc10b8" style:font-weight-asian="normal" style:font-weight-complex="normal"/>
    </style:style>
    <style:style style:name="T42" style:family="text">
      <style:text-properties fo:font-weight="normal" officeooo:rsid="03736b2e" style:font-weight-asian="normal" style:font-weight-complex="normal"/>
    </style:style>
    <style:style style:name="T43" style:family="text">
      <style:text-properties fo:font-weight="normal" fo:background-color="transparent" style:font-weight-asian="normal" style:font-weight-complex="normal"/>
    </style:style>
    <style:style style:name="T44" style:family="text">
      <style:text-properties fo:font-weight="normal" officeooo:rsid="0115a8de" fo:background-color="transparent" style:font-weight-asian="normal" style:font-weight-complex="normal"/>
    </style:style>
    <style:style style:name="T45" style:family="text">
      <style:text-properties fo:font-weight="normal" officeooo:rsid="01160220" fo:background-color="transparent" style:font-weight-asian="normal" style:font-weight-complex="normal"/>
    </style:style>
    <style:style style:name="T46" style:family="text">
      <style:text-properties fo:font-weight="normal" officeooo:rsid="00221ab5" fo:background-color="transparent" style:font-weight-asian="normal" style:font-weight-complex="normal"/>
    </style:style>
    <style:style style:name="T47" style:family="text">
      <style:text-properties fo:font-weight="normal" officeooo:rsid="011dc62d" fo:background-color="transparent" style:font-weight-asian="normal" style:font-weight-complex="normal"/>
    </style:style>
    <style:style style:name="T48" style:family="text">
      <style:text-properties fo:font-weight="normal" officeooo:rsid="0132fc1d" fo:background-color="transparent" style:font-weight-asian="normal" style:font-weight-complex="normal"/>
    </style:style>
    <style:style style:name="T49" style:family="text">
      <style:text-properties fo:font-weight="normal" officeooo:rsid="0066386e" fo:background-color="transparent" style:font-weight-asian="normal" style:font-weight-complex="normal"/>
    </style:style>
    <style:style style:name="T50" style:family="text">
      <style:text-properties fo:font-weight="normal" officeooo:rsid="013341f1" fo:background-color="transparent" style:font-weight-asian="normal" style:font-weight-complex="normal"/>
    </style:style>
    <style:style style:name="T51" style:family="text">
      <style:text-properties fo:font-weight="normal" officeooo:rsid="01348799" fo:background-color="transparent" style:font-weight-asian="normal" style:font-weight-complex="normal"/>
    </style:style>
    <style:style style:name="T52" style:family="text">
      <style:text-properties fo:font-weight="normal" officeooo:rsid="0137fb6b" fo:background-color="transparent" style:font-weight-asian="normal" style:font-weight-complex="normal"/>
    </style:style>
    <style:style style:name="T53" style:family="text">
      <style:text-properties fo:font-weight="normal" officeooo:rsid="01e06f15" fo:background-color="transparent" style:font-weight-asian="normal" style:font-weight-complex="normal"/>
    </style:style>
    <style:style style:name="T54" style:family="text">
      <style:text-properties fo:font-weight="normal" officeooo:rsid="01e730b8" fo:background-color="transparent" style:font-weight-asian="normal" style:font-weight-complex="normal"/>
    </style:style>
    <style:style style:name="T55" style:family="text">
      <style:text-properties fo:font-weight="normal" officeooo:rsid="01ea018b" fo:background-color="transparent" style:font-weight-asian="normal" style:font-weight-complex="normal"/>
    </style:style>
    <style:style style:name="T56" style:family="text">
      <style:text-properties fo:font-weight="normal" officeooo:rsid="01ebe158" fo:background-color="transparent" style:font-weight-asian="normal" style:font-weight-complex="normal"/>
    </style:style>
    <style:style style:name="T57" style:family="text">
      <style:text-properties fo:font-weight="normal" officeooo:rsid="02c18445" fo:background-color="transparent" style:font-weight-asian="normal" style:font-weight-complex="normal"/>
    </style:style>
    <style:style style:name="T58" style:family="text">
      <style:text-properties fo:font-weight="normal" officeooo:rsid="02c1a702" fo:background-color="transparent" style:font-weight-asian="normal" style:font-weight-complex="normal"/>
    </style:style>
    <style:style style:name="T59" style:family="text">
      <style:text-properties fo:font-weight="normal" officeooo:rsid="02c28c72" fo:background-color="transparent" style:font-weight-asian="normal" style:font-weight-complex="normal"/>
    </style:style>
    <style:style style:name="T60" style:family="text">
      <style:text-properties fo:font-weight="normal" officeooo:rsid="03736b2e" fo:background-color="transparent" style:font-weight-asian="normal" style:font-weight-complex="normal"/>
    </style:style>
    <style:style style:name="T61" style:family="text">
      <style:text-properties fo:font-weight="normal" officeooo:rsid="0375186c" fo:background-color="transparent" style:font-weight-asian="normal" style:font-weight-complex="normal"/>
    </style:style>
    <style:style style:name="T62" style:family="text">
      <style:text-properties fo:font-weight="normal" officeooo:rsid="037c4159" fo:background-color="transparent" style:font-weight-asian="normal" style:font-weight-complex="normal"/>
    </style:style>
    <style:style style:name="T63" style:family="text">
      <style:text-properties fo:font-weight="normal" officeooo:rsid="037d4959" fo:background-color="transparent" style:font-weight-asian="normal" style:font-weight-complex="normal"/>
    </style:style>
    <style:style style:name="T64" style:family="text">
      <style:text-properties fo:font-weight="normal" officeooo:rsid="037e820f" fo:background-color="transparent" style:font-weight-asian="normal" style:font-weight-complex="normal"/>
    </style:style>
    <style:style style:name="T65" style:family="text">
      <style:text-properties fo:font-weight="normal" officeooo:rsid="038004a3" fo:background-color="transparent" style:font-weight-asian="normal" style:font-weight-complex="normal"/>
    </style:style>
    <style:style style:name="T66" style:family="text">
      <style:text-properties fo:font-weight="normal" officeooo:rsid="0380e37e" fo:background-color="transparent" style:font-weight-asian="normal" style:font-weight-complex="normal"/>
    </style:style>
    <style:style style:name="T67" style:family="text">
      <style:text-properties fo:font-weight="normal" officeooo:rsid="0383264d" fo:background-color="transparent" style:font-weight-asian="normal" style:font-weight-complex="normal"/>
    </style:style>
    <style:style style:name="T68" style:family="text">
      <style:text-properties fo:font-weight="normal" officeooo:rsid="02c36fcb" fo:background-color="#ffff00" style:font-weight-asian="normal" style:font-weight-complex="normal"/>
    </style:style>
    <style:style style:name="T69" style:family="text">
      <style:text-properties fo:font-weight="normal" officeooo:rsid="03a3e654" fo:background-color="#ffff00" style:font-weight-asian="normal" style:font-weight-complex="normal"/>
    </style:style>
    <style:style style:name="T70" style:family="text">
      <style:text-properties officeooo:rsid="00134f3c"/>
    </style:style>
    <style:style style:name="T71" style:family="text">
      <style:text-properties officeooo:rsid="00136f1c"/>
    </style:style>
    <style:style style:name="T72" style:family="text">
      <style:text-properties officeooo:rsid="00156552"/>
    </style:style>
    <style:style style:name="T73" style:family="text">
      <style:text-properties officeooo:rsid="00327214" fo:background-color="#ffff00"/>
    </style:style>
    <style:style style:name="T74" style:family="text">
      <style:text-properties officeooo:rsid="00725fc2" fo:background-color="#ffff00"/>
    </style:style>
    <style:style style:name="T75" style:family="text">
      <style:text-properties officeooo:rsid="007d48b4" fo:background-color="#ffff00"/>
    </style:style>
    <style:style style:name="T76" style:family="text">
      <style:text-properties officeooo:rsid="00ab15f9" fo:background-color="#ffff00"/>
    </style:style>
    <style:style style:name="T77" style:family="text">
      <style:text-properties officeooo:rsid="01128371" fo:background-color="#ffff00"/>
    </style:style>
    <style:style style:name="T78" style:family="text">
      <style:text-properties officeooo:rsid="017cabaf" fo:background-color="#ffff00"/>
    </style:style>
    <style:style style:name="T79" style:family="text">
      <style:text-properties officeooo:rsid="01982eb0" fo:background-color="#ffff00"/>
    </style:style>
    <style:style style:name="T80" style:family="text">
      <style:text-properties officeooo:rsid="0214c1cf" fo:background-color="#ffff00"/>
    </style:style>
    <style:style style:name="T81" style:family="text">
      <style:text-properties officeooo:rsid="02164305" fo:background-color="#ffff00"/>
    </style:style>
    <style:style style:name="T82" style:family="text">
      <style:text-properties officeooo:rsid="025a4704" fo:background-color="#ffff00"/>
    </style:style>
    <style:style style:name="T83" style:family="text">
      <style:text-properties officeooo:rsid="02e19536" fo:background-color="#ffff00"/>
    </style:style>
    <style:style style:name="T84" style:family="text">
      <style:text-properties officeooo:rsid="02e53295" fo:background-color="#ffff00"/>
    </style:style>
    <style:style style:name="T85" style:family="text">
      <style:text-properties officeooo:rsid="02ec5705" fo:background-color="#ffff00"/>
    </style:style>
    <style:style style:name="T86" style:family="text">
      <style:text-properties officeooo:rsid="02f0a1fc" fo:background-color="#ffff00"/>
    </style:style>
    <style:style style:name="T87" style:family="text">
      <style:text-properties officeooo:rsid="02f0d070" fo:background-color="#ffff00"/>
    </style:style>
    <style:style style:name="T88" style:family="text">
      <style:text-properties officeooo:rsid="0302f35b" fo:background-color="#ffff00"/>
    </style:style>
    <style:style style:name="T89" style:family="text">
      <style:text-properties officeooo:rsid="03031ddc" fo:background-color="#ffff00"/>
    </style:style>
    <style:style style:name="T90" style:family="text">
      <style:text-properties officeooo:rsid="0307401e" fo:background-color="#ffff00"/>
    </style:style>
    <style:style style:name="T91" style:family="text">
      <style:text-properties officeooo:rsid="03046da8" fo:background-color="#ffff00"/>
    </style:style>
    <style:style style:name="T92" style:family="text">
      <style:text-properties officeooo:rsid="01b60282" fo:background-color="#ffff00"/>
    </style:style>
    <style:style style:name="T93" style:family="text">
      <style:text-properties officeooo:rsid="0348e3be" fo:background-color="#ffff00"/>
    </style:style>
    <style:style style:name="T94" style:family="text">
      <style:text-properties officeooo:rsid="01b64690" fo:background-color="#ffff00"/>
    </style:style>
    <style:style style:name="T95" style:family="text">
      <style:text-properties officeooo:rsid="03493e47" fo:background-color="#ffff00"/>
    </style:style>
    <style:style style:name="T96" style:family="text">
      <style:text-properties officeooo:rsid="00572c42" fo:background-color="#ffff00"/>
    </style:style>
    <style:style style:name="T97" style:family="text">
      <style:text-properties officeooo:rsid="02c69086" fo:background-color="#ffff00"/>
    </style:style>
    <style:style style:name="T98" style:family="text">
      <style:text-properties officeooo:rsid="01f4caa0" fo:background-color="#ffff00"/>
    </style:style>
    <style:style style:name="T99" style:family="text">
      <style:text-properties officeooo:rsid="0125aa9e" fo:background-color="#ffff00"/>
    </style:style>
    <style:style style:name="T100" style:family="text">
      <style:text-properties officeooo:rsid="01f67d02" fo:background-color="#ffff00"/>
    </style:style>
    <style:style style:name="T101" style:family="text">
      <style:text-properties officeooo:rsid="013d76df" fo:background-color="#ffff00"/>
    </style:style>
    <style:style style:name="T102" style:family="text">
      <style:text-properties officeooo:rsid="011bfe6c" fo:background-color="#ffff00"/>
    </style:style>
    <style:style style:name="T103" style:family="text">
      <style:text-properties officeooo:rsid="01f9bc11" fo:background-color="#ffff00"/>
    </style:style>
    <style:style style:name="T104" style:family="text">
      <style:text-properties officeooo:rsid="02d2b88a" fo:background-color="#ffff00"/>
    </style:style>
    <style:style style:name="T105" style:family="text">
      <style:text-properties officeooo:rsid="038cb700" fo:background-color="#ffff00"/>
    </style:style>
    <style:style style:name="T106" style:family="text">
      <style:text-properties officeooo:rsid="039b463f" fo:background-color="#ffff00"/>
    </style:style>
    <style:style style:name="T107" style:family="text">
      <style:text-properties officeooo:rsid="01f6ef10" fo:background-color="#ffff00"/>
    </style:style>
    <style:style style:name="T108" style:family="text">
      <style:text-properties officeooo:rsid="01290faf" fo:background-color="#ffff00"/>
    </style:style>
    <style:style style:name="T109" style:family="text">
      <style:text-properties officeooo:rsid="03d91eff" fo:background-color="#ffff00"/>
    </style:style>
    <style:style style:name="T110" style:family="text">
      <style:text-properties officeooo:rsid="03ddbb62" fo:background-color="#ffff00"/>
    </style:style>
    <style:style style:name="T111" style:family="text">
      <style:text-properties officeooo:rsid="03ded9d0" fo:background-color="#ffff00"/>
    </style:style>
    <style:style style:name="T112" style:family="text">
      <style:text-properties officeooo:rsid="03e275d8" fo:background-color="#ffff00"/>
    </style:style>
    <style:style style:name="T113" style:family="text">
      <style:text-properties officeooo:rsid="00171251"/>
    </style:style>
    <style:style style:name="T114" style:family="text">
      <style:text-properties fo:language="en" fo:country="US"/>
    </style:style>
    <style:style style:name="T115" style:family="text">
      <style:text-properties fo:language="en" fo:country="US" officeooo:rsid="02584693"/>
    </style:style>
    <style:style style:name="T116" style:family="text">
      <style:text-properties officeooo:rsid="0019b20b"/>
    </style:style>
    <style:style style:name="T117" style:family="text">
      <style:text-properties officeooo:rsid="001af8ae"/>
    </style:style>
    <style:style style:name="T118" style:family="text">
      <style:text-properties officeooo:rsid="0012c7ad"/>
    </style:style>
    <style:style style:name="T119" style:family="text">
      <style:text-properties style:font-name="Times New Roman3"/>
    </style:style>
    <style:style style:name="T120" style:family="text">
      <style:text-properties style:font-name="Times New Roman3" officeooo:rsid="001af8ae" style:font-name-asian="Times New Roman3" style:font-name-complex="Times New Roman3"/>
    </style:style>
    <style:style style:name="T121" style:family="text">
      <style:text-properties style:font-name="Times New Roman3" officeooo:rsid="0020f0b5"/>
    </style:style>
    <style:style style:name="T122" style:family="text">
      <style:text-properties style:font-name="Times New Roman3" fo:background-color="transparent"/>
    </style:style>
    <style:style style:name="T123" style:family="text">
      <style:text-properties style:font-name="Times New Roman3" officeooo:rsid="00229035" fo:background-color="transparent"/>
    </style:style>
    <style:style style:name="T124" style:family="text">
      <style:text-properties style:font-name="Times New Roman3" officeooo:rsid="00234a12" fo:background-color="transparent"/>
    </style:style>
    <style:style style:name="T125" style:family="text">
      <style:text-properties style:font-name="Times New Roman3" officeooo:rsid="0020f0b5" fo:background-color="transparent"/>
    </style:style>
    <style:style style:name="T126" style:family="text">
      <style:text-properties style:font-name="Times New Roman3" officeooo:rsid="0116afb6" fo:background-color="transparent"/>
    </style:style>
    <style:style style:name="T127" style:family="text">
      <style:text-properties style:font-name="Times New Roman3" officeooo:rsid="013082cb" fo:background-color="transparent"/>
    </style:style>
    <style:style style:name="T128" style:family="text">
      <style:text-properties style:font-name="Times New Roman3" officeooo:rsid="01e17404" fo:background-color="transparent"/>
    </style:style>
    <style:style style:name="T129" style:family="text">
      <style:text-properties style:font-name="Times New Roman3" officeooo:rsid="01e184b2" fo:background-color="transparent"/>
    </style:style>
    <style:style style:name="T130" style:family="text">
      <style:text-properties style:font-name="Times New Roman3" officeooo:rsid="0087ffaf" fo:background-color="transparent"/>
    </style:style>
    <style:style style:name="T131" style:family="text">
      <style:text-properties style:font-name="Times New Roman3" officeooo:rsid="00444c4c"/>
    </style:style>
    <style:style style:name="T132" style:family="text">
      <style:text-properties style:font-name="Times New Roman3" officeooo:rsid="00466e96"/>
    </style:style>
    <style:style style:name="T133" style:family="text">
      <style:text-properties style:font-name="Times New Roman3" officeooo:rsid="02f0a1fc" fo:background-color="#ffff00" style:font-name-asian="Times New Roman3" style:font-name-complex="Times New Roman3"/>
    </style:style>
    <style:style style:name="T134" style:family="text">
      <style:text-properties style:font-name="Times New Roman3" officeooo:rsid="02d3dcf6" fo:background-color="#ffff00" style:font-name-asian="Times New Roman3" style:font-name-complex="Times New Roman3"/>
    </style:style>
    <style:style style:name="T135" style:family="text">
      <style:text-properties style:font-name="Times New Roman3" officeooo:rsid="037447a9"/>
    </style:style>
    <style:style style:name="T136" style:family="text">
      <style:text-properties style:font-name="Times New Roman" officeooo:rsid="001af8ae" style:font-name-asian="WenQuanYi Micro Hei" style:font-name-complex="Lohit Hindi"/>
    </style:style>
    <style:style style:name="T137" style:family="text">
      <style:text-properties style:font-name="Times New Roman" officeooo:rsid="02d3dcf6" fo:background-color="transparent" style:font-name-asian="DejaVu Sans" style:font-name-complex="Lohit Hindi"/>
    </style:style>
    <style:style style:name="T138" style:family="text">
      <style:text-properties style:font-name="Times New Roman" officeooo:rsid="02f0a1fc" fo:background-color="#ffff00" style:font-name-asian="DejaVu Sans" style:font-name-complex="Lohit Hindi"/>
    </style:style>
    <style:style style:name="T139" style:family="text">
      <style:text-properties style:font-name="Times New Roman" officeooo:rsid="02d3dcf6" fo:background-color="#ffff00" style:font-name-asian="DejaVu Sans" style:font-name-complex="Lohit Hindi"/>
    </style:style>
    <style:style style:name="T140" style:family="text">
      <style:text-properties officeooo:rsid="0019e9c9"/>
    </style:style>
    <style:style style:name="T141" style:family="text">
      <style:text-properties officeooo:rsid="001b910a"/>
    </style:style>
    <style:style style:name="T142" style:family="text">
      <style:text-properties fo:background-color="transparent"/>
    </style:style>
    <style:style style:name="T143" style:family="text">
      <style:text-properties officeooo:rsid="0019b20b" fo:background-color="transparent"/>
    </style:style>
    <style:style style:name="T144" style:family="text">
      <style:text-properties officeooo:rsid="0020f0b5" fo:background-color="transparent"/>
    </style:style>
    <style:style style:name="T145" style:family="text">
      <style:text-properties officeooo:rsid="00229035" fo:background-color="transparent"/>
    </style:style>
    <style:style style:name="T146" style:family="text">
      <style:text-properties officeooo:rsid="00444c4c" fo:background-color="transparent"/>
    </style:style>
    <style:style style:name="T147" style:family="text">
      <style:text-properties officeooo:rsid="0044984c" fo:background-color="transparent"/>
    </style:style>
    <style:style style:name="T148" style:family="text">
      <style:text-properties officeooo:rsid="00343d1f" fo:background-color="transparent"/>
    </style:style>
    <style:style style:name="T149" style:family="text">
      <style:text-properties officeooo:rsid="0058da9b" fo:background-color="transparent"/>
    </style:style>
    <style:style style:name="T150" style:family="text">
      <style:text-properties officeooo:rsid="005abf04" fo:background-color="transparent"/>
    </style:style>
    <style:style style:name="T151" style:family="text">
      <style:text-properties officeooo:rsid="005c2cbc" fo:background-color="transparent"/>
    </style:style>
    <style:style style:name="T152" style:family="text">
      <style:text-properties officeooo:rsid="00725fc2" fo:background-color="transparent"/>
    </style:style>
    <style:style style:name="T153" style:family="text">
      <style:text-properties officeooo:rsid="00735f24" fo:background-color="transparent"/>
    </style:style>
    <style:style style:name="T154" style:family="text">
      <style:text-properties officeooo:rsid="007390c7" fo:background-color="transparent"/>
    </style:style>
    <style:style style:name="T155" style:family="text">
      <style:text-properties officeooo:rsid="007d48b4" fo:background-color="transparent"/>
    </style:style>
    <style:style style:name="T156" style:family="text">
      <style:text-properties officeooo:rsid="00a5d696" fo:background-color="transparent"/>
    </style:style>
    <style:style style:name="T157" style:family="text">
      <style:text-properties officeooo:rsid="00ab15f9" fo:background-color="transparent"/>
    </style:style>
    <style:style style:name="T158" style:family="text">
      <style:text-properties officeooo:rsid="00b82705" fo:background-color="transparent"/>
    </style:style>
    <style:style style:name="T159" style:family="text">
      <style:text-properties officeooo:rsid="011bfe6c" fo:background-color="transparent"/>
    </style:style>
    <style:style style:name="T160" style:family="text">
      <style:text-properties officeooo:rsid="0125aa9e" fo:background-color="transparent"/>
    </style:style>
    <style:style style:name="T161" style:family="text">
      <style:text-properties officeooo:rsid="012ba8cd" fo:background-color="transparent"/>
    </style:style>
    <style:style style:name="T162" style:family="text">
      <style:text-properties officeooo:rsid="012d76b8" fo:background-color="transparent"/>
    </style:style>
    <style:style style:name="T163" style:family="text">
      <style:text-properties officeooo:rsid="012f1a3c" fo:background-color="transparent"/>
    </style:style>
    <style:style style:name="T164" style:family="text">
      <style:text-properties officeooo:rsid="013082cb" fo:background-color="transparent"/>
    </style:style>
    <style:style style:name="T165" style:family="text">
      <style:text-properties officeooo:rsid="01309e16" fo:background-color="transparent"/>
    </style:style>
    <style:style style:name="T166" style:family="text">
      <style:text-properties officeooo:rsid="013134b3" fo:background-color="transparent"/>
    </style:style>
    <style:style style:name="T167" style:family="text">
      <style:text-properties officeooo:rsid="00621413" fo:background-color="transparent"/>
    </style:style>
    <style:style style:name="T168" style:family="text">
      <style:text-properties officeooo:rsid="0137a879" fo:background-color="transparent"/>
    </style:style>
    <style:style style:name="T169" style:family="text">
      <style:text-properties officeooo:rsid="0137ae09" fo:background-color="transparent"/>
    </style:style>
    <style:style style:name="T170" style:family="text">
      <style:text-properties officeooo:rsid="013bf4ed" fo:background-color="transparent"/>
    </style:style>
    <style:style style:name="T171" style:family="text">
      <style:text-properties officeooo:rsid="013ea5b7" fo:background-color="transparent"/>
    </style:style>
    <style:style style:name="T172" style:family="text">
      <style:text-properties officeooo:rsid="014304ce" fo:background-color="transparent"/>
    </style:style>
    <style:style style:name="T173" style:family="text">
      <style:text-properties officeooo:rsid="0144c7e1" fo:background-color="transparent"/>
    </style:style>
    <style:style style:name="T174" style:family="text">
      <style:text-properties officeooo:rsid="014668d8" fo:background-color="transparent"/>
    </style:style>
    <style:style style:name="T175" style:family="text">
      <style:text-properties officeooo:rsid="014aa658" fo:background-color="transparent"/>
    </style:style>
    <style:style style:name="T176" style:family="text">
      <style:text-properties officeooo:rsid="014bd276" fo:background-color="transparent"/>
    </style:style>
    <style:style style:name="T177" style:family="text">
      <style:text-properties officeooo:rsid="014d3e42" fo:background-color="transparent"/>
    </style:style>
    <style:style style:name="T178" style:family="text">
      <style:text-properties officeooo:rsid="01949c79" fo:background-color="transparent"/>
    </style:style>
    <style:style style:name="T179" style:family="text">
      <style:text-properties officeooo:rsid="00203263" fo:background-color="transparent"/>
    </style:style>
    <style:style style:name="T180" style:family="text">
      <style:text-properties officeooo:rsid="01160220" fo:background-color="transparent"/>
    </style:style>
    <style:style style:name="T181" style:family="text">
      <style:text-properties officeooo:rsid="01dc4a06" fo:background-color="transparent"/>
    </style:style>
    <style:style style:name="T182" style:family="text">
      <style:text-properties officeooo:rsid="01e17404" fo:background-color="transparent"/>
    </style:style>
    <style:style style:name="T183" style:family="text">
      <style:text-properties officeooo:rsid="01e4ae4e" fo:background-color="transparent"/>
    </style:style>
    <style:style style:name="T184" style:family="text">
      <style:text-properties officeooo:rsid="00572c42" fo:background-color="transparent"/>
    </style:style>
    <style:style style:name="T185" style:family="text">
      <style:text-properties officeooo:rsid="01e53f9e" fo:background-color="transparent"/>
    </style:style>
    <style:style style:name="T186" style:family="text">
      <style:text-properties officeooo:rsid="01e6936d" fo:background-color="transparent"/>
    </style:style>
    <style:style style:name="T187" style:family="text">
      <style:text-properties officeooo:rsid="01ed7d72" fo:background-color="transparent"/>
    </style:style>
    <style:style style:name="T188" style:family="text">
      <style:text-properties officeooo:rsid="0030dc1e" fo:background-color="transparent"/>
    </style:style>
    <style:style style:name="T189" style:family="text">
      <style:text-properties officeooo:rsid="00327214" fo:background-color="transparent"/>
    </style:style>
    <style:style style:name="T190" style:family="text">
      <style:text-properties officeooo:rsid="01f2750d" fo:background-color="transparent"/>
    </style:style>
    <style:style style:name="T191" style:family="text">
      <style:text-properties officeooo:rsid="01f39f3a" fo:background-color="transparent"/>
    </style:style>
    <style:style style:name="T192" style:family="text">
      <style:text-properties officeooo:rsid="01f4caa0" fo:background-color="transparent"/>
    </style:style>
    <style:style style:name="T193" style:family="text">
      <style:text-properties officeooo:rsid="01fd79fa" fo:background-color="transparent"/>
    </style:style>
    <style:style style:name="T194" style:family="text">
      <style:text-properties officeooo:rsid="0204d672" fo:background-color="transparent"/>
    </style:style>
    <style:style style:name="T195" style:family="text">
      <style:text-properties officeooo:rsid="02199e3f" fo:background-color="transparent"/>
    </style:style>
    <style:style style:name="T196" style:family="text">
      <style:text-properties officeooo:rsid="00bd64f1" fo:background-color="transparent"/>
    </style:style>
    <style:style style:name="T197" style:family="text">
      <style:text-properties officeooo:rsid="019c5b58" fo:background-color="transparent"/>
    </style:style>
    <style:style style:name="T198" style:family="text">
      <style:text-properties officeooo:rsid="019a77c3" fo:background-color="transparent"/>
    </style:style>
    <style:style style:name="T199" style:family="text">
      <style:text-properties officeooo:rsid="021c6f21" fo:background-color="transparent"/>
    </style:style>
    <style:style style:name="T200" style:family="text">
      <style:text-properties officeooo:rsid="00c089eb" fo:background-color="transparent"/>
    </style:style>
    <style:style style:name="T201" style:family="text">
      <style:text-properties officeooo:rsid="003eb6fc" fo:background-color="transparent"/>
    </style:style>
    <style:style style:name="T202" style:family="text">
      <style:text-properties officeooo:rsid="001bf251" fo:background-color="transparent"/>
    </style:style>
    <style:style style:name="T203" style:family="text">
      <style:text-properties officeooo:rsid="001cb392" fo:background-color="transparent"/>
    </style:style>
    <style:style style:name="T204" style:family="text">
      <style:text-properties officeooo:rsid="001c9083" fo:background-color="transparent"/>
    </style:style>
    <style:style style:name="T205" style:family="text">
      <style:text-properties officeooo:rsid="010afa79" fo:background-color="transparent"/>
    </style:style>
    <style:style style:name="T206" style:family="text">
      <style:text-properties officeooo:rsid="010c617b" fo:background-color="transparent"/>
    </style:style>
    <style:style style:name="T207" style:family="text">
      <style:text-properties officeooo:rsid="01ddb7ee" fo:background-color="transparent"/>
    </style:style>
    <style:style style:name="T208" style:family="text">
      <style:text-properties officeooo:rsid="02bc10b8" fo:background-color="transparent"/>
    </style:style>
    <style:style style:name="T209" style:family="text">
      <style:text-properties officeooo:rsid="02be8ec2" fo:background-color="transparent"/>
    </style:style>
    <style:style style:name="T210" style:family="text">
      <style:text-properties officeooo:rsid="02bfd52b" fo:background-color="transparent"/>
    </style:style>
    <style:style style:name="T211" style:family="text">
      <style:text-properties officeooo:rsid="02c17323" fo:background-color="transparent"/>
    </style:style>
    <style:style style:name="T212" style:family="text">
      <style:text-properties officeooo:rsid="02c53bca" fo:background-color="transparent"/>
    </style:style>
    <style:style style:name="T213" style:family="text">
      <style:text-properties officeooo:rsid="0068ee3e" fo:background-color="transparent"/>
    </style:style>
    <style:style style:name="T214" style:family="text">
      <style:text-properties officeooo:rsid="0139ebb3" fo:background-color="transparent"/>
    </style:style>
    <style:style style:name="T215" style:family="text">
      <style:text-properties officeooo:rsid="013aa0d0" fo:background-color="transparent"/>
    </style:style>
    <style:style style:name="T216" style:family="text">
      <style:text-properties officeooo:rsid="0124b29f" fo:background-color="transparent"/>
    </style:style>
    <style:style style:name="T217" style:family="text">
      <style:text-properties officeooo:rsid="01f17e0b" fo:background-color="transparent"/>
    </style:style>
    <style:style style:name="T218" style:family="text">
      <style:text-properties officeooo:rsid="02cc2615" fo:background-color="transparent"/>
    </style:style>
    <style:style style:name="T219" style:family="text">
      <style:text-properties officeooo:rsid="02ce22d2" fo:background-color="transparent"/>
    </style:style>
    <style:style style:name="T220" style:family="text">
      <style:text-properties officeooo:rsid="02ced265" fo:background-color="transparent"/>
    </style:style>
    <style:style style:name="T221" style:family="text">
      <style:text-properties officeooo:rsid="02d28ae1" fo:background-color="transparent"/>
    </style:style>
    <style:style style:name="T222" style:family="text">
      <style:text-properties officeooo:rsid="02d3dcf6" fo:background-color="transparent"/>
    </style:style>
    <style:style style:name="T223" style:family="text">
      <style:text-properties officeooo:rsid="02d5351d" fo:background-color="transparent"/>
    </style:style>
    <style:style style:name="T224" style:family="text">
      <style:text-properties officeooo:rsid="02d6565d" fo:background-color="transparent"/>
    </style:style>
    <style:style style:name="T225" style:family="text">
      <style:text-properties officeooo:rsid="02d91c03" fo:background-color="transparent"/>
    </style:style>
    <style:style style:name="T226" style:family="text">
      <style:text-properties officeooo:rsid="02db1148" fo:background-color="transparent"/>
    </style:style>
    <style:style style:name="T227" style:family="text">
      <style:text-properties officeooo:rsid="02dc0a71" fo:background-color="transparent"/>
    </style:style>
    <style:style style:name="T228" style:family="text">
      <style:text-properties officeooo:rsid="02ddf35b" fo:background-color="transparent"/>
    </style:style>
    <style:style style:name="T229" style:family="text">
      <style:text-properties officeooo:rsid="0087ffaf" fo:background-color="transparent"/>
    </style:style>
    <style:style style:name="T230" style:family="text">
      <style:text-properties officeooo:rsid="03031ddc" fo:background-color="transparent"/>
    </style:style>
    <style:style style:name="T231" style:family="text">
      <style:text-properties officeooo:rsid="03046da8" fo:background-color="transparent"/>
    </style:style>
    <style:style style:name="T232" style:family="text">
      <style:text-properties officeooo:rsid="0305af77" fo:background-color="transparent"/>
    </style:style>
    <style:style style:name="T233" style:family="text">
      <style:text-properties officeooo:rsid="0307401e" fo:background-color="transparent"/>
    </style:style>
    <style:style style:name="T234" style:family="text">
      <style:text-properties officeooo:rsid="03093cc6" fo:background-color="transparent"/>
    </style:style>
    <style:style style:name="T235" style:family="text">
      <style:text-properties officeooo:rsid="030a786f" fo:background-color="transparent"/>
    </style:style>
    <style:style style:name="T236" style:family="text">
      <style:text-properties officeooo:rsid="0322e70e" fo:background-color="transparent"/>
    </style:style>
    <style:style style:name="T237" style:family="text">
      <style:text-properties officeooo:rsid="032481cd" fo:background-color="transparent"/>
    </style:style>
    <style:style style:name="T238" style:family="text">
      <style:text-properties officeooo:rsid="0329db65" fo:background-color="transparent"/>
    </style:style>
    <style:style style:name="T239" style:family="text">
      <style:text-properties officeooo:rsid="032d59ec" fo:background-color="transparent"/>
    </style:style>
    <style:style style:name="T240" style:family="text">
      <style:text-properties officeooo:rsid="032db4ae" fo:background-color="transparent"/>
    </style:style>
    <style:style style:name="T241" style:family="text">
      <style:text-properties officeooo:rsid="032f9c4d" fo:background-color="transparent"/>
    </style:style>
    <style:style style:name="T242" style:family="text">
      <style:text-properties officeooo:rsid="0330a4a9" fo:background-color="transparent"/>
    </style:style>
    <style:style style:name="T243" style:family="text">
      <style:text-properties officeooo:rsid="00f2415f" fo:background-color="transparent"/>
    </style:style>
    <style:style style:name="T244" style:family="text">
      <style:text-properties officeooo:rsid="026d79ea" fo:background-color="transparent"/>
    </style:style>
    <style:style style:name="T245" style:family="text">
      <style:text-properties officeooo:rsid="037447a9" fo:background-color="transparent"/>
    </style:style>
    <style:style style:name="T246" style:family="text">
      <style:text-properties officeooo:rsid="0376197b" fo:background-color="transparent"/>
    </style:style>
    <style:style style:name="T247" style:family="text">
      <style:text-properties officeooo:rsid="03776610" fo:background-color="transparent"/>
    </style:style>
    <style:style style:name="T248" style:family="text">
      <style:text-properties officeooo:rsid="03860476" fo:background-color="transparent"/>
    </style:style>
    <style:style style:name="T249" style:family="text">
      <style:text-properties officeooo:rsid="03879bed" fo:background-color="transparent"/>
    </style:style>
    <style:style style:name="T250" style:family="text">
      <style:text-properties officeooo:rsid="0387ebd8" fo:background-color="transparent"/>
    </style:style>
    <style:style style:name="T251" style:family="text">
      <style:text-properties officeooo:rsid="038925bf" fo:background-color="transparent"/>
    </style:style>
    <style:style style:name="T252" style:family="text">
      <style:text-properties officeooo:rsid="03b07b13" fo:background-color="transparent"/>
    </style:style>
    <style:style style:name="T253" style:family="text">
      <style:text-properties officeooo:rsid="03b13ae9" fo:background-color="transparent"/>
    </style:style>
    <style:style style:name="T254" style:family="text">
      <style:text-properties officeooo:rsid="03b13b19" fo:background-color="transparent"/>
    </style:style>
    <style:style style:name="T255" style:family="text">
      <style:text-properties officeooo:rsid="03b2032f" fo:background-color="transparent"/>
    </style:style>
    <style:style style:name="T256" style:family="text">
      <style:text-properties officeooo:rsid="03b3d65c" fo:background-color="transparent"/>
    </style:style>
    <style:style style:name="T257" style:family="text">
      <style:text-properties officeooo:rsid="03b49a46" fo:background-color="transparent"/>
    </style:style>
    <style:style style:name="T258" style:family="text">
      <style:text-properties officeooo:rsid="03b5a7da" fo:background-color="transparent"/>
    </style:style>
    <style:style style:name="T259" style:family="text">
      <style:text-properties officeooo:rsid="03c9c7a9" fo:background-color="transparent"/>
    </style:style>
    <style:style style:name="T260" style:family="text">
      <style:text-properties officeooo:rsid="03ce9ba2" fo:background-color="transparent"/>
    </style:style>
    <style:style style:name="T261" style:family="text">
      <style:text-properties officeooo:rsid="03cf0709" fo:background-color="transparent"/>
    </style:style>
    <style:style style:name="T262" style:family="text">
      <style:text-properties officeooo:rsid="03d07729" fo:background-color="transparent"/>
    </style:style>
    <style:style style:name="T263" style:family="text">
      <style:text-properties officeooo:rsid="00203263"/>
    </style:style>
    <style:style style:name="T264" style:family="text">
      <style:text-properties officeooo:rsid="0024cf6b"/>
    </style:style>
    <style:style style:name="T265" style:family="text">
      <style:text-properties officeooo:rsid="0028c249"/>
    </style:style>
    <style:style style:name="T266" style:family="text">
      <style:text-properties officeooo:rsid="0028df59"/>
    </style:style>
    <style:style style:name="T267" style:family="text">
      <style:text-properties officeooo:rsid="00327214"/>
    </style:style>
    <style:style style:name="T268" style:family="text">
      <style:text-properties officeooo:rsid="0033cce5"/>
    </style:style>
    <style:style style:name="T269" style:family="text">
      <style:text-properties officeooo:rsid="003ba115"/>
    </style:style>
    <style:style style:name="T270" style:family="text">
      <style:text-properties fo:font-style="italic" style:font-style-asian="italic"/>
    </style:style>
    <style:style style:name="T271" style:family="text">
      <style:text-properties fo:font-style="italic" style:font-style-asian="italic" style:font-style-complex="italic"/>
    </style:style>
    <style:style style:name="T272" style:family="text">
      <style:text-properties fo:font-style="italic" officeooo:rsid="0015cda2" style:font-style-asian="italic" style:font-style-complex="italic"/>
    </style:style>
    <style:style style:name="T273" style:family="text">
      <style:text-properties fo:font-style="italic" officeooo:rsid="0015c6c4" style:font-style-asian="italic" style:font-style-complex="italic"/>
    </style:style>
    <style:style style:name="T274" style:family="text">
      <style:text-properties fo:font-style="italic" officeooo:rsid="00f3a017" style:font-style-asian="italic" style:font-style-complex="italic"/>
    </style:style>
    <style:style style:name="T275" style:family="text">
      <style:text-properties fo:font-style="italic" officeooo:rsid="00821412" style:font-style-asian="italic" style:font-style-complex="italic"/>
    </style:style>
    <style:style style:name="T276" style:family="text">
      <style:text-properties fo:font-style="italic" officeooo:rsid="008ecfd0" style:font-style-asian="italic" style:font-style-complex="italic"/>
    </style:style>
    <style:style style:name="T277" style:family="text">
      <style:text-properties fo:font-style="italic" officeooo:rsid="009ac981" style:font-style-asian="italic" style:font-style-complex="italic"/>
    </style:style>
    <style:style style:name="T278" style:family="text">
      <style:text-properties fo:font-style="italic" officeooo:rsid="00a05418" style:font-style-asian="italic" style:font-style-complex="italic"/>
    </style:style>
    <style:style style:name="T279" style:family="text">
      <style:text-properties fo:font-style="italic" officeooo:rsid="001f8508" style:font-style-asian="italic" style:font-style-complex="italic"/>
    </style:style>
    <style:style style:name="T280" style:family="text">
      <style:text-properties fo:font-style="italic" officeooo:rsid="00eaa98d" style:font-style-asian="italic" style:font-style-complex="italic"/>
    </style:style>
    <style:style style:name="T281" style:family="text">
      <style:text-properties fo:font-style="italic" officeooo:rsid="0011f860" style:font-style-asian="italic" style:font-style-complex="italic"/>
    </style:style>
    <style:style style:name="T282" style:family="text">
      <style:text-properties fo:font-style="italic" officeooo:rsid="01a80bec" style:font-style-asian="italic" style:font-style-complex="italic"/>
    </style:style>
    <style:style style:name="T283" style:family="text">
      <style:text-properties fo:font-style="italic" officeooo:rsid="0293e8ce" style:font-style-asian="italic" style:font-style-complex="italic"/>
    </style:style>
    <style:style style:name="T284" style:family="text">
      <style:text-properties fo:font-style="italic" officeooo:rsid="00735f24" fo:background-color="transparent" style:font-style-asian="italic" style:font-style-complex="italic"/>
    </style:style>
    <style:style style:name="T285" style:family="text">
      <style:text-properties fo:font-style="italic" officeooo:rsid="014aa658" fo:background-color="transparent" style:font-style-asian="italic" style:font-style-complex="italic"/>
    </style:style>
    <style:style style:name="T286" style:family="text">
      <style:text-properties fo:font-style="italic" officeooo:rsid="00725fc2" fo:background-color="#ffff00" style:font-style-asian="italic" style:font-style-complex="italic"/>
    </style:style>
    <style:style style:name="T287" style:family="text">
      <style:text-properties fo:font-style="italic" officeooo:rsid="0214c1cf" fo:background-color="#ffff00" style:font-style-asian="italic" style:font-style-complex="italic"/>
    </style:style>
    <style:style style:name="T288" style:family="text">
      <style:text-properties fo:font-style="italic" officeooo:rsid="0125aa9e" fo:background-color="#ffff00" style:font-style-asian="italic" style:font-style-complex="italic"/>
    </style:style>
    <style:style style:name="T289" style:family="text">
      <style:text-properties fo:font-style="italic" officeooo:rsid="011bfe6c" fo:background-color="#ffff00" style:font-style-asian="italic" style:font-style-complex="italic"/>
    </style:style>
    <style:style style:name="T290" style:family="text">
      <style:text-properties fo:font-style="italic" officeooo:rsid="01290faf" fo:background-color="#ffff00" style:font-style-asian="italic" style:font-style-complex="italic"/>
    </style:style>
    <style:style style:name="T291" style:family="text">
      <style:text-properties officeooo:rsid="0044984c"/>
    </style:style>
    <style:style style:name="T292" style:family="text">
      <style:text-properties officeooo:rsid="0047ada5"/>
    </style:style>
    <style:style style:name="T293" style:family="text">
      <style:text-properties officeooo:rsid="0047fb42"/>
    </style:style>
    <style:style style:name="T294" style:family="text">
      <style:text-properties officeooo:rsid="00491609"/>
    </style:style>
    <style:style style:name="T295" style:family="text">
      <style:text-properties officeooo:rsid="004b1428"/>
    </style:style>
    <style:style style:name="T296" style:family="text">
      <style:text-properties officeooo:rsid="005167a7"/>
    </style:style>
    <style:style style:name="T297" style:family="text">
      <style:text-properties officeooo:rsid="0055adc9"/>
    </style:style>
    <style:style style:name="T298" style:family="text">
      <style:text-properties officeooo:rsid="00572c42"/>
    </style:style>
    <style:style style:name="T299" style:family="text">
      <style:text-properties officeooo:rsid="0058da9b"/>
    </style:style>
    <style:style style:name="T300" style:family="text">
      <style:text-properties officeooo:rsid="00598eab"/>
    </style:style>
    <style:style style:name="T301" style:family="text">
      <style:text-properties style:font-style-asian="normal"/>
    </style:style>
    <style:style style:name="T302" style:family="text">
      <style:text-properties style:use-window-font-color="true" fo:language="en" fo:country="US"/>
    </style:style>
    <style:style style:name="T303" style:family="text">
      <style:text-properties style:use-window-font-color="true" fo:language="en" fo:country="US" officeooo:rsid="00282206"/>
    </style:style>
    <style:style style:name="T304" style:family="text">
      <style:text-properties style:use-window-font-color="true" fo:language="en" fo:country="US" officeooo:rsid="00299099"/>
    </style:style>
    <style:style style:name="T305" style:family="text">
      <style:text-properties style:use-window-font-color="true" fo:language="en" fo:country="US" fo:font-style="italic" style:font-style-asian="italic" style:font-style-complex="italic"/>
    </style:style>
    <style:style style:name="T306" style:family="text">
      <style:text-properties style:use-window-font-color="true" fo:language="en" fo:country="US" fo:font-style="italic" officeooo:rsid="00eaa98d" style:font-style-asian="italic" style:font-style-complex="italic"/>
    </style:style>
    <style:style style:name="T307" style:family="text">
      <style:text-properties style:use-window-font-color="true" fo:language="en" fo:country="US" fo:font-style="italic" officeooo:rsid="028c52a6" style:font-style-asian="italic" style:font-style-complex="italic"/>
    </style:style>
    <style:style style:name="T308" style:family="text">
      <style:text-properties style:use-window-font-color="true" fo:language="en" fo:country="US" fo:font-style="italic" officeooo:rsid="03623448" style:font-style-asian="italic" style:font-style-complex="italic"/>
    </style:style>
    <style:style style:name="T309" style:family="text">
      <style:text-properties style:use-window-font-color="true" fo:language="en" fo:country="US" fo:font-style="italic" officeooo:rsid="02a85140" style:font-style-asian="italic" style:font-style-complex="italic"/>
    </style:style>
    <style:style style:name="T310" style:family="text">
      <style:text-properties style:use-window-font-color="true" fo:language="en" fo:country="US" fo:background-color="transparent"/>
    </style:style>
    <style:style style:name="T311" style:family="text">
      <style:text-properties style:use-window-font-color="true" fo:language="en" fo:country="US" officeooo:rsid="00236309" fo:background-color="transparent"/>
    </style:style>
    <style:style style:name="T312" style:family="text">
      <style:text-properties style:use-window-font-color="true" fo:language="en" fo:country="US" officeooo:rsid="01cd59a1" fo:background-color="transparent"/>
    </style:style>
    <style:style style:name="T313" style:family="text">
      <style:text-properties style:use-window-font-color="true" fo:language="en" fo:country="US" officeooo:rsid="0359d3d3" fo:background-color="transparent"/>
    </style:style>
    <style:style style:name="T314" style:family="text">
      <style:text-properties style:use-window-font-color="true" fo:language="en" fo:country="US" fo:font-style="normal" officeooo:rsid="00236309" fo:background-color="transparent" style:font-style-asian="normal" style:font-style-complex="normal"/>
    </style:style>
    <style:style style:name="T315" style:family="text">
      <style:text-properties style:use-window-font-color="true" fo:language="en" fo:country="US" officeooo:rsid="00236309"/>
    </style:style>
    <style:style style:name="T316" style:family="text">
      <style:text-properties style:use-window-font-color="true" fo:language="en" fo:country="US" officeooo:rsid="00eaa98d"/>
    </style:style>
    <style:style style:name="T317" style:family="text">
      <style:text-properties style:use-window-font-color="true" fo:language="en" fo:country="US" officeooo:rsid="00eb23c8"/>
    </style:style>
    <style:style style:name="T318" style:family="text">
      <style:text-properties style:use-window-font-color="true" fo:language="en" fo:country="US" officeooo:rsid="00ed040c"/>
    </style:style>
    <style:style style:name="T319" style:family="text">
      <style:text-properties style:use-window-font-color="true" fo:language="en" fo:country="US" officeooo:rsid="0107adf6"/>
    </style:style>
    <style:style style:name="T320" style:family="text">
      <style:text-properties style:use-window-font-color="true" fo:language="en" fo:country="US" officeooo:rsid="0107b6d2"/>
    </style:style>
    <style:style style:name="T321" style:family="text">
      <style:text-properties style:use-window-font-color="true" fo:language="en" fo:country="US" officeooo:rsid="01cd59a1"/>
    </style:style>
    <style:style style:name="T322" style:family="text">
      <style:text-properties style:use-window-font-color="true" fo:language="en" fo:country="US" officeooo:rsid="01ce6530"/>
    </style:style>
    <style:style style:name="T323" style:family="text">
      <style:text-properties style:use-window-font-color="true" fo:language="en" fo:country="US" officeooo:rsid="01ce6cfd"/>
    </style:style>
    <style:style style:name="T324" style:family="text">
      <style:text-properties style:use-window-font-color="true" fo:language="en" fo:country="US" officeooo:rsid="01d08082"/>
    </style:style>
    <style:style style:name="T325" style:family="text">
      <style:text-properties style:use-window-font-color="true" fo:language="en" fo:country="US" officeooo:rsid="01d17ab4"/>
    </style:style>
    <style:style style:name="T326" style:family="text">
      <style:text-properties style:use-window-font-color="true" fo:language="en" fo:country="US" officeooo:rsid="0279370b"/>
    </style:style>
    <style:style style:name="T327" style:family="text">
      <style:text-properties style:use-window-font-color="true" fo:language="en" fo:country="US" officeooo:rsid="0279bcd9"/>
    </style:style>
    <style:style style:name="T328" style:family="text">
      <style:text-properties style:use-window-font-color="true" fo:language="en" fo:country="US" officeooo:rsid="027d0ed5"/>
    </style:style>
    <style:style style:name="T329" style:family="text">
      <style:text-properties style:use-window-font-color="true" fo:language="en" fo:country="US" officeooo:rsid="027db4cb"/>
    </style:style>
    <style:style style:name="T330" style:family="text">
      <style:text-properties style:use-window-font-color="true" fo:language="en" fo:country="US" officeooo:rsid="027ec04c"/>
    </style:style>
    <style:style style:name="T331" style:family="text">
      <style:text-properties style:use-window-font-color="true" fo:language="en" fo:country="US" officeooo:rsid="027f76cc"/>
    </style:style>
    <style:style style:name="T332" style:family="text">
      <style:text-properties style:use-window-font-color="true" fo:language="en" fo:country="US" officeooo:rsid="0280200f"/>
    </style:style>
    <style:style style:name="T333" style:family="text">
      <style:text-properties style:use-window-font-color="true" fo:language="en" fo:country="US" officeooo:rsid="0281cac1"/>
    </style:style>
    <style:style style:name="T334" style:family="text">
      <style:text-properties style:use-window-font-color="true" fo:language="en" fo:country="US" officeooo:rsid="02827451"/>
    </style:style>
    <style:style style:name="T335" style:family="text">
      <style:text-properties style:use-window-font-color="true" fo:language="en" fo:country="US" officeooo:rsid="0283f7ca"/>
    </style:style>
    <style:style style:name="T336" style:family="text">
      <style:text-properties style:use-window-font-color="true" fo:language="en" fo:country="US" officeooo:rsid="02861fad"/>
    </style:style>
    <style:style style:name="T337" style:family="text">
      <style:text-properties style:use-window-font-color="true" fo:language="en" fo:country="US" officeooo:rsid="02896755"/>
    </style:style>
    <style:style style:name="T338" style:family="text">
      <style:text-properties style:use-window-font-color="true" fo:language="en" fo:country="US" officeooo:rsid="028b32ca"/>
    </style:style>
    <style:style style:name="T339" style:family="text">
      <style:text-properties style:use-window-font-color="true" fo:language="en" fo:country="US" officeooo:rsid="028b33e7"/>
    </style:style>
    <style:style style:name="T340" style:family="text">
      <style:text-properties style:use-window-font-color="true" fo:language="en" fo:country="US" officeooo:rsid="028c52a6"/>
    </style:style>
    <style:style style:name="T341" style:family="text">
      <style:text-properties style:use-window-font-color="true" fo:language="en" fo:country="US" officeooo:rsid="028ded9d"/>
    </style:style>
    <style:style style:name="T342" style:family="text">
      <style:text-properties style:use-window-font-color="true" fo:language="en" fo:country="US" officeooo:rsid="028f56f1"/>
    </style:style>
    <style:style style:name="T343" style:family="text">
      <style:text-properties style:use-window-font-color="true" fo:language="en" fo:country="US" officeooo:rsid="02981f38"/>
    </style:style>
    <style:style style:name="T344" style:family="text">
      <style:text-properties style:use-window-font-color="true" fo:language="en" fo:country="US" officeooo:rsid="029a1851"/>
    </style:style>
    <style:style style:name="T345" style:family="text">
      <style:text-properties style:use-window-font-color="true" fo:language="en" fo:country="US" officeooo:rsid="029a3dd5"/>
    </style:style>
    <style:style style:name="T346" style:family="text">
      <style:text-properties style:use-window-font-color="true" fo:language="en" fo:country="US" officeooo:rsid="029b8f18"/>
    </style:style>
    <style:style style:name="T347" style:family="text">
      <style:text-properties style:use-window-font-color="true" fo:language="en" fo:country="US" officeooo:rsid="029ca417"/>
    </style:style>
    <style:style style:name="T348" style:family="text">
      <style:text-properties style:use-window-font-color="true" fo:language="en" fo:country="US" officeooo:rsid="029ea267"/>
    </style:style>
    <style:style style:name="T349" style:family="text">
      <style:text-properties style:use-window-font-color="true" fo:language="en" fo:country="US" officeooo:rsid="029f2053"/>
    </style:style>
    <style:style style:name="T350" style:family="text">
      <style:text-properties style:use-window-font-color="true" fo:language="en" fo:country="US" officeooo:rsid="02a0e757"/>
    </style:style>
    <style:style style:name="T351" style:family="text">
      <style:text-properties style:use-window-font-color="true" fo:language="en" fo:country="US" officeooo:rsid="02a15ee3"/>
    </style:style>
    <style:style style:name="T352" style:family="text">
      <style:text-properties style:use-window-font-color="true" fo:language="en" fo:country="US" officeooo:rsid="02a2b9cb"/>
    </style:style>
    <style:style style:name="T353" style:family="text">
      <style:text-properties style:use-window-font-color="true" fo:language="en" fo:country="US" officeooo:rsid="02a4e0e7"/>
    </style:style>
    <style:style style:name="T354" style:family="text">
      <style:text-properties style:use-window-font-color="true" fo:language="en" fo:country="US" officeooo:rsid="02a68853"/>
    </style:style>
    <style:style style:name="T355" style:family="text">
      <style:text-properties style:use-window-font-color="true" fo:language="en" fo:country="US" officeooo:rsid="02a85140"/>
    </style:style>
    <style:style style:name="T356" style:family="text">
      <style:text-properties style:use-window-font-color="true" fo:language="en" fo:country="US" officeooo:rsid="02a985cb"/>
    </style:style>
    <style:style style:name="T357" style:family="text">
      <style:text-properties style:use-window-font-color="true" fo:language="en" fo:country="US" officeooo:rsid="02acce4b"/>
    </style:style>
    <style:style style:name="T358" style:family="text">
      <style:text-properties style:use-window-font-color="true" fo:language="en" fo:country="US" officeooo:rsid="02ad1e51"/>
    </style:style>
    <style:style style:name="T359" style:family="text">
      <style:text-properties style:use-window-font-color="true" fo:language="en" fo:country="US" officeooo:rsid="02b01ec4"/>
    </style:style>
    <style:style style:name="T360" style:family="text">
      <style:text-properties style:use-window-font-color="true" fo:language="en" fo:country="US" officeooo:rsid="02f29880"/>
    </style:style>
    <style:style style:name="T361" style:family="text">
      <style:text-properties style:use-window-font-color="true" fo:language="en" fo:country="US" officeooo:rsid="02f47662"/>
    </style:style>
    <style:style style:name="T362" style:family="text">
      <style:text-properties style:use-window-font-color="true" fo:language="en" fo:country="US" officeooo:rsid="02f71233"/>
    </style:style>
    <style:style style:name="T363" style:family="text">
      <style:text-properties style:use-window-font-color="true" fo:language="en" fo:country="US" officeooo:rsid="02f7af08"/>
    </style:style>
    <style:style style:name="T364" style:family="text">
      <style:text-properties style:use-window-font-color="true" fo:language="en" fo:country="US" officeooo:rsid="0359d3d3"/>
    </style:style>
    <style:style style:name="T365" style:family="text">
      <style:text-properties style:use-window-font-color="true" fo:language="en" fo:country="US" officeooo:rsid="035a7df6"/>
    </style:style>
    <style:style style:name="T366" style:family="text">
      <style:text-properties style:use-window-font-color="true" fo:language="en" fo:country="US" officeooo:rsid="035b8483"/>
    </style:style>
    <style:style style:name="T367" style:family="text">
      <style:text-properties style:use-window-font-color="true" fo:language="en" fo:country="US" officeooo:rsid="0359d3d3" fo:background-color="#ffff00"/>
    </style:style>
    <style:style style:name="T368" style:family="text">
      <style:text-properties style:use-window-font-color="true" fo:language="en" fo:country="US" officeooo:rsid="035a7df6" fo:background-color="#ffff00"/>
    </style:style>
    <style:style style:name="T369" style:family="text">
      <style:text-properties style:use-window-font-color="true" fo:language="en" fo:country="US" officeooo:rsid="035e6c48"/>
    </style:style>
    <style:style style:name="T370" style:family="text">
      <style:text-properties style:use-window-font-color="true" fo:language="en" fo:country="US" officeooo:rsid="036124bc"/>
    </style:style>
    <style:style style:name="T371" style:family="text">
      <style:text-properties style:use-window-font-color="true" fo:language="en" fo:country="US" officeooo:rsid="03623448"/>
    </style:style>
    <style:style style:name="T372" style:family="text">
      <style:text-properties style:use-window-font-color="true" fo:language="en" fo:country="US" officeooo:rsid="03637da2"/>
    </style:style>
    <style:style style:name="T373" style:family="text">
      <style:text-properties style:use-window-font-color="true" fo:language="en" fo:country="US" officeooo:rsid="0364e25f"/>
    </style:style>
    <style:style style:name="T374" style:family="text">
      <style:text-properties style:use-window-font-color="true" fo:language="en" fo:country="US" officeooo:rsid="03665955"/>
    </style:style>
    <style:style style:name="T375" style:family="text">
      <style:text-properties style:use-window-font-color="true" fo:language="en" fo:country="US" officeooo:rsid="03675329"/>
    </style:style>
    <style:style style:name="T376" style:family="text">
      <style:text-properties style:use-window-font-color="true" fo:language="en" fo:country="US" officeooo:rsid="0367d415"/>
    </style:style>
    <style:style style:name="T377" style:family="text">
      <style:text-properties style:use-window-font-color="true" fo:language="en" fo:country="US" officeooo:rsid="0369653e"/>
    </style:style>
    <style:style style:name="T378" style:family="text">
      <style:text-properties style:use-window-font-color="true" fo:language="en" fo:country="US" officeooo:rsid="036a719e"/>
    </style:style>
    <style:style style:name="T379" style:family="text">
      <style:text-properties style:use-window-font-color="true" fo:language="en" fo:country="US" officeooo:rsid="036bc7d6"/>
    </style:style>
    <style:style style:name="T380" style:family="text">
      <style:text-properties officeooo:rsid="006a76a2"/>
    </style:style>
    <style:style style:name="T381" style:family="text">
      <style:text-properties officeooo:rsid="006b6c06"/>
    </style:style>
    <style:style style:name="T382" style:family="text">
      <style:text-properties officeooo:rsid="006d6c71"/>
    </style:style>
    <style:style style:name="T383" style:family="text">
      <style:text-properties officeooo:rsid="007d48b4"/>
    </style:style>
    <style:style style:name="T384" style:family="text">
      <style:text-properties officeooo:rsid="00821412"/>
    </style:style>
    <style:style style:name="T385" style:family="text">
      <style:text-properties officeooo:rsid="00836888"/>
    </style:style>
    <style:style style:name="T386" style:family="text">
      <style:text-properties officeooo:rsid="008567b8"/>
    </style:style>
    <style:style style:name="T387" style:family="text">
      <style:text-properties officeooo:rsid="00856d10"/>
    </style:style>
    <style:style style:name="T388" style:family="text">
      <style:text-properties officeooo:rsid="0087ffaf"/>
    </style:style>
    <style:style style:name="T389" style:family="text">
      <style:text-properties officeooo:rsid="008b7f33"/>
    </style:style>
    <style:style style:name="T390" style:family="text">
      <style:text-properties officeooo:rsid="008dcc70"/>
    </style:style>
    <style:style style:name="T391" style:family="text">
      <style:text-properties officeooo:rsid="008ecfd0"/>
    </style:style>
    <style:style style:name="T392" style:family="text">
      <style:text-properties officeooo:rsid="008f230e"/>
    </style:style>
    <style:style style:name="T393" style:family="text">
      <style:text-properties officeooo:rsid="00a05418"/>
    </style:style>
    <style:style style:name="T394" style:family="text">
      <style:text-properties officeooo:rsid="00c089eb"/>
    </style:style>
    <style:style style:name="T395" style:family="text">
      <style:text-properties officeooo:rsid="000b7d89"/>
    </style:style>
    <style:style style:name="T396" style:family="text">
      <style:text-properties officeooo:rsid="001414f2"/>
    </style:style>
    <style:style style:name="T397" style:family="text">
      <style:text-properties officeooo:rsid="0016f122"/>
    </style:style>
    <style:style style:name="T398" style:family="text">
      <style:text-properties officeooo:rsid="0015c6c4"/>
    </style:style>
    <style:style style:name="T399" style:family="text">
      <style:text-properties officeooo:rsid="0017f5fb"/>
    </style:style>
    <style:style style:name="T400" style:family="text">
      <style:text-properties officeooo:rsid="0014e08f"/>
    </style:style>
    <style:style style:name="T401" style:family="text">
      <style:text-properties officeooo:rsid="0015cda2"/>
    </style:style>
    <style:style style:name="T402" style:family="text">
      <style:text-properties officeooo:rsid="00bfbc3d"/>
    </style:style>
    <style:style style:name="T403" style:family="text">
      <style:text-properties officeooo:rsid="0019a989"/>
    </style:style>
    <style:style style:name="T404" style:family="text">
      <style:text-properties officeooo:rsid="001aff14"/>
    </style:style>
    <style:style style:name="T405" style:family="text">
      <style:text-properties officeooo:rsid="001cae82"/>
    </style:style>
    <style:style style:name="T406" style:family="text">
      <style:text-properties officeooo:rsid="001d29ec"/>
    </style:style>
    <style:style style:name="T407" style:family="text">
      <style:text-properties officeooo:rsid="001ebeec"/>
    </style:style>
    <style:style style:name="T408" style:family="text">
      <style:text-properties officeooo:rsid="001f8508"/>
    </style:style>
    <style:style style:name="T409" style:family="text">
      <style:text-properties officeooo:rsid="00204851"/>
    </style:style>
    <style:style style:name="T410" style:family="text">
      <style:text-properties officeooo:rsid="0007fb78"/>
    </style:style>
    <style:style style:name="T411" style:family="text">
      <style:text-properties officeooo:rsid="00215adf"/>
    </style:style>
    <style:style style:name="T412" style:family="text">
      <style:text-properties officeooo:rsid="000a94ce"/>
    </style:style>
    <style:style style:name="T413" style:family="text">
      <style:text-properties officeooo:rsid="0027c070"/>
    </style:style>
    <style:style style:name="T414" style:family="text">
      <style:text-properties officeooo:rsid="0022c5ba"/>
    </style:style>
    <style:style style:name="T415" style:family="text">
      <style:text-properties officeooo:rsid="0011f860"/>
    </style:style>
    <style:style style:name="T416" style:family="text">
      <style:text-properties officeooo:rsid="00ee1ff4"/>
    </style:style>
    <style:style style:name="T417" style:family="text">
      <style:text-properties officeooo:rsid="00f0691d"/>
    </style:style>
    <style:style style:name="T418" style:family="text">
      <style:text-properties officeooo:rsid="00f0b8b1"/>
    </style:style>
    <style:style style:name="T419" style:family="text">
      <style:text-properties officeooo:rsid="00f2415f"/>
    </style:style>
    <style:style style:name="T420" style:family="text">
      <style:text-properties officeooo:rsid="00f3a017"/>
    </style:style>
    <style:style style:name="T421" style:family="text">
      <style:text-properties officeooo:rsid="00f52423"/>
    </style:style>
    <style:style style:name="T422" style:family="text">
      <style:text-properties officeooo:rsid="00f5ba50"/>
    </style:style>
    <style:style style:name="T423" style:family="text">
      <style:text-properties officeooo:rsid="00f5dc7d"/>
    </style:style>
    <style:style style:name="T424" style:family="text">
      <style:text-properties officeooo:rsid="00f7641f"/>
    </style:style>
    <style:style style:name="T425" style:family="text">
      <style:text-properties officeooo:rsid="00f92a7a"/>
    </style:style>
    <style:style style:name="T426" style:family="text">
      <style:text-properties officeooo:rsid="00faa178"/>
    </style:style>
    <style:style style:name="T427" style:family="text">
      <style:text-properties officeooo:rsid="00ff1e67"/>
    </style:style>
    <style:style style:name="T428" style:family="text">
      <style:text-properties officeooo:rsid="00ff67df"/>
    </style:style>
    <style:style style:name="T429" style:family="text">
      <style:text-properties officeooo:rsid="010111fc"/>
    </style:style>
    <style:style style:name="T430" style:family="text">
      <style:text-properties officeooo:rsid="01013901"/>
    </style:style>
    <style:style style:name="T431" style:family="text">
      <style:text-properties officeooo:rsid="01025289"/>
    </style:style>
    <style:style style:name="T432" style:family="text">
      <style:text-properties officeooo:rsid="01029f66"/>
    </style:style>
    <style:style style:name="T433" style:family="text">
      <style:text-properties officeooo:rsid="010468dc"/>
    </style:style>
    <style:style style:name="T434" style:family="text">
      <style:text-properties officeooo:rsid="0107b6d2"/>
    </style:style>
    <style:style style:name="T435" style:family="text">
      <style:text-properties officeooo:rsid="010f0573"/>
    </style:style>
    <style:style style:name="T436" style:family="text">
      <style:text-properties officeooo:rsid="01113650"/>
    </style:style>
    <style:style style:name="T437" style:family="text">
      <style:text-properties officeooo:rsid="01128371"/>
    </style:style>
    <style:style style:name="T438" style:family="text">
      <style:text-properties officeooo:rsid="01141b5a"/>
    </style:style>
    <style:style style:name="T439" style:family="text">
      <style:text-properties officeooo:rsid="01194332"/>
    </style:style>
    <style:style style:name="T440" style:family="text">
      <style:text-properties officeooo:rsid="011b1730"/>
    </style:style>
    <style:style style:name="T441" style:family="text">
      <style:text-properties officeooo:rsid="011dc62d"/>
    </style:style>
    <style:style style:name="T442" style:family="text">
      <style:text-properties officeooo:rsid="01290faf"/>
    </style:style>
    <style:style style:name="T443" style:family="text">
      <style:text-properties officeooo:rsid="014e7661"/>
    </style:style>
    <style:style style:name="T444" style:family="text">
      <style:text-properties officeooo:rsid="0150186a"/>
    </style:style>
    <style:style style:name="T445" style:family="text">
      <style:text-properties officeooo:rsid="01517985"/>
    </style:style>
    <style:style style:name="T446" style:family="text">
      <style:text-properties officeooo:rsid="0153249e"/>
    </style:style>
    <style:style style:name="T447" style:family="text">
      <style:text-properties officeooo:rsid="01556deb"/>
    </style:style>
    <style:style style:name="T448" style:family="text">
      <style:text-properties officeooo:rsid="01558a2c"/>
    </style:style>
    <style:style style:name="T449" style:family="text">
      <style:text-properties officeooo:rsid="0159046e"/>
    </style:style>
    <style:style style:name="T450" style:family="text">
      <style:text-properties officeooo:rsid="015a429e"/>
    </style:style>
    <style:style style:name="T451" style:family="text">
      <style:text-properties officeooo:rsid="015b92a0"/>
    </style:style>
    <style:style style:name="T452" style:family="text">
      <style:text-properties officeooo:rsid="015cbc82"/>
    </style:style>
    <style:style style:name="T453" style:family="text">
      <style:text-properties officeooo:rsid="015dc85e"/>
    </style:style>
    <style:style style:name="T454" style:family="text">
      <style:text-properties officeooo:rsid="015fc561"/>
    </style:style>
    <style:style style:name="T455" style:family="text">
      <style:text-properties officeooo:rsid="01616c65"/>
    </style:style>
    <style:style style:name="T456" style:family="text">
      <style:text-properties officeooo:rsid="0165c0d8"/>
    </style:style>
    <style:style style:name="T457" style:family="text">
      <style:text-properties officeooo:rsid="0165e259"/>
    </style:style>
    <style:style style:name="T458" style:family="text">
      <style:text-properties officeooo:rsid="016b950d"/>
    </style:style>
    <style:style style:name="T459" style:family="text">
      <style:text-properties officeooo:rsid="016f48bf"/>
    </style:style>
    <style:style style:name="T460" style:family="text">
      <style:text-properties officeooo:rsid="0171665a"/>
    </style:style>
    <style:style style:name="T461" style:family="text">
      <style:text-properties officeooo:rsid="0176f1d4"/>
    </style:style>
    <style:style style:name="T462" style:family="text">
      <style:text-properties officeooo:rsid="01780ab0"/>
    </style:style>
    <style:style style:name="T463" style:family="text">
      <style:text-properties officeooo:rsid="009ac981"/>
    </style:style>
    <style:style style:name="T464" style:family="text">
      <style:text-properties officeooo:rsid="017983e7"/>
    </style:style>
    <style:style style:name="T465" style:family="text">
      <style:text-properties officeooo:rsid="017b3cc0"/>
    </style:style>
    <style:style style:name="T466" style:family="text">
      <style:text-properties officeooo:rsid="00e3cd07"/>
    </style:style>
    <style:style style:name="T467" style:family="text">
      <style:text-properties officeooo:rsid="017cabaf"/>
    </style:style>
    <style:style style:name="T468" style:family="text">
      <style:text-properties officeooo:rsid="0185e153"/>
    </style:style>
    <style:style style:name="T469" style:family="text">
      <style:text-properties officeooo:rsid="019f093d"/>
    </style:style>
    <style:style style:name="T470" style:family="text">
      <style:text-properties officeooo:rsid="019f8105"/>
    </style:style>
    <style:style style:name="T471" style:family="text">
      <style:text-properties officeooo:rsid="01a22d8a"/>
    </style:style>
    <style:style style:name="T472" style:family="text">
      <style:text-properties officeooo:rsid="01a44bfe"/>
    </style:style>
    <style:style style:name="T473" style:family="text">
      <style:text-properties officeooo:rsid="01a80bec"/>
    </style:style>
    <style:style style:name="T474" style:family="text">
      <style:text-properties officeooo:rsid="01a91916"/>
    </style:style>
    <style:style style:name="T475" style:family="text">
      <style:text-properties officeooo:rsid="01ad78c1"/>
    </style:style>
    <style:style style:name="T476" style:family="text">
      <style:text-properties officeooo:rsid="01ad9a04"/>
    </style:style>
    <style:style style:name="T477" style:family="text">
      <style:text-properties officeooo:rsid="01b60282"/>
    </style:style>
    <style:style style:name="T478" style:family="text">
      <style:text-properties officeooo:rsid="01bc20bd"/>
    </style:style>
    <style:style style:name="T479" style:family="text">
      <style:text-properties officeooo:rsid="01bcc7aa"/>
    </style:style>
    <style:style style:name="T480" style:family="text">
      <style:text-properties officeooo:rsid="01bcea22"/>
    </style:style>
    <style:style style:name="T481" style:family="text">
      <style:text-properties officeooo:rsid="01c03010"/>
    </style:style>
    <style:style style:name="T482" style:family="text">
      <style:text-properties officeooo:rsid="01c3f507"/>
    </style:style>
    <style:style style:name="T483" style:family="text">
      <style:text-properties officeooo:rsid="01c4a1af"/>
    </style:style>
    <style:style style:name="T484" style:family="text">
      <style:text-properties officeooo:rsid="01c67488"/>
    </style:style>
    <style:style style:name="T485" style:family="text">
      <style:text-properties officeooo:rsid="01c7e644"/>
    </style:style>
    <style:style style:name="T486" style:family="text">
      <style:text-properties officeooo:rsid="01cadc36"/>
    </style:style>
    <style:style style:name="T487" style:family="text">
      <style:text-properties officeooo:rsid="01cb3247"/>
    </style:style>
    <style:style style:name="T488" style:family="text">
      <style:text-properties officeooo:rsid="01cd0380"/>
    </style:style>
    <style:style style:name="T489" style:family="text">
      <style:text-properties officeooo:rsid="01d08082"/>
    </style:style>
    <style:style style:name="T490" style:family="text">
      <style:text-properties officeooo:rsid="01d2d413"/>
    </style:style>
    <style:style style:name="T491" style:family="text">
      <style:text-properties officeooo:rsid="01d63b34"/>
    </style:style>
    <style:style style:name="T492" style:family="text">
      <style:text-properties officeooo:rsid="01d6fbb1"/>
    </style:style>
    <style:style style:name="T493" style:family="text">
      <style:text-properties officeooo:rsid="01da0ef6"/>
    </style:style>
    <style:style style:name="T494" style:family="text">
      <style:text-properties officeooo:rsid="01de9265"/>
    </style:style>
    <style:style style:name="T495" style:family="text">
      <style:text-properties officeooo:rsid="01e06f15"/>
    </style:style>
    <style:style style:name="T496" style:family="text">
      <style:text-properties officeooo:rsid="01e17404"/>
    </style:style>
    <style:style style:name="T497" style:family="text">
      <style:text-properties officeooo:rsid="01e4ae4e"/>
    </style:style>
    <style:style style:name="T498" style:family="text">
      <style:text-properties officeooo:rsid="01ed5acb"/>
    </style:style>
    <style:style style:name="T499" style:family="text">
      <style:text-properties officeooo:rsid="01f6ef10"/>
    </style:style>
    <style:style style:name="T500" style:family="text">
      <style:text-properties officeooo:rsid="01fba47d"/>
    </style:style>
    <style:style style:name="T501" style:family="text">
      <style:text-properties officeooo:rsid="0204d672"/>
    </style:style>
    <style:style style:name="T502" style:family="text">
      <style:text-properties officeooo:rsid="020af05b"/>
    </style:style>
    <style:style style:name="T503" style:family="text">
      <style:text-properties officeooo:rsid="020b8639"/>
    </style:style>
    <style:style style:name="T504" style:family="text">
      <style:text-properties officeooo:rsid="020ccb29"/>
    </style:style>
    <style:style style:name="T505" style:family="text">
      <style:text-properties officeooo:rsid="020ec445"/>
    </style:style>
    <style:style style:name="T506" style:family="text">
      <style:text-properties officeooo:rsid="02106210"/>
    </style:style>
    <style:style style:name="T507" style:family="text">
      <style:text-properties officeooo:rsid="0212099f"/>
    </style:style>
    <style:style style:name="T508" style:family="text">
      <style:text-properties officeooo:rsid="0212d6f0"/>
    </style:style>
    <style:style style:name="T509" style:family="text">
      <style:text-properties officeooo:rsid="0214c1cf"/>
    </style:style>
    <style:style style:name="T510" style:family="text">
      <style:text-properties officeooo:rsid="02164305"/>
    </style:style>
    <style:style style:name="T511" style:family="text">
      <style:text-properties officeooo:rsid="021815fd"/>
    </style:style>
    <style:style style:name="T512" style:family="text">
      <style:text-properties officeooo:rsid="0220b5f4"/>
    </style:style>
    <style:style style:name="T513" style:family="text">
      <style:text-properties officeooo:rsid="0221ff59"/>
    </style:style>
    <style:style style:name="T514" style:family="text">
      <style:text-properties officeooo:rsid="02222e9f"/>
    </style:style>
    <style:style style:name="T515" style:family="text">
      <style:text-properties officeooo:rsid="0223e961"/>
    </style:style>
    <style:style style:name="T516" style:family="text">
      <style:text-properties officeooo:rsid="022409b0"/>
    </style:style>
    <style:style style:name="T517" style:family="text">
      <style:text-properties officeooo:rsid="0225c246"/>
    </style:style>
    <style:style style:name="T518" style:family="text">
      <style:text-properties officeooo:rsid="022d1c38"/>
    </style:style>
    <style:style style:name="T519" style:family="text">
      <style:text-properties officeooo:rsid="022f7055"/>
    </style:style>
    <style:style style:name="T520" style:family="text">
      <style:text-properties officeooo:rsid="02326226"/>
    </style:style>
    <style:style style:name="T521" style:family="text">
      <style:text-properties officeooo:rsid="02336070"/>
    </style:style>
    <style:style style:name="T522" style:family="text">
      <style:text-properties officeooo:rsid="023485c7"/>
    </style:style>
    <style:style style:name="T523" style:family="text">
      <style:text-properties officeooo:rsid="02350c70"/>
    </style:style>
    <style:style style:name="T524" style:family="text">
      <style:text-properties officeooo:rsid="0239550d"/>
    </style:style>
    <style:style style:name="T525" style:family="text">
      <style:text-properties officeooo:rsid="023ac44b"/>
    </style:style>
    <style:style style:name="T526" style:family="text">
      <style:text-properties officeooo:rsid="024028d8"/>
    </style:style>
    <style:style style:name="T527" style:family="text">
      <style:text-properties officeooo:rsid="0241edcf"/>
    </style:style>
    <style:style style:name="T528" style:family="text">
      <style:text-properties officeooo:rsid="02439586"/>
    </style:style>
    <style:style style:name="T529" style:family="text">
      <style:text-properties officeooo:rsid="0246110f"/>
    </style:style>
    <style:style style:name="T530" style:family="text">
      <style:text-properties officeooo:rsid="0249f5fe"/>
    </style:style>
    <style:style style:name="T531" style:family="text">
      <style:text-properties officeooo:rsid="024bb886"/>
    </style:style>
    <style:style style:name="T532" style:family="text">
      <style:text-properties officeooo:rsid="024ca082"/>
    </style:style>
    <style:style style:name="T533" style:family="text">
      <style:text-properties officeooo:rsid="024e6e94"/>
    </style:style>
    <style:style style:name="T534" style:family="text">
      <style:text-properties officeooo:rsid="024fd10b"/>
    </style:style>
    <style:style style:name="T535" style:family="text">
      <style:text-properties officeooo:rsid="02508657"/>
    </style:style>
    <style:style style:name="T536" style:family="text">
      <style:text-properties officeooo:rsid="025173df"/>
    </style:style>
    <style:style style:name="T537" style:family="text">
      <style:text-properties officeooo:rsid="025a4704"/>
    </style:style>
    <style:style style:name="T538" style:family="text">
      <style:text-properties officeooo:rsid="026513ec"/>
    </style:style>
    <style:style style:name="T539" style:family="text">
      <style:text-properties officeooo:rsid="0266ca7a"/>
    </style:style>
    <style:style style:name="T540" style:family="text">
      <style:text-properties officeooo:rsid="0267e4aa"/>
    </style:style>
    <style:style style:name="T541" style:family="text">
      <style:text-properties officeooo:rsid="02696c88"/>
    </style:style>
    <style:style style:name="T542" style:family="text">
      <style:text-properties officeooo:rsid="026a6736"/>
    </style:style>
    <style:style style:name="T543" style:family="text">
      <style:text-properties officeooo:rsid="026bd69c"/>
    </style:style>
    <style:style style:name="T544" style:family="text">
      <style:text-properties officeooo:rsid="026d79ea"/>
    </style:style>
    <style:style style:name="T545" style:family="text">
      <style:text-properties officeooo:rsid="026dd04d"/>
    </style:style>
    <style:style style:name="T546" style:family="text">
      <style:text-properties officeooo:rsid="026f5561"/>
    </style:style>
    <style:style style:name="T547" style:family="text">
      <style:text-properties officeooo:rsid="0270f24f"/>
    </style:style>
    <style:style style:name="T548" style:family="text">
      <style:text-properties officeooo:rsid="027280be"/>
    </style:style>
    <style:style style:name="T549" style:family="text">
      <style:text-properties officeooo:rsid="02734ec7"/>
    </style:style>
    <style:style style:name="T550" style:family="text">
      <style:text-properties officeooo:rsid="02751d0e"/>
    </style:style>
    <style:style style:name="T551" style:family="text">
      <style:text-properties officeooo:rsid="0275c7a6"/>
    </style:style>
    <style:style style:name="T552" style:family="text">
      <style:text-properties officeooo:rsid="02760ea9"/>
    </style:style>
    <style:style style:name="T553" style:family="text">
      <style:text-properties officeooo:rsid="0276a75b"/>
    </style:style>
    <style:style style:name="T554" style:family="text">
      <style:text-properties officeooo:rsid="02776b6d"/>
    </style:style>
    <style:style style:name="T555" style:family="text">
      <style:text-properties officeooo:rsid="02903db4"/>
    </style:style>
    <style:style style:name="T556" style:family="text">
      <style:text-properties officeooo:rsid="02911bb2"/>
    </style:style>
    <style:style style:name="T557" style:family="text">
      <style:text-properties officeooo:rsid="02922180"/>
    </style:style>
    <style:style style:name="T558" style:family="text">
      <style:text-properties officeooo:rsid="0293e8ce"/>
    </style:style>
    <style:style style:name="T559" style:family="text">
      <style:text-properties officeooo:rsid="0295ceed"/>
    </style:style>
    <style:style style:name="T560" style:family="text">
      <style:text-properties officeooo:rsid="0295f175"/>
    </style:style>
    <style:style style:name="T561" style:family="text">
      <style:text-properties officeooo:rsid="02ba77f2"/>
    </style:style>
    <style:style style:name="T562" style:family="text">
      <style:text-properties officeooo:rsid="02bbe36e"/>
    </style:style>
    <style:style style:name="T563" style:family="text">
      <style:text-properties officeooo:rsid="02d3746a"/>
    </style:style>
    <style:style style:name="T564" style:family="text">
      <style:text-properties officeooo:rsid="02dfab38"/>
    </style:style>
    <style:style style:name="T565" style:family="text">
      <style:text-properties officeooo:rsid="02e19536"/>
    </style:style>
    <style:style style:name="T566" style:family="text">
      <style:text-properties officeooo:rsid="02e288cf"/>
    </style:style>
    <style:style style:name="T567" style:family="text">
      <style:text-properties officeooo:rsid="02e53295"/>
    </style:style>
    <style:style style:name="T568" style:family="text">
      <style:text-properties officeooo:rsid="02e62729"/>
    </style:style>
    <style:style style:name="T569" style:family="text">
      <style:text-properties officeooo:rsid="02e77134"/>
    </style:style>
    <style:style style:name="T570" style:family="text">
      <style:text-properties officeooo:rsid="02e91629"/>
    </style:style>
    <style:style style:name="T571" style:family="text">
      <style:text-properties officeooo:rsid="00936cb7"/>
    </style:style>
    <style:style style:name="T572" style:family="text">
      <style:text-properties officeooo:rsid="02ea3b51"/>
    </style:style>
    <style:style style:name="T573" style:family="text">
      <style:text-properties officeooo:rsid="02ea824a"/>
    </style:style>
    <style:style style:name="T574" style:family="text">
      <style:text-properties officeooo:rsid="02ec5705"/>
    </style:style>
    <style:style style:name="T575" style:family="text">
      <style:text-properties officeooo:rsid="02ee4211"/>
    </style:style>
    <style:style style:name="T576" style:family="text">
      <style:text-properties officeooo:rsid="02ee9708"/>
    </style:style>
    <style:style style:name="T577" style:family="text">
      <style:text-properties officeooo:rsid="02f0a1fc"/>
    </style:style>
    <style:style style:name="T578" style:family="text">
      <style:text-properties officeooo:rsid="02f238f8"/>
    </style:style>
    <style:style style:name="T579" style:family="text">
      <style:text-properties officeooo:rsid="02f8ba9b"/>
    </style:style>
    <style:style style:name="T580" style:family="text">
      <style:text-properties officeooo:rsid="02fa4411"/>
    </style:style>
    <style:style style:name="T581" style:family="text">
      <style:text-properties officeooo:rsid="02fc3cd7"/>
    </style:style>
    <style:style style:name="T582" style:family="text">
      <style:text-properties officeooo:rsid="02ff8049"/>
    </style:style>
    <style:style style:name="T583" style:family="text">
      <style:text-properties officeooo:rsid="0302f35b"/>
    </style:style>
    <style:style style:name="T584" style:family="text">
      <style:text-properties officeooo:rsid="03046da8"/>
    </style:style>
    <style:style style:name="T585" style:family="text">
      <style:text-properties officeooo:rsid="030d986c"/>
    </style:style>
    <style:style style:name="T586" style:family="text">
      <style:text-properties officeooo:rsid="030f8a79"/>
    </style:style>
    <style:style style:name="T587" style:family="text">
      <style:text-properties officeooo:rsid="0310cd58"/>
    </style:style>
    <style:style style:name="T588" style:family="text">
      <style:text-properties officeooo:rsid="0312e97b"/>
    </style:style>
    <style:style style:name="T589" style:family="text">
      <style:text-properties officeooo:rsid="03177646"/>
    </style:style>
    <style:style style:name="T590" style:family="text">
      <style:text-properties officeooo:rsid="031804c6"/>
    </style:style>
    <style:style style:name="T591" style:family="text">
      <style:text-properties officeooo:rsid="031a0612"/>
    </style:style>
    <style:style style:name="T592" style:family="text">
      <style:text-properties officeooo:rsid="031bdb89"/>
    </style:style>
    <style:style style:name="T593" style:family="text">
      <style:text-properties officeooo:rsid="031e4dd0"/>
    </style:style>
    <style:style style:name="T594" style:family="text">
      <style:text-properties officeooo:rsid="031f56f2"/>
    </style:style>
    <style:style style:name="T595" style:family="text">
      <style:text-properties officeooo:rsid="0320ef65"/>
    </style:style>
    <style:style style:name="T596" style:family="text">
      <style:text-properties officeooo:rsid="0322e70e"/>
    </style:style>
    <style:style style:name="T597" style:family="text">
      <style:text-properties officeooo:rsid="03262be2"/>
    </style:style>
    <style:style style:name="T598" style:family="text">
      <style:text-properties officeooo:rsid="0327e8a4"/>
    </style:style>
    <style:style style:name="T599" style:family="text">
      <style:text-properties officeooo:rsid="03280029"/>
    </style:style>
    <style:style style:name="T600" style:family="text">
      <style:text-properties officeooo:rsid="0329db65"/>
    </style:style>
    <style:style style:name="T601" style:family="text">
      <style:text-properties officeooo:rsid="033232c4"/>
    </style:style>
    <style:style style:name="T602" style:family="text">
      <style:text-properties officeooo:rsid="0333d4c1"/>
    </style:style>
    <style:style style:name="T603" style:family="text">
      <style:text-properties officeooo:rsid="0334e209"/>
    </style:style>
    <style:style style:name="T604" style:family="text">
      <style:text-properties officeooo:rsid="0337d486"/>
    </style:style>
    <style:style style:name="T605" style:family="text">
      <style:text-properties officeooo:rsid="0339de0c"/>
    </style:style>
    <style:style style:name="T606" style:family="text">
      <style:text-properties officeooo:rsid="033a62ea"/>
    </style:style>
    <style:style style:name="T607" style:family="text">
      <style:text-properties officeooo:rsid="033badaf"/>
    </style:style>
    <style:style style:name="T608" style:family="text">
      <style:text-properties officeooo:rsid="033d8625"/>
    </style:style>
    <style:style style:name="T609" style:family="text">
      <style:text-properties officeooo:rsid="033f0f13"/>
    </style:style>
    <style:style style:name="T610" style:family="text">
      <style:text-properties officeooo:rsid="03402eda"/>
    </style:style>
    <style:style style:name="T611" style:family="text">
      <style:text-properties officeooo:rsid="0341d171"/>
    </style:style>
    <style:style style:name="T612" style:family="text">
      <style:text-properties officeooo:rsid="03431724"/>
    </style:style>
    <style:style style:name="T613" style:family="text">
      <style:text-properties officeooo:rsid="03450257"/>
    </style:style>
    <style:style style:name="T614" style:family="text">
      <style:text-properties officeooo:rsid="0345ca89"/>
    </style:style>
    <style:style style:name="T615" style:family="text">
      <style:text-properties officeooo:rsid="0346caef"/>
    </style:style>
    <style:style style:name="T616" style:family="text">
      <style:text-properties officeooo:rsid="03479e5e"/>
    </style:style>
    <style:style style:name="T617" style:family="text">
      <style:text-properties officeooo:rsid="03480478"/>
    </style:style>
    <style:style style:name="T618" style:family="text">
      <style:text-properties officeooo:rsid="034a4a59"/>
    </style:style>
    <style:style style:name="T619" style:family="text">
      <style:text-properties officeooo:rsid="034ad22f"/>
    </style:style>
    <style:style style:name="T620" style:family="text">
      <style:text-properties officeooo:rsid="034c5dd6"/>
    </style:style>
    <style:style style:name="T621" style:family="text">
      <style:text-properties officeooo:rsid="034d26c6"/>
    </style:style>
    <style:style style:name="T622" style:family="text">
      <style:text-properties officeooo:rsid="034e29b0"/>
    </style:style>
    <style:style style:name="T623" style:family="text">
      <style:text-properties officeooo:rsid="034fcbc3"/>
    </style:style>
    <style:style style:name="T624" style:family="text">
      <style:text-properties officeooo:rsid="0350751a"/>
    </style:style>
    <style:style style:name="T625" style:family="text">
      <style:text-properties officeooo:rsid="035109fa"/>
    </style:style>
    <style:style style:name="T626" style:family="text">
      <style:text-properties officeooo:rsid="03541897"/>
    </style:style>
    <style:style style:name="T627" style:family="text">
      <style:text-properties officeooo:rsid="035577ae"/>
    </style:style>
    <style:style style:name="T628" style:family="text">
      <style:text-properties officeooo:rsid="035607c4"/>
    </style:style>
    <style:style style:name="T629" style:family="text">
      <style:text-properties officeooo:rsid="03574fad"/>
    </style:style>
    <style:style style:name="T630" style:family="text">
      <style:text-properties officeooo:rsid="0357721c"/>
    </style:style>
    <style:style style:name="T631" style:family="text">
      <style:text-properties officeooo:rsid="0358fe64"/>
    </style:style>
    <style:style style:name="T632" style:family="text">
      <style:text-properties officeooo:rsid="036c330b"/>
    </style:style>
    <style:style style:name="T633" style:family="text">
      <style:text-properties officeooo:rsid="036dcb01"/>
    </style:style>
    <style:style style:name="T634" style:family="text">
      <style:text-properties officeooo:rsid="037038a5"/>
    </style:style>
    <style:style style:name="T635" style:family="text">
      <style:text-properties officeooo:rsid="038b54e8"/>
    </style:style>
    <style:style style:name="T636" style:family="text">
      <style:text-properties officeooo:rsid="038b56c6"/>
    </style:style>
    <style:style style:name="T637" style:family="text">
      <style:text-properties officeooo:rsid="038b692f"/>
    </style:style>
    <style:style style:name="T638" style:family="text">
      <style:text-properties officeooo:rsid="038c008e"/>
    </style:style>
    <style:style style:name="T639" style:family="text">
      <style:text-properties officeooo:rsid="038cb700"/>
    </style:style>
    <style:style style:name="T640" style:family="text">
      <style:text-properties officeooo:rsid="038e8a39"/>
    </style:style>
    <style:style style:name="T641" style:family="text">
      <style:text-properties officeooo:rsid="03908a27"/>
    </style:style>
    <style:style style:name="T642" style:family="text">
      <style:text-properties officeooo:rsid="03921e9d"/>
    </style:style>
    <style:style style:name="T643" style:family="text">
      <style:text-properties officeooo:rsid="03940f2e"/>
    </style:style>
    <style:style style:name="T644" style:family="text">
      <style:text-properties officeooo:rsid="03959f3c"/>
    </style:style>
    <style:style style:name="T645" style:family="text">
      <style:text-properties officeooo:rsid="03976105"/>
    </style:style>
    <style:style style:name="T646" style:family="text">
      <style:text-properties officeooo:rsid="03988447"/>
    </style:style>
    <style:style style:name="T647" style:family="text">
      <style:text-properties officeooo:rsid="0398c45c"/>
    </style:style>
    <style:style style:name="T648" style:family="text">
      <style:text-properties officeooo:rsid="0399bbe6"/>
    </style:style>
    <style:style style:name="T649" style:family="text">
      <style:text-properties officeooo:rsid="039b463f"/>
    </style:style>
    <style:style style:name="T650" style:family="text">
      <style:text-properties officeooo:rsid="039bfe5b"/>
    </style:style>
    <style:style style:name="T651" style:family="text">
      <style:text-properties officeooo:rsid="039de06f"/>
    </style:style>
    <style:style style:name="T652" style:family="text">
      <style:text-properties officeooo:rsid="039efb86"/>
    </style:style>
    <style:style style:name="T653" style:family="text">
      <style:text-properties officeooo:rsid="039fbc49"/>
    </style:style>
    <style:style style:name="T654" style:family="text">
      <style:text-properties officeooo:rsid="039fc0b6"/>
    </style:style>
    <style:style style:name="T655" style:family="text">
      <style:text-properties officeooo:rsid="03a06c64"/>
    </style:style>
    <style:style style:name="T656" style:family="text">
      <style:text-properties officeooo:rsid="03a22e27"/>
    </style:style>
    <style:style style:name="T657" style:family="text">
      <style:text-properties officeooo:rsid="03a2a7e7"/>
    </style:style>
    <style:style style:name="T658" style:family="text">
      <style:text-properties officeooo:rsid="03a3e654"/>
    </style:style>
    <style:style style:name="T659" style:family="text">
      <style:text-properties officeooo:rsid="03a6e70a"/>
    </style:style>
    <style:style style:name="T660" style:family="text">
      <style:text-properties officeooo:rsid="03a8d880"/>
    </style:style>
    <style:style style:name="T661" style:family="text">
      <style:text-properties officeooo:rsid="03a9c8a7"/>
    </style:style>
    <style:style style:name="T662" style:family="text">
      <style:text-properties officeooo:rsid="03aa1e49"/>
    </style:style>
    <style:style style:name="T663" style:family="text">
      <style:text-properties officeooo:rsid="03abe887"/>
    </style:style>
    <style:style style:name="T664" style:family="text">
      <style:text-properties officeooo:rsid="03ac7401"/>
    </style:style>
    <style:style style:name="T665" style:family="text">
      <style:text-properties officeooo:rsid="03ad74f6"/>
    </style:style>
    <style:style style:name="T666" style:family="text">
      <style:text-properties officeooo:rsid="03ae547d"/>
    </style:style>
    <style:style style:name="T667" style:family="text">
      <style:text-properties officeooo:rsid="03b01914"/>
    </style:style>
    <style:style style:name="T668" style:family="text">
      <style:text-properties officeooo:rsid="03b7dd2a"/>
    </style:style>
    <style:style style:name="T669" style:family="text">
      <style:text-properties officeooo:rsid="03b9ff6a"/>
    </style:style>
    <style:style style:name="T670" style:family="text">
      <style:text-properties officeooo:rsid="03bb26d1"/>
    </style:style>
    <style:style style:name="T671" style:family="text">
      <style:text-properties officeooo:rsid="03bb6a92"/>
    </style:style>
    <style:style style:name="T672" style:family="text">
      <style:text-properties officeooo:rsid="03bb85fc"/>
    </style:style>
    <style:style style:name="T673" style:family="text">
      <style:text-properties officeooo:rsid="03bc14c5"/>
    </style:style>
    <style:style style:name="T674" style:family="text">
      <style:text-properties officeooo:rsid="03bd055d"/>
    </style:style>
    <style:style style:name="T675" style:family="text">
      <style:text-properties officeooo:rsid="03bdb7bb"/>
    </style:style>
    <style:style style:name="T676" style:family="text">
      <style:text-properties officeooo:rsid="03be3dac"/>
    </style:style>
    <style:style style:name="T677" style:family="text">
      <style:text-properties officeooo:rsid="03bea981"/>
    </style:style>
    <style:style style:name="T678" style:family="text">
      <style:text-properties officeooo:rsid="03bfe4da"/>
    </style:style>
    <style:style style:name="T679" style:family="text">
      <style:text-properties officeooo:rsid="03c046f6"/>
    </style:style>
    <style:style style:name="T680" style:family="text">
      <style:text-properties officeooo:rsid="03c1fb16"/>
    </style:style>
    <style:style style:name="T681" style:family="text">
      <style:text-properties officeooo:rsid="03c28069"/>
    </style:style>
    <style:style style:name="T682" style:family="text">
      <style:text-properties officeooo:rsid="03c41069"/>
    </style:style>
    <style:style style:name="T683" style:family="text">
      <style:text-properties officeooo:rsid="03c5863a"/>
    </style:style>
    <style:style style:name="T684" style:family="text">
      <style:text-properties officeooo:rsid="03d2c64a"/>
    </style:style>
    <style:style style:name="T685" style:family="text">
      <style:text-properties officeooo:rsid="03d4921d"/>
    </style:style>
    <style:style style:name="T686" style:family="text">
      <style:text-properties officeooo:rsid="03d5b261"/>
    </style:style>
    <style:style style:name="T687" style:family="text">
      <style:text-properties officeooo:rsid="03d79713"/>
    </style:style>
    <style:style style:name="T688" style:family="text">
      <style:text-properties officeooo:rsid="03d7c4ac"/>
    </style:style>
    <style:style style:name="T689" style:family="text">
      <style:text-properties officeooo:rsid="03d91eff"/>
    </style:style>
    <style:style style:name="T690" style:family="text">
      <style:text-properties officeooo:rsid="03da5ec0"/>
    </style:style>
    <style:style style:name="T691" style:family="text">
      <style:text-properties officeooo:rsid="03dbc6c5"/>
    </style:style>
    <style:style style:name="T692" style:family="text">
      <style:text-properties officeooo:rsid="03dcabc2"/>
    </style:style>
    <style:style style:name="T693" style:family="text">
      <style:text-properties officeooo:rsid="03ddbb62"/>
    </style:style>
    <style:style style:name="T694" style:family="text">
      <style:text-properties officeooo:rsid="03e35c80"/>
    </style:style>
    <style:style style:name="T695" style:family="text">
      <style:text-properties officeooo:rsid="03e4f179"/>
    </style:style>
    <style:style style:name="T696" style:family="text">
      <style:text-properties officeooo:rsid="03e81549"/>
    </style:style>
    <style:style style:name="T697" style:family="text">
      <style:text-properties officeooo:rsid="03e9ccd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Running head: THE RUNNING HEAD GOES HERE</text:p>
      <text:p text:style-name="P42"/>
      <text:p text:style-name="P8"/>
      <text:p text:style-name="P29">Title</text:p>
      <text:p text:style-name="P50">TODO: weak point = undershoot</text:p>
      <text:p text:style-name="P50">Citations (e.g. Findlay, coenig etc.)</text:p>
      <text:p text:style-name="P51">center of gravity = CoG?</text:p>
      <text:p text:style-name="P52">Absence of affordance effect</text:p>
      <text:p text:style-name="P4"/>
      <text:p text:style-name="P8">Lotje van der Linden, Sebastiaan Mathôt and Françoise Vitu</text:p>
      <text:p text:style-name="P10">Laboratoire de Psychologie Cognitive, Aix-Marseille Université, CNRS, Marseille, France</text:p>
      <text:p text:style-name="P10"/>
      <text:p text:style-name="P9"/>
      <text:p text:style-name="P46">Corresponding author:</text:p>
      <text:p text:style-name="P47">Lotje van der Linden</text:p>
      <text:p text:style-name="P48"><text:span text:style-name="T537">L</text:span>aboratoire de Psychologie Cognitive (LPC)</text:p>
      <text:p text:style-name="P48">CNRS, Université de Provence, UMR 7290</text:p>
      <text:p text:style-name="P44">Centre St Charles, Bâtiment 9, Case D</text:p>
      <text:p text:style-name="P44">3 place Victor Hugo</text:p>
      <text:p text:style-name="P44">13331 Marseille, cedex 03</text:p>
      <text:p text:style-name="P44"><text:span text:style-name="T72">e-mail address</text:span>: <text:a xlink:type="simple" xlink:href="mailto:soazig.casteau@univ-amu.fr" office:target-frame-name="_blank" xlink:show="new"><text:span text:style-name="T70">l</text:span></text:a><text:span text:style-name="T70">.vanderlinden@cogsci.nl</text:span></text:p>
      <text:p text:style-name="P44"><text:soft-page-break/>tel<text:span text:style-name="T72">ephone number</text:span>: 04.<text:span text:style-name="T71">13.55.09.66</text:span></text:p>
      <text:p text:style-name="P48"><text:span text:style-name="T72">fax number: </text:span><text:span text:style-name="T82">+33 4 88 57 68 95</text:span></text:p>
      <text:p text:style-name="Standard"/>
      <text:p text:style-name="P45"><text:span text:style-name="T115">Keywords: <text:s/></text:span><text:span text:style-name="T113">Saccadic landing positions, Center of gravity, Object affordances, Visuospatial attention</text:span></text:p>
      <text:h text:style-name="P78" text:outline-level="1">Abstract</text:h>
      <text:p text:style-name="P20">The abstract goes here</text:p>
      <text:h text:style-name="P79" text:outline-level="1">The Title Goes Here</text:h>
      <text:p text:style-name="Text_20_body"><text:span text:style-name="T417">Perhaps you are making some notes while reading this paper. Before </text:span><text:span text:style-name="T481">picking up your pen, you will </text:span><text:span text:style-name="T417">probably quickly </text:span><text:span text:style-name="T622">make an eye movement towards</text:span><text:span text:style-name="T478"> </text:span><text:span text:style-name="T417">the graspable object in question. But where on the pen will your eyes land? </text:span><text:span text:style-name="T478">Is </text:span><text:span text:style-name="T417">your saccade the mere end result of a </text:span><text:span text:style-name="T539">'</text:span><text:span text:style-name="T417">saliency map</text:span><text:span text:style-name="T539">' </text:span><text:span text:style-name="T696">of the object</text:span><text:span text:style-name="T417">? Or will your eyes guide the grasping movement </text:span><text:span text:style-name="T697">by</text:span><text:span text:style-name="T417"> </text:span><text:span text:style-name="T539">looking at </text:span><text:span text:style-name="T417">the future contact point</text:span><text:span text:style-name="T421">s</text:span><text:span text:style-name="T417"> </text:span><text:span text:style-name="T621">between the </text:span><text:span text:style-name="T623">pen </text:span><text:span text:style-name="T621">and your hand </text:span><text:span text:style-name="T623">first </text:span><text:reference-mark-start text:name="ZOTERO_ITEM CSL_CITATION {&quot;citationID&quot;:&quot;Ht5V6wzI&quot;,&quot;properties&quot;:{&quot;formattedCitation&quot;:&quot;(cf. e.g. Gilster, Hesse, &amp; Deubel, 2012)&quot;,&quot;plainCitation&quot;:&quot;(cf. e.g.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 e.g. &quot;}],&quot;schema&quot;:&quot;https://github.com/citation-style-language/schema/raw/master/csl-citation.json&quot;} RNDe60kUw8sX6"/><text:span text:style-name="T417">(cf. e.g. Gilster, Hesse, &amp; Deubel, 2012)</text:span><text:reference-mark-end text:name="ZOTERO_ITEM CSL_CITATION {&quot;citationID&quot;:&quot;Ht5V6wzI&quot;,&quot;properties&quot;:{&quot;formattedCitation&quot;:&quot;(cf. e.g. Gilster, Hesse, &amp; Deubel, 2012)&quot;,&quot;plainCitation&quot;:&quot;(cf. e.g.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 e.g. &quot;}],&quot;schema&quot;:&quot;https://github.com/citation-style-language/schema/raw/master/csl-citation.json&quot;} RNDe60kUw8sX6"/><text:span text:style-name="T417">? </text:span><text:span text:style-name="T396">To </text:span><text:span text:style-name="T397">the best of</text:span><text:span text:style-name="T396"> our knowledge, this </text:span><text:span text:style-name="T398">question</text:span><text:span text:style-name="T396"> </text:span><text:span text:style-name="T399">has never been addressed </text:span><text:span text:style-name="T396">in </text:span><text:span text:style-name="T399">its</text:span><text:span text:style-name="T396"> simplest </text:span><text:span text:style-name="T395">possible </text:span><text:span text:style-name="T396">way</text:span><text:span text:style-name="T395">: by presenting </text:span><text:span text:style-name="T397">the </text:span><text:span text:style-name="T418">pen</text:span><text:span text:style-name="T395"> in isolation </text:span><text:span text:style-name="T400">and</text:span><text:span text:style-name="T396"> </text:span><text:span text:style-name="T395">measuring </text:span><text:span text:style-name="T398">what part(s) of </text:span><text:span text:style-name="T397">it </text:span><text:span text:style-name="T401">are looked at</text:span><text:span text:style-name="T395">.</text:span></text:p>
      <text:p text:style-name="P33"><text:span text:style-name="T479">Therefore, the purpose of the current </text:span><text:span text:style-name="T624">study</text:span><text:span text:style-name="T479"> was to explore </text:span><text:span text:style-name="T402">what determines where the eyes land on peripherally-presented photographs of </text:span><text:span text:style-name="T539">graspable</text:span><text:span text:style-name="T402"> objects. </text:span><text:span text:style-name="T418">More specifically, </text:span><text:span text:style-name="T480">we wanted to </text:span><text:span text:style-name="T400">distinguish between </text:span><text:span text:style-name="T418">a low-level center-of-gravity</text:span><text:span text:style-name="T400"> effect </text:span><text:reference-mark-start text:name="ZOTERO_ITEM CSL_CITATION {&quot;citationID&quot;:&quot;BByMeUVp&quot;,&quot;properties&quot;:{&quot;formattedCitation&quot;:&quot;{\\rtf (or \\uc0\\u8220{}global effect\\uc0\\u8221{}, Coren &amp; Hoenig, 1972; Deubel, Wolf, &amp; Hauske, 1984; Findlay, 1982)}&quot;,&quot;plainCitation&quot;:&quot;(or “global effect”, Coren &amp; Hoenig, 1972; Deubel, Wolf, &amp; Hauske, 1984;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prefix&quot;:&quot;or 'global effect', &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FRGFQoJk8b"/><text:span text:style-name="T4">(or </text:span><text:span text:style-name="T1">“global effect”, Coren &amp; Hoenig, 1972; Deubel, Wolf, &amp; Hauske, 1984; Findlay, 1982)</text:span><text:reference-mark-end text:name="ZOTERO_ITEM CSL_CITATION {&quot;citationID&quot;:&quot;BByMeUVp&quot;,&quot;properties&quot;:{&quot;formattedCitation&quot;:&quot;{\\rtf (or \\uc0\\u8220{}global effect\\uc0\\u8221{}, Coren &amp; Hoenig, 1972; Deubel, Wolf, &amp; Hauske, 1984; Findlay, 1982)}&quot;,&quot;plainCitation&quot;:&quot;(or “global effect”, Coren &amp; Hoenig, 1972; Deubel, Wolf, &amp; Hauske, 1984;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prefix&quot;:&quot;or 'global effect', &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FRGFQoJk8b"/><text:span text:style-name="T400"> </text:span><text:span text:style-name="T418">and a </text:span><text:span text:style-name="T400">(more high-level) affordance </text:span><text:span text:style-name="T418">effect </text:span><text:reference-mark-start text:name="ZOTERO_ITEM CSL_CITATION {&quot;citationID&quot;:&quot;2bu7osgo36&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vFkNSY7B1H"/><text:span text:style-name="T418">(Myachykov, Ellis, Cangelosi, &amp; Fischer, 2013)</text:span><text:reference-mark-end text:name="ZOTERO_ITEM CSL_CITATION {&quot;citationID&quot;:&quot;2bu7osgo36&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vFkNSY7B1H"/><text:span text:style-name="T418"> on </text:span><text:span text:style-name="T480">eye-movement behaviour. </text:span><text:span text:style-name="T631">A global effect would be reflected in saccades towards the objects' center of gravity, whereas an affordance effect would be reflected in saccades towards the objects' graspable part. </text:span></text:p>
      <text:p text:style-name="P33"><text:span text:style-name="T631">W</text:span><text:span text:style-name="T540">e used single-object displays. We did so </text:span><text:span text:style-name="T398">because previous studies on either </text:span><text:span text:style-name="T480">the </text:span><text:span text:style-name="T419">center-of-gravity</text:span><text:span text:style-name="T398"> </text:span><text:span text:style-name="T480">effect </text:span><text:span text:style-name="T398">or </text:span><text:span text:style-name="T481">the </text:span><text:span text:style-name="T398">affordance </text:span><text:span text:style-name="T419">effect </text:span><text:span text:style-name="T398">typically </text:span><text:span text:style-name="T541">investigated the effect of</text:span><text:span text:style-name="T398"> competition </text:span><text:span text:style-name="T16">between</text:span><text:span text:style-name="T273"> different </text:span><text:span text:style-name="T17">stimuli</text:span><text:span text:style-name="T274">,</text:span><text:span text:style-name="T420"> of which the researchers varied the </text:span><text:span text:style-name="T419">the </text:span><text:span text:style-name="T243">saliency</text:span><text:span text:style-name="T419"> </text:span><text:reference-mark-start text:name="ZOTERO_ITEM CSL_CITATION {&quot;citationID&quot;:&quot;MCn69zgV&quot;,&quot;properties&quot;:{&quot;formattedCitation&quot;:&quot;(e.g. Deubel, Findlay, Jacobs, &amp; Brogan, 1988)&quot;,&quot;plainCitation&quot;:&quot;(e.g. 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prefix&quot;:&quot;e.g. &quot;}],&quot;schema&quot;:&quot;https://github.com/citation-style-language/schema/raw/master/csl-citation.json&quot;} RNDZsoXc5SF89"/><text:span text:style-name="T419">(e.g. Deubel, Findlay, Jacobs, &amp; Brogan, 1988)</text:span><text:reference-mark-end text:name="ZOTERO_ITEM CSL_CITATION {&quot;citationID&quot;:&quot;MCn69zgV&quot;,&quot;properties&quot;:{&quot;formattedCitation&quot;:&quot;(e.g. Deubel, Findlay, Jacobs, &amp; Brogan, 1988)&quot;,&quot;plainCitation&quot;:&quot;(e.g. 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prefix&quot;:&quot;e.g. &quot;}],&quot;schema&quot;:&quot;https://github.com/citation-style-language/schema/raw/master/csl-citation.json&quot;} RNDZsoXc5SF89"/><text:span text:style-name="T419"> </text:span><text:span text:style-name="T625">and</text:span><text:span text:style-name="T419"> the action-relatedness </text:span><text:reference-mark-start text:name="ZOTERO_ITEM CSL_CITATION {&quot;citationID&quot;:&quot;hux3qJdR&quot;,&quot;properties&quot;:{&quot;formattedCitation&quot;:&quot;(e.g. Handy, Grafton, Shroff, Ketay, &amp; Gazzaniga, 2003)&quot;,&quot;plainCitation&quot;:&quot;(e.g. 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i2UGZ6oRZZ"/><text:span text:style-name="T419">(e.g. Handy, Grafton, Shroff, Ketay, &amp; Gazzaniga, 2003)</text:span><text:reference-mark-end text:name="ZOTERO_ITEM CSL_CITATION {&quot;citationID&quot;:&quot;hux3qJdR&quot;,&quot;properties&quot;:{&quot;formattedCitation&quot;:&quot;(e.g. Handy, Grafton, Shroff, Ketay, &amp; Gazzaniga, 2003)&quot;,&quot;plainCitation&quot;:&quot;(e.g. 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i2UGZ6oRZZ"/><text:span text:style-name="T419">, </text:span><text:span text:style-name="T420">respectively. </text:span><text:span text:style-name="T427">Yet</text:span><text:span text:style-name="T401">, if the </text:span><text:span text:style-name="T397">mechanisms underlying these effects are </text:span><text:span text:style-name="T401">as robust as they </text:span><text:span text:style-name="T397">are </text:span><text:span text:style-name="T401">claim</text:span><text:span text:style-name="T397">ed</text:span><text:span text:style-name="T401"> to be, varying levels of saliency </text:span><text:span text:style-name="T421">or</text:span><text:span text:style-name="T401"> </text:span><text:span text:style-name="T421">action-relatedness </text:span><text:span text:style-name="T272">within</text:span><text:span text:style-name="T401"> a given object should </text:span><text:span text:style-name="T626">result in similar patterns of eye-movement behaviour</text:span><text:span text:style-name="T397">.</text:span></text:p>
      <text:p text:style-name="Text_20_body"><text:span text:style-name="T542">Thus</text:span><text:span text:style-name="T482">, t</text:span><text:span text:style-name="T403">he importance of using a single-object paradigm is </text:span><text:span text:style-name="T543">twofold</text:span><text:span text:style-name="T403">. Firstly, it allows us to </text:span><text:soft-page-break/><text:span text:style-name="T422">examine whether the well-known </text:span><text:span text:style-name="T244">global</text:span><text:span text:style-name="T544"> effect extends </text:span><text:span text:style-name="T422">to yet another display than </text:span><text:span text:style-name="T423">the </text:span><text:span text:style-name="T545">ones</text:span><text:span text:style-name="T423"> </text:span><text:span text:style-name="T545">already known </text:span><text:span text:style-name="T482">to </text:span><text:span text:style-name="T545">pull the eyes towards their center of gravity: </text:span><text:span text:style-name="T423">simple displays containing two or a few simple shapes </text:span><text:reference-mark-start text:name="ZOTERO_ITEM CSL_CITATION {&quot;citationID&quot;:&quot;85WKoE9S&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9RHSHsttej"/><text:span text:style-name="T423">(Coren &amp; Hoenig, 1972; Findlay, 1982)</text:span><text:reference-mark-end text:name="ZOTERO_ITEM CSL_CITATION {&quot;citationID&quot;:&quot;85WKoE9S&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9RHSHsttej"/><text:span text:style-name="T423">, visual search displays </text:span><text:reference-mark-start text:name="ZOTERO_ITEM CSL_CITATION {&quot;citationID&quot;:&quot;127gpoo5d2&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sgOej2Siu"/><text:span text:style-name="T423">(Zelinsky, 2008; Zelinsky, Rao, Hayhoe, &amp; Ballard, 1997)</text:span><text:reference-mark-end text:name="ZOTERO_ITEM CSL_CITATION {&quot;citationID&quot;:&quot;127gpoo5d2&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sgOej2Siu"/><text:span text:style-name="T423">, and even complex natural scenes </text:span><text:reference-mark-start text:name="ZOTERO_ITEM CSL_CITATION {&quot;citationID&quot;:&quot;bfedl7gbj&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TGP10kAPS"/><text:span text:style-name="T423">(Melcher &amp; Kowler, 2001)</text:span><text:reference-mark-end text:name="ZOTERO_ITEM CSL_CITATION {&quot;citationID&quot;:&quot;bfedl7gbj&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TGP10kAPS"/><text:span text:style-name="T423">.</text:span><text:span text:style-name="T403"> Secondly, it allows us </text:span><text:span text:style-name="T423">to investigate whether the well-known </text:span><text:span text:style-name="T546">object-</text:span><text:span text:style-name="T423">affordance effect generates to another dependent measure than manual response</text:span><text:span text:style-name="T482">s</text:span><text:span text:style-name="T423">: eye-movement behaviour. </text:span><text:span text:style-name="T404">Before describing </text:span><text:span text:style-name="T423">the current </text:span><text:span text:style-name="T482">studies</text:span><text:span text:style-name="T404">, we </text:span><text:span text:style-name="T423">provide a brief overview on previous research on center-of-gravity </text:span><text:span text:style-name="T424">effects and affordance </text:span><text:span text:style-name="T423">effect</text:span><text:span text:style-name="T424">s, </text:span><text:span text:style-name="T423">respectively, </text:span><text:span text:style-name="T424">and </text:span><text:span text:style-name="T483">point to the </text:span><text:span text:style-name="T424">questions </text:span><text:span text:style-name="T483">that </text:span><text:span text:style-name="T425">have still</text:span><text:span text:style-name="T424"> remain</text:span><text:span text:style-name="T425">ed</text:span><text:span text:style-name="T424"> unanswered</text:span><text:span text:style-name="T423">. </text:span></text:p>
      <text:h text:style-name="Heading_20_2" text:outline-level="2"><text:span text:style-name="T426">Center-of-gravity</text:span><text:span text:style-name="T405"> effect</text:span></text:h>
      <text:p text:style-name="Text_20_body"><text:span text:style-name="T426">In </text:span><text:span text:style-name="T405">visual displays </text:span><text:span text:style-name="T428">containing two simple shapes (a target and a distractor), </text:span><text:span text:style-name="T405">saccades </text:span><text:span text:style-name="T428">typically </text:span><text:span text:style-name="T405">reveal a </text:span><text:span text:style-name="T547">so-called 'global</text:span><text:span text:style-name="T626">'</text:span><text:span text:style-name="T547"> effec</text:span><text:span text:style-name="T626">t</text:span><text:span text:style-name="T547">:</text:span><text:span text:style-name="T405"> a deviation of the eyes towards an intermediate location between the </text:span><text:span text:style-name="T484">two stimuli</text:span><text:span text:style-name="T405"> </text:span><text:reference-mark-start text:name="ZOTERO_ITEM CSL_CITATION {&quot;citationID&quot;:&quot;blVzPBWM&quot;,&quot;properties&quot;:{&quot;formattedCitation&quot;:&quot;(Casteau &amp; Vitu, 2012; Coren &amp; Hoenig, 1972; Findlay, 1982)&quot;,&quot;plainCitation&quot;:&quot;(Casteau &amp; Vitu, 2012; Coren &amp; Hoenig, 1972; Findlay, 1982)&quot;},&quot;citationItems&quot;:[{&quot;id&quot;:1938,&quot;uris&quot;:[&quot;http://zotero.org/users/local/OLmfyFPR/items/UPDFMDDV&quot;],&quot;uri&quot;:[&quot;http://zotero.org/users/local/OLmfyFPR/items/UPDFMDDV&quot;],&quot;itemData&quot;:{&quot;id&quot;:1938,&quot;type&quot;:&quot;article-journal&quot;,&quot;title&quot;:&quot;On the effect of remote and proximal distractors on saccadic behavior: A challenge to neural-field models&quot;,&quot;container-title&quot;:&quot;Journal of Vision&quot;,&quot;volume&quot;:&quot;12&quot;,&quot;issue&quot;:&quot;12&quot;,&quot;source&quot;:&quot;Google Scholar&quot;,&quot;URL&quot;:&quot;http://ww.journalofvision.org/content/12/12/14.short&quot;,&quot;shortTitle&quot;:&quot;On the effect of remote and proximal distractors on saccadic behavior&quot;,&quot;author&quot;:[{&quot;family&quot;:&quot;Casteau&quot;,&quot;given&quot;:&quot;Soazig&quot;},{&quot;family&quot;:&quot;Vitu&quot;,&quot;given&quot;:&quot;Fran\\ccoise&quot;}],&quot;issued&quot;:{&quot;date-parts&quot;:[[&quot;2012&quot;]]},&quot;accessed&quot;:{&quot;date-parts&quot;:[[&quot;2013&quot;,5,23]]}}},{&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kRT5aqgiUQ"/><text:span text:style-name="T405">(Casteau &amp; Vitu, 2012; Coren &amp; Hoenig, 1972; Findlay, 1982)</text:span><text:reference-mark-end text:name="ZOTERO_ITEM CSL_CITATION {&quot;citationID&quot;:&quot;blVzPBWM&quot;,&quot;properties&quot;:{&quot;formattedCitation&quot;:&quot;(Casteau &amp; Vitu, 2012; Coren &amp; Hoenig, 1972; Findlay, 1982)&quot;,&quot;plainCitation&quot;:&quot;(Casteau &amp; Vitu, 2012; Coren &amp; Hoenig, 1972; Findlay, 1982)&quot;},&quot;citationItems&quot;:[{&quot;id&quot;:1938,&quot;uris&quot;:[&quot;http://zotero.org/users/local/OLmfyFPR/items/UPDFMDDV&quot;],&quot;uri&quot;:[&quot;http://zotero.org/users/local/OLmfyFPR/items/UPDFMDDV&quot;],&quot;itemData&quot;:{&quot;id&quot;:1938,&quot;type&quot;:&quot;article-journal&quot;,&quot;title&quot;:&quot;On the effect of remote and proximal distractors on saccadic behavior: A challenge to neural-field models&quot;,&quot;container-title&quot;:&quot;Journal of Vision&quot;,&quot;volume&quot;:&quot;12&quot;,&quot;issue&quot;:&quot;12&quot;,&quot;source&quot;:&quot;Google Scholar&quot;,&quot;URL&quot;:&quot;http://ww.journalofvision.org/content/12/12/14.short&quot;,&quot;shortTitle&quot;:&quot;On the effect of remote and proximal distractors on saccadic behavior&quot;,&quot;author&quot;:[{&quot;family&quot;:&quot;Casteau&quot;,&quot;given&quot;:&quot;Soazig&quot;},{&quot;family&quot;:&quot;Vitu&quot;,&quot;given&quot;:&quot;Fran\\ccoise&quot;}],&quot;issued&quot;:{&quot;date-parts&quot;:[[&quot;2012&quot;]]},&quot;accessed&quot;:{&quot;date-parts&quot;:[[&quot;2013&quot;,5,23]]}}},{&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kRT5aqgiUQ"/><text:span text:style-name="T405">. Given that the </text:span><text:span text:style-name="T429">bias towards the distractor is more profound</text:span><text:span text:style-name="T405"> </text:span><text:span text:style-name="T429">for </text:span><text:span text:style-name="T405">large or luminant </text:span><text:span text:style-name="T429">distractors </text:span><text:reference-mark-start text:name="ZOTERO_ITEM CSL_CITATION {&quot;citationID&quot;:&quot;ghsat4346&quot;,&quot;properties&quot;:{&quot;formattedCitation&quot;:&quot;(Deubel et al., 1988)&quot;,&quot;plainCitation&quot;:&quot;(Deubel et al.,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zj08YFeulk"/><text:span text:style-name="T429">(Deubel et al., 1988)</text:span><text:reference-mark-end text:name="ZOTERO_ITEM CSL_CITATION {&quot;citationID&quot;:&quot;ghsat4346&quot;,&quot;properties&quot;:{&quot;formattedCitation&quot;:&quot;(Deubel et al., 1988)&quot;,&quot;plainCitation&quot;:&quot;(Deubel et al.,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zj08YFeulk"/><text:span text:style-name="T405">, this effect is commonly described as a tendency to direct the eyes towards the </text:span><text:span text:style-name="T426">center</text:span><text:span text:style-name="T405"> of gravity of the peripheral configuration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405">(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405">. </text:span><text:span text:style-name="T406">Many studies have </text:span><text:span text:style-name="T407">reported similar findings since</text:span><text:span text:style-name="T406">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406">(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406">. </text:span><text:span text:style-name="T485">A displays'</text:span><text:span text:style-name="T430"> center of gravity </text:span><text:span text:style-name="T406">even </text:span><text:span text:style-name="T485">predicts where </text:span><text:span text:style-name="T430">initial saccades are directed to </text:span><text:span text:style-name="T431">during more </text:span><text:span text:style-name="T406">natural </text:span><text:span text:style-name="T432">behaviour </text:span><text:span text:style-name="T406">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3">(Vitu, McConkie, Kerr, &amp; O</text:span><text:span text:style-name="T1">’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406">, visual search </text:span><text:reference-mark-start text:name="ZOTERO_ITEM CSL_CITATION {&quot;citationID&quot;:&quot;vpgEPB2R&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iiYSRnE7Fi"/><text:span text:style-name="T406">(Zelinsky, 2008; Zelinsky et al., 1997)</text:span><text:reference-mark-end text:name="ZOTERO_ITEM CSL_CITATION {&quot;citationID&quot;:&quot;vpgEPB2R&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iiYSRnE7Fi"/><text:span text:style-name="T406">,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406">(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406">. </text:span><text:span text:style-name="T433">Surprisingly, to the best of our knowledge, </text:span><text:span text:style-name="T547">it has never been investigated </text:span><text:span text:style-name="T433">w</text:span><text:span text:style-name="T408">hether the eyes are </text:span><text:span text:style-name="T547">also</text:span><text:span text:style-name="T408"> biased towards the center of gravity in </text:span><text:span text:style-name="T279">single</text:span><text:span text:style-name="T408">-stimulus displays.</text:span></text:p>
      <text:p text:style-name="Text_20_body"><text:span text:style-name="T558">Also, studies using displays containing multiple real-life objects rarely investigated </text:span><text:span text:style-name="T283">w</text:span><text:span text:style-name="T279">here </text:span><text:span text:style-name="T280">within</text:span><text:span text:style-name="T408"> </text:span><text:span text:style-name="T559">an object </text:span><text:span text:style-name="T408">the eyes land. </text:span><text:span text:style-name="T409">The following experiments are notable exceptions. </text:span><text:span text:style-name="T410">Firstly, </text:span><text:soft-page-break/><text:span text:style-name="T410">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fipxW6csqF"/><text:span text:style-name="T410">(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fipxW6csqF"/><text:span text:style-name="T410"> </text:span><text:span text:style-name="T411">provided </text:span><text:span text:style-name="T410">participants </text:span><text:span text:style-name="T411">with </text:span><text:span text:style-name="T410">arrays of line drawings </text:span><text:span text:style-name="T552">of objects </text:span><text:span text:style-name="T410">and found that </text:span><text:span text:style-name="T411">within-object</text:span><text:span text:style-name="T410"> saccadic landing positions were clustered around the </text:span><text:span text:style-name="T411">objects</text:span><text:span text:style-name="T486">'</text:span><text:span text:style-name="T411"> </text:span><text:span text:style-name="T410">center. </text:span><text:span text:style-name="T548">These results provided a generalisation </text:span><text:span text:style-name="T550">of the finding </text:span><text:span text:style-name="T548">that saccades towards peripherally-presented words land near the word's center, or slightly to the left </text:span><text:span text:style-name="T553">of </text:span><text:span text:style-name="T549">it </text:span><text:reference-mark-start text:name="ZOTERO_ITEM CSL_CITATION {&quot;citationID&quot;:&quot;0BGqRi4C&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Y0B0Q0BjH0"/><text:span text:style-name="T549">(i.e., the preferred-viewing-location effect, Rayner, 1979)</text:span><text:reference-mark-end text:name="ZOTERO_ITEM CSL_CITATION {&quot;citationID&quot;:&quot;0BGqRi4C&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Y0B0Q0BjH0"/><text:span text:style-name="T549">. </text:span><text:span text:style-name="T627">Having </text:span><text:span text:style-name="T560">his </text:span><text:span text:style-name="T550">preferred viewing location </text:span><text:span text:style-name="T560">into foveal vision, </text:span><text:span text:style-name="T627">in turn,</text:span><text:span text:style-name="T550"> leads to optimal </text:span><text:span text:style-name="T627">(e.g. <text:s/>fastest) </text:span><text:span text:style-name="T550">stimulus processing </text:span><text:reference-mark-start text:name="ZOTERO_ITEM CSL_CITATION {&quot;citationID&quot;:&quot;PLwClmAP&quot;,&quot;properties&quot;:{&quot;unsorted&quot;:true,&quot;formattedCitation&quot;:&quot;{\\rtf (words: O\\uc0\\u8217{}Regan, L\\uc0\\u233{}vy-Schoen, Pynte, &amp; Brugaill\\uc0\\u232{}re, 1984; objects: Foulsham &amp; Kingstone, 2013)}&quot;,&quot;plainCitation&quot;:&quot;(words: O’Regan, Lévy-Schoen, Pynte, &amp; Brugaillère, 1984; objects: Foulsham &amp; Kingstone, 2013)&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words: &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label&quot;:&quot;page&quot;,&quot;prefix&quot;:&quot;objects: &quot;}],&quot;schema&quot;:&quot;https://github.com/citation-style-language/schema/raw/master/csl-citation.json&quot;} RNDvgPszrFQh9"/><text:span text:style-name="T5">(words: O</text:span><text:span text:style-name="T1">’Regan, Lévy-Schoen, Pynte, &amp; Brugaillère, 1984; objects: Foulsham &amp; Kingstone, 2013)</text:span><text:reference-mark-end text:name="ZOTERO_ITEM CSL_CITATION {&quot;citationID&quot;:&quot;PLwClmAP&quot;,&quot;properties&quot;:{&quot;unsorted&quot;:true,&quot;formattedCitation&quot;:&quot;{\\rtf (words: O\\uc0\\u8217{}Regan, L\\uc0\\u233{}vy-Schoen, Pynte, &amp; Brugaill\\uc0\\u232{}re, 1984; objects: Foulsham &amp; Kingstone, 2013)}&quot;,&quot;plainCitation&quot;:&quot;(words: O’Regan, Lévy-Schoen, Pynte, &amp; Brugaillère, 1984; objects: Foulsham &amp; Kingstone, 2013)&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words: &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label&quot;:&quot;page&quot;,&quot;prefix&quot;:&quot;objects: &quot;}],&quot;schema&quot;:&quot;https://github.com/citation-style-language/schema/raw/master/csl-citation.json&quot;} RNDvgPszrFQh9"/><text:span text:style-name="T410">. </text:span><text:span text:style-name="T486">The existence of a preferred viewing location </text:span><text:span text:style-name="T551">for</text:span><text:span text:style-name="T486"> objects was later </text:span><text:span text:style-name="T412">confirmed </text:span><text:span text:style-name="T486">by </text:span><text:span text:style-name="T551">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5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51">, and even for com</text:span><text:span text:style-name="T553">p</text:span><text:span text:style-name="T551">lex natural scenes </text:span><text:span text:style-name="T553">with objects </text:span><text:span text:style-name="T551">embedded </text:span><text:span text:style-name="T553">in them</text:span><text:span text:style-name="T551">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412">(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412">.</text:span></text:p>
      <text:p text:style-name="P21"><text:span text:style-name="T487">However, </text:span><text:span text:style-name="T629">in </text:span><text:span text:style-name="T553">the</text:span><text:span text:style-name="T628">se</text:span><text:span text:style-name="T553"> </text:span><text:span text:style-name="T628">studies, </text:span><text:span text:style-name="T487">the </text:span><text:span text:style-name="T411">center of gravity </text:span><text:span text:style-name="T487">(</text:span><text:span text:style-name="T554">n</text:span><text:span text:style-name="T487">or </text:span><text:span text:style-name="T554">the '</text:span><text:span text:style-name="T487">saliency </text:span><text:span text:style-name="T554">map'</text:span><text:span text:style-name="T487">) </text:span><text:span text:style-name="T411">of the </text:span><text:span text:style-name="T414">objects concerned </text:span><text:span text:style-name="T629">was taken into account</text:span><text:span text:style-name="T414">. </text:span><text:span text:style-name="T487">Thus, i</text:span><text:span text:style-name="T414">t remains unknown whether the </text:span><text:span text:style-name="T487">preferred viewing location </text:span><text:span text:style-name="T413">is affected by the extent to which the object's center and </text:span><text:span text:style-name="T554">the object's </text:span><text:span text:style-name="T413">center of gravity </text:span><text:span text:style-name="T630">diverge</text:span><text:span text:style-name="T413">. </text:span><text:span text:style-name="T488">T</text:span><text:span text:style-name="T560">herefore, t</text:span><text:span text:style-name="T488">he </text:span><text:span text:style-name="T489">first </text:span><text:span text:style-name="T488">purpose of the current </text:span><text:span text:style-name="T560">study</text:span><text:span text:style-name="T488"> was to </text:span><text:span text:style-name="T560">further investigate the effect of center of gravity on within-object landing positions.</text:span><text:span text:style-name="T630"> </text:span></text:p>
      <text:h text:style-name="P70" text:outline-level="2">Affordances</text:h>
      <text:p text:style-name="P34"><text:span text:style-name="T302">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302">(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302"> p</text:span><text:span text:style-name="T303">e</text:span><text:span text:style-name="T302">ople observe objects in terms of their potential usage. He coined the term </text:span><text:span text:style-name="T305">affordances</text:span><text:span text:style-name="T302">,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02">(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02"> </text:span><text:span text:style-name="T321">Indeed, a </text:span><text:span text:style-name="T310">vast amount of research </text:span><text:span text:style-name="T312">has shown that </text:span><text:span text:style-name="T313">perceiving an object </text:span><text:span text:style-name="T310">automatically potentiates a</text:span><text:span text:style-name="T313">n associated</text:span><text:span text:style-name="T310"> motor program </text:span><text:reference-mark-start text:name="ZOTERO_ITEM CSL_CITATION {&quot;citationID&quot;:&quot;EyOfPlqx&quot;,&quot;properties&quot;:{&quot;formattedCitation&quot;:&quot;{\\rtf (e.g. Craighero, Fadiga, Umilt\\uc0\\u224{}, &amp; Rizzolatti, 1996)}&quot;,&quot;plainCitation&quot;:&quot;(e.g. Craighero, Fadiga, Umiltà, &amp; Rizzolatti,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MgTgNdAB2d"/><text:span text:style-name="T10">(e.g. Craighero, Fadiga, Umilt</text:span><text:span text:style-name="T1">à, &amp; Rizzolatti, 1996)</text:span><text:reference-mark-end text:name="ZOTERO_ITEM CSL_CITATION {&quot;citationID&quot;:&quot;EyOfPlqx&quot;,&quot;properties&quot;:{&quot;formattedCitation&quot;:&quot;{\\rtf (e.g. Craighero, Fadiga, Umilt\\uc0\\u224{}, &amp; Rizzolatti, 1996)}&quot;,&quot;plainCitation&quot;:&quot;(e.g. Craighero, Fadiga, Umiltà, &amp; Rizzolatti,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MgTgNdAB2d"/><text:span text:style-name="T114">.</text:span><text:span text:style-name="T302"> </text:span><text:span text:style-name="T364">For example, seeing a frying pan with its handle protruded </text:span><text:span text:style-name="T367">to</text:span><text:span text:style-name="T364"> the right </text:span><text:span text:style-name="T365">facilitates right- compared to left-handed responses, whereas the reverse is true for </text:span><text:span text:style-name="T366">when the handle is </text:span><text:span text:style-name="T365">protruded </text:span><text:span text:style-name="T368">to</text:span><text:span text:style-name="T365">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365">(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365">. </text:span><text:span text:style-name="T311">Given th</text:span><text:span text:style-name="T312">is</text:span><text:span text:style-name="T311"> interplay between vision and action, the question arises whether action-related objects facilitate visuomotor transformations by automatically capturing </text:span><text:span text:style-name="T314">visuospatial attention </text:span><text:soft-page-break/><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314">(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311">. To investigate thi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11">(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15"> presented participants with two objects, one graspable, </text:span><text:span text:style-name="T326">such as</text:span><text:span text:style-name="T315"> a hammer; one non-graspable, </text:span><text:span text:style-name="T326">such as</text:span><text:span text:style-name="T315"> a dog, bilaterally and asked them to indicate over which of the two a target was superimposed. </text:span><text:span text:style-name="T369">They found P1, </text:span><text:span text:style-name="T315">an </text:span><text:span text:style-name="T343">event-related potential</text:span><text:span text:style-name="T322"> component assumed to reflect </text:span><text:span text:style-name="T315">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15">(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69">, to be </text:span><text:span text:style-name="T371">larger</text:span><text:span text:style-name="T369"> if the </text:span><text:span text:style-name="T315">target was superimposed over a </text:span><text:span text:style-name="T323">graspable </text:span><text:span text:style-name="T370">compared</text:span><text:span text:style-name="T315"> to </text:span><text:span text:style-name="T370">a </text:span><text:span text:style-name="T323">non-graspable object. </text:span><text:span text:style-name="T369">From these results, the authors concluded that </text:span><text:span text:style-name="T323">action-related </text:span><text:span text:style-name="T327">objects</text:span><text:span text:style-name="T323"> </text:span><text:span text:style-name="T315">indeed captured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315">(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315">. </text:span><text:span text:style-name="T328">Converging evidence comes from studies employing similar bilateral-object paradigms in patients </text:span><text:span text:style-name="T329">for whom stimulus detection i</text:span><text:span text:style-name="T343">s</text:span><text:span text:style-name="T329"> highly impaired in one visual hemifield </text:span><text:reference-mark-start text:name="ZOTERO_ITEM CSL_CITATION {&quot;citationID&quot;:&quot;21il4p0j7b&quot;,&quot;properties&quot;:{&quot;formattedCitation&quot;:&quot;(e.g. di Pellegrino, Rafal, &amp; Tipper, 2005; Riddoch, Humphreys, Edwards, Baker, &amp; Willson, 2003)&quot;,&quot;plainCitation&quot;:&quot;(e.g. di Pellegrino, Rafal, &amp; Tipper, 2005; Riddoch, Humphreys, Edwards, Baker, &amp; Willson, 2003)&quot;},&quot;citationItems&quot;:[{&quot;id&quot;:464,&quot;uris&quot;:[&quot;http://zotero.org/users/local/OLmfyFPR/items/SISHJUTQ&quot;],&quot;uri&quot;:[&quot;http://zotero.org/users/local/OLmfyFPR/items/SISHJUTQ&quot;],&quot;itemData&quot;:{&quot;id&quot;:464,&quot;type&quot;:&quot;article-journal&quot;,&quot;title&quot;:&quot;Implicitly evoked actions modulate visual selection: evidence from parietal extinction&quot;,&quot;container-title&quot;:&quot;Current Biology&quot;,&quot;page&quot;:&quot;1469–1472&quot;,&quot;volume&quot;:&quot;15&quot;,&quot;issue&quot;:&quot;16&quot;,&quot;source&quot;:&quot;Google Scholar&quot;,&quot;shortTitle&quot;:&quot;Implicitly evoked actions modulate visual selection&quot;,&quot;author&quot;:[{&quot;family&quot;:&quot;di Pellegrino&quot;,&quot;given&quot;:&quot;G.&quot;},{&quot;family&quot;:&quot;Rafal&quot;,&quot;given&quot;:&quot;R.&quot;},{&quot;family&quot;:&quot;Tipper&quot;,&quot;given&quot;:&quot;S. P&quot;}],&quot;issued&quot;:{&quot;date-parts&quot;:[[&quot;2005&quot;]]}},&quot;prefix&quot;:&quot;e.g. &quot;},{&quot;id&quot;:532,&quot;uris&quot;:[&quot;http://zotero.org/users/local/OLmfyFPR/items/MWUBKP83&quot;],&quot;uri&quot;:[&quot;http://zotero.org/users/local/OLmfyFPR/items/MWUBKP83&quot;],&quot;itemData&quot;:{&quot;id&quot;:532,&quot;type&quot;:&quot;article-journal&quot;,&quot;title&quot;:&quot;Seeing the action: Neuropsychological evidence for action-based effects on object selection&quot;,&quot;container-title&quot;:&quot;Nature Neuroscience&quot;,&quot;page&quot;:&quot;82–89&quot;,&quot;volume&quot;:&quot;6&quot;,&quot;issue&quot;:&quot;1&quot;,&quot;source&quot;:&quot;Google Scholar&quot;,&quot;shortTitle&quot;:&quot;Seeing the action&quot;,&quot;author&quot;:[{&quot;family&quot;:&quot;Riddoch&quot;,&quot;given&quot;:&quot;M. J&quot;},{&quot;family&quot;:&quot;Humphreys&quot;,&quot;given&quot;:&quot;G. W&quot;},{&quot;family&quot;:&quot;Edwards&quot;,&quot;given&quot;:&quot;S.&quot;},{&quot;family&quot;:&quot;Baker&quot;,&quot;given&quot;:&quot;T.&quot;},{&quot;family&quot;:&quot;Willson&quot;,&quot;given&quot;:&quot;K.&quot;}],&quot;issued&quot;:{&quot;date-parts&quot;:[[&quot;2003&quot;]]}}}],&quot;schema&quot;:&quot;https://github.com/citation-style-language/schema/raw/master/csl-citation.json&quot;} RNDFnCAxoJJ3O"/><text:span text:style-name="T329">(e.g. di Pellegrino, Rafal, &amp; Tipper, 2005; Riddoch, Humphreys, Edwards, Baker, &amp; Willson, 2003)</text:span><text:reference-mark-end text:name="ZOTERO_ITEM CSL_CITATION {&quot;citationID&quot;:&quot;21il4p0j7b&quot;,&quot;properties&quot;:{&quot;formattedCitation&quot;:&quot;(e.g. di Pellegrino, Rafal, &amp; Tipper, 2005; Riddoch, Humphreys, Edwards, Baker, &amp; Willson, 2003)&quot;,&quot;plainCitation&quot;:&quot;(e.g. di Pellegrino, Rafal, &amp; Tipper, 2005; Riddoch, Humphreys, Edwards, Baker, &amp; Willson, 2003)&quot;},&quot;citationItems&quot;:[{&quot;id&quot;:464,&quot;uris&quot;:[&quot;http://zotero.org/users/local/OLmfyFPR/items/SISHJUTQ&quot;],&quot;uri&quot;:[&quot;http://zotero.org/users/local/OLmfyFPR/items/SISHJUTQ&quot;],&quot;itemData&quot;:{&quot;id&quot;:464,&quot;type&quot;:&quot;article-journal&quot;,&quot;title&quot;:&quot;Implicitly evoked actions modulate visual selection: evidence from parietal extinction&quot;,&quot;container-title&quot;:&quot;Current Biology&quot;,&quot;page&quot;:&quot;1469–1472&quot;,&quot;volume&quot;:&quot;15&quot;,&quot;issue&quot;:&quot;16&quot;,&quot;source&quot;:&quot;Google Scholar&quot;,&quot;shortTitle&quot;:&quot;Implicitly evoked actions modulate visual selection&quot;,&quot;author&quot;:[{&quot;family&quot;:&quot;di Pellegrino&quot;,&quot;given&quot;:&quot;G.&quot;},{&quot;family&quot;:&quot;Rafal&quot;,&quot;given&quot;:&quot;R.&quot;},{&quot;family&quot;:&quot;Tipper&quot;,&quot;given&quot;:&quot;S. P&quot;}],&quot;issued&quot;:{&quot;date-parts&quot;:[[&quot;2005&quot;]]}},&quot;prefix&quot;:&quot;e.g. &quot;},{&quot;id&quot;:532,&quot;uris&quot;:[&quot;http://zotero.org/users/local/OLmfyFPR/items/MWUBKP83&quot;],&quot;uri&quot;:[&quot;http://zotero.org/users/local/OLmfyFPR/items/MWUBKP83&quot;],&quot;itemData&quot;:{&quot;id&quot;:532,&quot;type&quot;:&quot;article-journal&quot;,&quot;title&quot;:&quot;Seeing the action: Neuropsychological evidence for action-based effects on object selection&quot;,&quot;container-title&quot;:&quot;Nature Neuroscience&quot;,&quot;page&quot;:&quot;82–89&quot;,&quot;volume&quot;:&quot;6&quot;,&quot;issue&quot;:&quot;1&quot;,&quot;source&quot;:&quot;Google Scholar&quot;,&quot;shortTitle&quot;:&quot;Seeing the action&quot;,&quot;author&quot;:[{&quot;family&quot;:&quot;Riddoch&quot;,&quot;given&quot;:&quot;M. J&quot;},{&quot;family&quot;:&quot;Humphreys&quot;,&quot;given&quot;:&quot;G. W&quot;},{&quot;family&quot;:&quot;Edwards&quot;,&quot;given&quot;:&quot;S.&quot;},{&quot;family&quot;:&quot;Baker&quot;,&quot;given&quot;:&quot;T.&quot;},{&quot;family&quot;:&quot;Willson&quot;,&quot;given&quot;:&quot;K.&quot;}],&quot;issued&quot;:{&quot;date-parts&quot;:[[&quot;2003&quot;]]}}}],&quot;schema&quot;:&quot;https://github.com/citation-style-language/schema/raw/master/csl-citation.json&quot;} RNDFnCAxoJJ3O"/><text:span text:style-name="T329">. However, j</text:span><text:span text:style-name="T328">ust as in the aforementioned studies </text:span><text:span text:style-name="T329">on saccadic landing positions</text:span><text:span text:style-name="T328">, t</text:span><text:span text:style-name="T316">he independent variable, action-relatedness, was </text:span><text:span text:style-name="T329">always </text:span><text:span text:style-name="T316">varied </text:span><text:span text:style-name="T306">between</text:span><text:span text:style-name="T316"> objects. </text:span><text:span text:style-name="T324">Therefore, t</text:span><text:span text:style-name="T303">he second purpose of </text:span><text:span text:style-name="T330">the current</text:span><text:span text:style-name="T303"> study was to test whether </text:span><text:span text:style-name="T319">Handy and colleauges' </text:span><text:reference-mark-start text:name="ZOTERO_ITEM CSL_CITATION {&quot;citationID&quot;:&quot;1mrqtr61lc&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rMnkOuRbFx"/><text:span text:style-name="T319">(2003)</text:span><text:reference-mark-end text:name="ZOTERO_ITEM CSL_CITATION {&quot;citationID&quot;:&quot;1mrqtr61lc&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rMnkOuRbFx"/><text:span text:style-name="T319"> f</text:span><text:span text:style-name="T316">indings also transfer to </text:span><text:span text:style-name="T306">within-object</text:span><text:span text:style-name="T316"> </text:span><text:span text:style-name="T324">manipulations of </text:span><text:span text:style-name="T316">action-relatedness. </text:span><text:span text:style-name="T343">In other words, we </text:span><text:span text:style-name="T345">tested</text:span><text:span text:style-name="T343"> </text:span><text:span text:style-name="T331">whether </text:span><text:span text:style-name="T316">participants' eyes </text:span><text:span text:style-name="T332">were </text:span><text:span text:style-name="T316">directed towards </text:span><text:span text:style-name="T344">objects' </text:span><text:span text:style-name="T346">graspable parts as compared to</text:span><text:span text:style-name="T316"> </text:span><text:span text:style-name="T347">other </text:span><text:span text:style-name="T316">part</text:span><text:span text:style-name="T344">s. </text:span></text:p>
      <text:p text:style-name="P34"><text:span text:style-name="T325">At least o</text:span><text:span text:style-name="T320">ne </text:span><text:span text:style-name="T304">study suggests that this is </text:span><text:span text:style-name="T316">indeed </text:span><text:span text:style-name="T304">the case. </text:span><text:span text:style-name="T316">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316">(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316"> measured eye movements while participants viewed and </text:span><text:span text:style-name="T348">categorised</text:span><text:span text:style-name="T316"> graspable objects. </text:span><text:span text:style-name="T333">They</text:span><text:span text:style-name="T316"> found that participants spent proportionally more time looking at the objects' handles than other </text:span><text:span text:style-name="T317">parts, even though the (location of the) handle was irrelevant to the categorisation task. From these results, the authors concluded that object</text:span><text:span text:style-name="T325">s'</text:span><text:span text:style-name="T317"> </text:span><text:span text:style-name="T325">graspable parts</text:span><text:span text:style-name="T317"> automatically attract visuospatial </text:span><text:span text:style-name="T349">attention</text:span><text:span text:style-name="T317">. </text:span></text:p>
      <text:p text:style-name="P35"><text:span text:style-name="T334">In contrast,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cAmCH12GPd"/><text:span text:style-name="T334">(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cAmCH12GPd"/><text:span text:style-name="T334"> </text:span><text:span text:style-name="T335">reasoned </text:span><text:span text:style-name="T350">that</text:span><text:span text:style-name="T334"> </text:span><text:span text:style-name="T336">action-related objects should bias visuospatial attention in the direction of the action implied by the object, </text:span><text:span text:style-name="T371">that is, </text:span><text:span text:style-name="T308">away</text:span><text:span text:style-name="T371"> from the handle</text:span><text:span text:style-name="T362">. </text:span><text:span text:style-name="T363">For example</text:span><text:span text:style-name="T362">, viewing a hammer would </text:span><text:span text:style-name="T363">imply 'hammering', which induces an attentional </text:span><text:soft-page-break/><text:span text:style-name="T363">shift towards the hammer's head rather than its handle</text:span><text:span text:style-name="T336">, because in daily life that would be the most probably location </text:span><text:span text:style-name="T362">of a (to-be-hammered-on) nail</text:span><text:span text:style-name="T337">. </text:span><text:span text:style-name="T361">Note that both Myachykov and colleagues </text:span><text:reference-mark-start text:name="ZOTERO_ITEM CSL_CITATION {&quot;citationID&quot;:&quot;urhgemjte&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9yuMHKmR64"/><text:span text:style-name="T361">(2013)</text:span><text:reference-mark-end text:name="ZOTERO_ITEM CSL_CITATION {&quot;citationID&quot;:&quot;urhgemjte&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9yuMHKmR64"/><text:span text:style-name="T361"> and Roberts and Humphreys </text:span><text:reference-mark-start text:name="ZOTERO_ITEM CSL_CITATION {&quot;citationID&quot;:&quot;ofxyX69v&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HWnTdAhi5i"/><text:span text:style-name="T361">(2011)</text:span><text:reference-mark-end text:name="ZOTERO_ITEM CSL_CITATION {&quot;citationID&quot;:&quot;ofxyX69v&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HWnTdAhi5i"/><text:span text:style-name="T361"> assume that object affordances induce an attentional shift</text:span><text:span text:style-name="T371">, but do so in opposite manners: They </text:span><text:span text:style-name="T361">respectively </text:span><text:span text:style-name="T371">refer</text:span><text:span text:style-name="T361"> to the handle versus the non-handle as the action-related part. For the sake of clarity, we refer to the former as the 'affordance account', and to the latter as the 'action-directon account'. </text:span></text:p>
      <text:p text:style-name="Text_20_body"><text:span text:style-name="T337">To test </text:span><text:span text:style-name="T361">their </text:span><text:span text:style-name="T337">prediction, </text:span><text:span text:style-name="T361">Roberts and Humphreys </text:span><text:reference-mark-start text:name="ZOTERO_ITEM CSL_CITATION {&quot;citationID&quot;:&quot;g4l4arutd&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1LWDCnJeV3"/><text:span text:style-name="T361">(Roberts &amp; Humphreys, 2011)</text:span><text:reference-mark-end text:name="ZOTERO_ITEM CSL_CITATION {&quot;citationID&quot;:&quot;g4l4arutd&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1LWDCnJeV3"/><text:span text:style-name="T361"> </text:span><text:span text:style-name="T337">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asz0lrNs7j"/><text:span text:style-name="T337">(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asz0lrNs7j"/><text:span text:style-name="T337"> in which graspable objects functioned as central cues. As hypothesised, they found a cueing effect at the non-handled part of the object, </text:span><text:span text:style-name="T338">from which they concluded </text:span><text:span text:style-name="T372">that </text:span><text:span text:style-name="T351">visuospatial attention is </text:span><text:span text:style-name="T372">indeed </text:span><text:span text:style-name="T351">influenced by affordances</text:span><text:span text:style-name="T337">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uuWAwwRE8w"/><text:span text:style-name="T337">(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uuWAwwRE8w"/><text:span text:style-name="T337">. </text:span><text:span text:style-name="T339">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339">(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339"> employed a similar paradigm to test </text:span><text:span text:style-name="T360">an</text:span><text:span text:style-name="T339"> opposite hypothesis, namely whether </text:span><text:span text:style-name="T340">visuospatial attention </text:span><text:span text:style-name="T352">was</text:span><text:span text:style-name="T340"> directed </text:span><text:span text:style-name="T307">towards </text:span><text:span text:style-name="T340">objects' handles. </text:span><text:span text:style-name="T352">However</text:span><text:span text:style-name="T340">, </text:span><text:span text:style-name="T373">they did not find such a bias. Their </text:span><text:span text:style-name="T374">participants </text:span><text:span text:style-name="T373">showed </text:span><text:span text:style-name="T353">equal</text:span><text:span text:style-name="T354">ly large</text:span><text:span text:style-name="T353"> </text:span><text:span text:style-name="T340">cueing effects at both the handled and the non-handed side of graspable objects, compared to completely uncued locations. </text:span><text:span text:style-name="T355">From these results, the authors concluded that viewing a graspable object does </text:span><text:span text:style-name="T309">not</text:span><text:span text:style-name="T355"> induce an attentional shift towards its handle</text:span><text:span text:style-name="T340"> </text:span><text:reference-mark-start text:name="ZOTERO_ITEM CSL_CITATION {&quot;citationID&quot;:&quot;1pvvkt1bl7&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SFG2BktRpZ"/><text:span text:style-name="T340">(Vainio et al., 2007)</text:span><text:reference-mark-end text:name="ZOTERO_ITEM CSL_CITATION {&quot;citationID&quot;:&quot;1pvvkt1bl7&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SFG2BktRpZ"/><text:span text:style-name="T340">.</text:span></text:p>
      <text:p text:style-name="Text_20_body"><text:span text:style-name="T340">The discrepancy between the results from the cueing paradigms </text:span><text:span text:style-name="T357">and the previously-mentioned eye-movement study </text:span><text:span text:style-name="T359">is clear</text:span><text:span text:style-name="T340">. </text:span><text:span text:style-name="T357">Where the cueing paradigms demonstrated an </text:span><text:span text:style-name="T340">attentional shift away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lqkXsYx2mX"/><text:span text:style-name="T340">(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lqkXsYx2mX"/><text:span text:style-name="T340">, </text:span><text:span text:style-name="T375">or </text:span><text:span text:style-name="T340">no attentional shift </text:span><text:span text:style-name="T375">at all</text:span><text:span text:style-name="T340">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340">(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340">, </text:span><text:span text:style-name="T357">Myachykov and colle</text:span><text:span text:style-name="T358">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tXFOiR0Obv"/><text:span text:style-name="T358">(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tXFOiR0Obv"/><text:span text:style-name="T358"> found </text:span><text:span text:style-name="T340">a bias towards the handle. </text:span><text:span text:style-name="T376">Importantly,</text:span><text:span text:style-name="T356"> </text:span><text:span text:style-name="T377">in </text:span><text:span text:style-name="T341">none of these studies </text:span><text:span text:style-name="T377">the </text:span><text:span text:style-name="T341">center of gravity of the stimuli </text:span><text:span text:style-name="T377">was taken </text:span><text:span text:style-name="T356">into account</text:span><text:span text:style-name="T341">. </text:span><text:span text:style-name="T342">Therefore, with the current study we aimed to further investigate eye movements (and, by inference, attention) along graspable objects, and </text:span><text:span text:style-name="T378">to determine</text:span><text:span text:style-name="T342"> whether higher-level affordance effects </text:span><text:span text:style-name="T318">'survive' </text:span><text:span text:style-name="T342">a </text:span><text:span text:style-name="T318">potential </text:span><text:span text:style-name="T379">low-level </text:span><text:span text:style-name="T318">center-of-gravity effect.</text:span></text:p>
      <text:h text:style-name="P71" text:outline-level="2"><text:soft-page-break/>The current study </text:h>
      <text:p text:style-name="P13"><text:span text:style-name="T555">T</text:span><text:span text:style-name="T490">he purpose of the current study was to simultaneously investigate the low-level </text:span><text:span text:style-name="T555">global </text:span><text:span text:style-name="T490">effect, and the more high-level affordance </text:span><text:span text:style-name="T555">effect </text:span><text:span text:style-name="T490">on eye</text:span><text:span text:style-name="T555"> </text:span><text:span text:style-name="T490">movements towards isolated </text:span><text:span text:style-name="T555">graspable </text:span><text:span text:style-name="T490">objects. </text:span><text:span text:style-name="T556">To this end, we measured saccadic landing positions of initial saccades, that brought the</text:span><text:span text:style-name="T490"> peripherally-presented stimulus into participants' foveal vision, </text:span><text:span text:style-name="T632">and subsequent </text:span><text:span text:style-name="T556">within-object refixations (i.e., extra eye movements that participants made before providing a response).</text:span></text:p>
      <text:p text:style-name="Text_20_body"><text:span text:style-name="T416">To </text:span><text:span text:style-name="T434">foresee </text:span><text:span text:style-name="T491">the results, in line with a center-of-gravity account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OMMERB4j3R"/><text:span text:style-name="T491">(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OMMERB4j3R"/><text:span text:style-name="T491">, initial saccades were directed towards the center of gravity of object</text:span><text:span text:style-name="T557">s. </text:span><text:span text:style-name="T633">T</text:span><text:span text:style-name="T557">he </text:span><text:span text:style-name="T415">subsequent </text:span><text:span text:style-name="T557">saccades</text:span><text:span text:style-name="T416"> </text:span><text:span text:style-name="T492">were</text:span><text:span text:style-name="T415"> systematically directed </text:span><text:span text:style-name="T281">away</text:span><text:span text:style-name="T415"> from the objects' handle, </text:span><text:span text:style-name="T557">towards the object's non-handled part. This bias </text:span><text:span text:style-name="T492">bias could not be explained by </text:span><text:span text:style-name="T634">a </text:span><text:span text:style-name="T492">low-level saliency effect. These results are in contrast with the idea of automatic attentional capture by potentials for action in general </text:span><text:reference-mark-start text:name="ZOTERO_ITEM CSL_CITATION {&quot;citationID&quot;:&quot;7ffa2ev1u&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2LbuRinMYW"/><text:span text:style-name="T492">(Handy et al., 2003)</text:span><text:reference-mark-end text:name="ZOTERO_ITEM CSL_CITATION {&quot;citationID&quot;:&quot;7ffa2ev1u&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2LbuRinMYW"/><text:span text:style-name="T492">, and a previous study on affordances and eye movements in particular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492">(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492">. </text:span></text:p>
      <text:h text:style-name="P75" text:outline-level="1">Experiment 1</text:h>
      <text:h text:style-name="P72" text:outline-level="2">Methods</text:h>
      <text:h text:style-name="P56" text:outline-level="3">Participants</text:h>
      <text:p text:style-name="P5"><text:span text:style-name="T118">Eighteen</text:span><text:span text:style-name="T117"> observers participated in </text:span><text:span text:style-name="T269">Experiment 1</text:span><text:span text:style-name="T117">. All were right-handed, had normal or corrected-to-normal vision, and were naive as to the purpose of the experiment. They received payment (</text:span><text:span text:style-name="T120">€10 </text:span><text:span text:style-name="T136">per hour) </text:span><text:span text:style-name="T117">in return for their participation and gave their written informed consent, according to the Ethical Committee of Aix-Marseille Université </text:span><text:span text:style-name="T493">and </text:span><text:span text:style-name="T140">the Declaration of Helsinki,</text:span><text:span text:style-name="T117"> </text:span><text:span text:style-name="T117">prior to the experiment.</text:span></text:p>
      <text:h text:style-name="P57" text:outline-level="3">Apparatus</text:h>
      <text:p text:style-name="P6"><text:span text:style-name="T116">Participants sat in front of a computer screen in a dimly-lit room. Stimulus presentation was </text:span><text:soft-page-break/><text:span text:style-name="T116">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2">(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116">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116">(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116"> on a 2</text:span><text:span text:style-name="T141">1</text:span><text:span text:style-name="T116">'' CRT monitor with a resolution of 1024 by 768 pixels and a refresh rate of 10</text:span><text:span text:style-name="T394">0</text:span><text:span text:style-name="T116"> Hz. The distance between participants' eyes and the monitor was approximately </text:span><text:span text:style-name="T141">75 </text:span><text:span text:style-name="T116">cm and was kept constant by stabilizing participants' heads with a chin rest. Manual responses were collected on a </text:span><text:span text:style-name="T143">button box</text:span><text:span text:style-name="T116">. Eye-position data were recorded by an EyeLink 1000 head-mounted system (SR </text:span><text:span text:style-name="T116">Research Ltd., Mississauga, Ontario, Canada) with a sampling rate of 1000 Hz. </text:span></text:p>
      <text:h text:style-name="P56" text:outline-level="3">Materials</text:h>
      <text:p text:style-name="P22"><text:span text:style-name="T200">We selected </text:span><text:span text:style-name="T201">e</text:span><text:span text:style-name="T143">ighteen coloured photographs </text:span><text:span text:style-name="T202">of daily-life objects </text:span><text:span text:style-name="T143">from the 'Ecological alternative to Snodgrass &amp; and Vanderwart' stimulus set </text:span><text:reference-mark-start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text:span text:style-name="T6">(Moreno-Martínez &amp; Montoro, 2012)</text:span><text:reference-mark-end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text:span text:style-name="T143"> and the 'Bank of standardized stimuli' </text:span><text:reference-mark-start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text:span text:style-name="T143">(Brodeur, Dionne-Dostie, Montreuil, Lepage, &amp; Op de Beeck, 2010)</text:span><text:reference-mark-end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text:span text:style-name="T143"> </text:span><text:span text:style-name="T200">as our stimuli.</text:span><text:span text:style-name="T143"> Half of </text:span><text:span text:style-name="T203">the </text:span><text:span text:style-name="T143">objects were kitchen </text:span><text:span text:style-name="T204">utensils</text:span><text:span text:style-name="T143">, whereas the other half were garage tools. All objects were relatively long and narrow, and were presented horizontally. Per category, six objects were 'handled objects' (e.g. a knife). The </text:span><text:span text:style-name="T205">remaining objects were </text:span><text:span text:style-name="T206">more symmetrical and equally graspable on both sides (e.g. a ruler). The latter were used </text:span><text:span text:style-name="T207">as</text:span><text:span text:style-name="T206"> filler</text:span><text:span text:style-name="T207">s</text:span><text:span text:style-name="T206">, to retain participants' </text:span><text:span text:style-name="T207">naivety</text:span><text:span text:style-name="T206"> as to the purpose of our experiment, and were not included in the analyses.</text:span></text:p>
      <text:h text:style-name="P58" text:outline-level="3">Design</text:h>
      <text:p text:style-name="P23"><text:span text:style-name="T27">O</text:span><text:span text:style-name="T24">bjects were </text:span><text:span text:style-name="T40">presented</text:span><text:span text:style-name="T24"> in two different </text:span><text:span text:style-name="T11">orientations </text:span><text:span text:style-name="T24">such that their handle </text:span><text:span text:style-name="T37">was </text:span><text:span text:style-name="T24">pointing either towards the left or to</text:span><text:span text:style-name="T33">wards</text:span><text:span text:style-name="T24"> the right. Consequently, the </text:span><text:span text:style-name="T30">object's </text:span><text:span text:style-name="T40">orientation</text:span><text:span text:style-name="T30"><text:note text:id="ftn1" text:note-class="footnote"><text:note-citation>1</text:note-citation><text:note-body><text:p text:style-name="Footnote"><text:span text:style-name="T24">For the sake of </text:span><text:span text:style-name="T28">completeness </text:span><text:span text:style-name="T24">the symmetrical </text:span><text:span text:style-name="T27">filler </text:span><text:span text:style-name="T24">objects </text:span><text:span text:style-name="T30">(see above) </text:span><text:span text:style-name="T24">were rotated as well, although for these </text:span><text:span text:style-name="T26">objects n</text:span><text:span text:style-name="T24">o orientation-dependent preferred grasp was assumed.</text:span></text:p></text:note-body></text:note></text:span><text:span text:style-name="T30"> </text:span><text:span text:style-name="T34">could be</text:span><text:span text:style-name="T32"> </text:span><text:span text:style-name="T24">compatible with </text:span><text:span text:style-name="T30">either </text:span><text:span text:style-name="T24">a right- </text:span><text:span text:style-name="T30">or </text:span><text:span text:style-name="T24">a left-handed grasp, </text:span><text:span text:style-name="T35">which </text:span><text:span text:style-name="T36">typically </text:span><text:span text:style-name="T39">results in affordance effects on manual </text:span><text:span text:style-name="T39">responses</text:span>.<text:span text:style-name="T435"> </text:span></text:p>
      <text:p text:style-name="P23"><text:span text:style-name="T436">We crossed the orientation manipulation with a contrast manipulation (contrast degraded at the </text:span><text:soft-page-break/><text:span text:style-name="T436">left or the right side of the object, or no contrast manipulation), resulting in a 3x2 within-subjects factorial design. </text:span><text:span text:style-name="T437">Because the mere purpose of the </text:span><text:span text:style-name="T494">contrast</text:span><text:span text:style-name="T437"> manipulation was to perform sanity checks </text:span><text:span text:style-name="T495">on</text:span><text:span text:style-name="T437"> our center-of-gravity and salienc</text:span><text:span text:style-name="T561">y</text:span><text:span text:style-name="T437">-</text:span><text:span text:style-name="T561">map </text:span><text:span text:style-name="T437">calculations </text:span><text:span text:style-name="T495">(see below)</text:span><text:span text:style-name="T437">, </text:span><text:span text:style-name="T438">the methods and </text:span><text:span text:style-name="T437">results </text:span><text:span text:style-name="T562">of</text:span><text:span text:style-name="T437"> the contrast-degraded trials are not discussed in the main text </text:span><text:span text:style-name="T77">(but see Supplementary Materials)</text:span><text:span text:style-name="T437">.</text:span></text:p>
      <text:p text:style-name="Text_20_body"><text:span text:style-name="T42">T</text:span><text:span text:style-name="T38">o induce a wide range of saccade latencies</text:span><text:span text:style-name="T24">, we varied </text:span><text:span text:style-name="T43">the time interval between the offset of the fixation dot and the onset of the target object </text:span><text:reference-mark-start text:name="ZOTERO_ITEM CSL_CITATION {&quot;citationID&quot;:&quot;uFQGeFWq&quot;,&quot;properties&quot;:{&quot;unsorted&quot;:true,&quot;formattedCitation&quot;:&quot;(i.e. a gap manipulation, cf. Saslow, 1967; Rolfs &amp; Vitu, 2007)&quot;,&quot;plainCitation&quot;:&quot;(i.e. a gap manipulation, cf. 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label&quot;:&quot;page&quot;,&quot;prefix&quot;:&quot;i.e. a gap manipulation, cf. &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URL&quot;:&quot;http://www.journalofvision.org/content/7/10/7&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g8egxYrpN9"/><text:span text:style-name="T43">(i.e. a gap manipulation, cf. Saslow, 1967; Rolfs &amp; Vitu, 2007)</text:span><text:reference-mark-end text:name="ZOTERO_ITEM CSL_CITATION {&quot;citationID&quot;:&quot;uFQGeFWq&quot;,&quot;properties&quot;:{&quot;unsorted&quot;:true,&quot;formattedCitation&quot;:&quot;(i.e. a gap manipulation, cf. Saslow, 1967; Rolfs &amp; Vitu, 2007)&quot;,&quot;plainCitation&quot;:&quot;(i.e. a gap manipulation, cf. 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label&quot;:&quot;page&quot;,&quot;prefix&quot;:&quot;i.e. a gap manipulation, cf. &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URL&quot;:&quot;http://www.journalofvision.org/content/7/10/7&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g8egxYrpN9"/><text:span text:style-name="T43">. </text:span><text:span text:style-name="T45">Furthermore, objects were presented either in the upper or in the lower visual field. </text:span><text:span text:style-name="T53">We randomly varied b</text:span><text:span text:style-name="T44">oth </text:span><text:span text:style-name="T60">variables within blocks</text:span><text:span text:style-name="T44">, </text:span><text:span text:style-name="T45">but, </text:span><text:span text:style-name="T53">because</text:span><text:span text:style-name="T45"> they were not of our primary interest, </text:span><text:span text:style-name="T53">did not cross them </text:span><text:span text:style-name="T44">in our factorial design. </text:span><text:span text:style-name="T25">Finally, </text:span><text:span text:style-name="T9">trial lists </text:span><text:span text:style-name="T25">per block were generated according to a Latin-square design </text:span><text:span text:style-name="T41">to make sure that </text:span><text:span text:style-name="T25">potential object-repetition effects </text:span><text:span text:style-name="T31">would not</text:span><text:span text:style-name="T25"> be confounded with any of the manipulations of interest. </text:span></text:p>
      <text:h text:style-name="P59" text:outline-level="3">Procedure</text:h>
      <text:p text:style-name="P40"><text:span text:style-name="T144">The experiment started with a nine-point grid calibration procedure. </text:span>Before the start of each trial, a <text:span text:style-name="T263">one-point eye</text:span><text:span text:style-name="T496">-</text:span><text:span text:style-name="T263">trac</text:span><text:span text:style-name="T179">ker recalibration (</text:span><text:span text:style-name="T180">'</text:span><text:span text:style-name="T179">drift correction</text:span><text:span text:style-name="T180">'</text:span><text:span text:style-name="T179">) was performed. </text:span><text:span text:style-name="T142">The trial proper started with a central black fixation dot (0.24</text:span><text:span text:style-name="T122">°</text:span><text:span text:style-name="T142">). After a random </text:span><text:span text:style-name="T146">interval</text:span><text:span text:style-name="T142"> </text:span><text:span text:style-name="T146">(μ = </text:span><text:span text:style-name="T181">400</text:span><text:span text:style-name="T146"> ms, σ = 50 ms, from a </text:span><text:span text:style-name="T183">Gaussian</text:span><text:span text:style-name="T146">, minimum = </text:span><text:span text:style-name="T181">200 </text:span><text:span text:style-name="T182">ms</text:span><text:span text:style-name="T181">, max</text:span><text:span text:style-name="T208">imum</text:span><text:span text:style-name="T181"> = 1000 </text:span><text:span text:style-name="T182">ms)</text:span><text:span text:style-name="T142">, and only when participant</text:span><text:span text:style-name="T182">s</text:span><text:span text:style-name="T142"> fixated the dot </text:span><text:span text:style-name="T144">(i.e., when vertical stable fixation position did not differ more than 0.75</text:span><text:span text:style-name="T125">°</text:span><text:span text:style-name="T144"> from the </text:span><text:span text:style-name="T208">center</text:span><text:span text:style-name="T144">)</text:span><text:span text:style-name="T142">, the target object appeared </text:span><text:span text:style-name="T146">in </text:span><text:span text:style-name="T142">the upper or lower visual field. </text:span><text:span text:style-name="T245">Ve</text:span><text:span text:style-name="T142">rtical eccentricity was varied randomly (between 5</text:span><text:span text:style-name="T122">° and </text:span><text:span text:style-name="T119">7° </text:span><text:span text:style-name="T121">above or below fixation</text:span><text:span text:style-name="T119">). </text:span><text:span text:style-name="T131">The object's center (i.e. the middle of the bitmap) was aligned on the vertical meridian. </text:span></text:p>
      <text:p text:style-name="P39"><text:span text:style-name="T142">Participants were</text:span> instructed to <text:span text:style-name="T291">look at the object and </text:span>categorise <text:span text:style-name="T291">it </text:span>as either a kitchen utensil or a garage tool <text:span text:style-name="T291">by making </text:span>a right- or a left-handed button press. <text:span text:style-name="T291">Button presses </text:span><text:span text:style-name="T142">could only be collected if participants </text:span><text:span text:style-name="T147">gazed at</text:span><text:span text:style-name="T142"> the object </text:span><text:span text:style-name="T145">(i.e. when vertical stable fixation position did not differ more than </text:span><text:soft-page-break/><text:span text:style-name="T145">1.5</text:span><text:span text:style-name="T123">° from the vertical center of the object)</text:span>. <text:span text:style-name="T298">If a fixation check took more than </text:span><text:span text:style-name="T184">1000</text:span><text:span text:style-name="T298"> ms to complete, it was considered as a timeout.</text:span></text:p>
      <text:p text:style-name="P39"><text:span text:style-name="T439">T</text:span>he hand of response <text:span text:style-name="T439">(left or right)</text:span> could be either compatible or incompatible with the grasp afforded by <text:span text:style-name="T439">the object</text:span><text:span text:style-name="T440">'s handle (pointing towards the left or right). </text:span>Importantly, this <text:span text:style-name="T497">stimulus-response </text:span>compatibility <text:span text:style-name="T264">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p>
      <text:p text:style-name="P11"><text:span text:style-name="T119">The object remained on screen until a response was made or a timeout of 2500 ms occurred. Depending on the correctness of the response, a red (for incorrect) or a green (for correct) fixation dot </text:span><text:span text:style-name="T132">(500 ms) </text:span><text:span text:style-name="T119">inform</text:span><text:span text:style-name="T135">ed</text:span><text:span text:style-name="T119"> participants about their accuracy. At the end of every block participants were provided with their average response time and accuracy, and received a warning message asking to try to be more accurate if their accuracy was below 85 percent. </text:span></text:p>
      <text:p text:style-name="P11"><text:span text:style-name="T46">The experiment contained </text:span><text:span text:style-name="T47">6</text:span><text:span text:style-name="T46"> blocks of 96 trials, </text:span><text:span text:style-name="T61">and commenced with 6</text:span><text:span text:style-name="T29"> practice trials. The response rule (e.g. 'left for kitchen, right for garage') was swapped half-way the experiment, and the order of response rules was counterbalanced across participants. </text:span></text:p>
      <text:h text:style-name="P61" text:outline-level="3">Normalisation <text:span text:style-name="T300">of landing positions</text:span></text:h>
      <text:p text:style-name="P41"><text:span text:style-name="T161">The bitmaps of our stimuli </text:span><text:span text:style-name="T150">were </text:span><text:span text:style-name="T162">7.28</text:span><text:span text:style-name="T125">°</text:span><text:span text:style-name="T162"> </text:span><text:span text:style-name="T186">by</text:span><text:span text:style-name="T162"> 5.45</text:span><text:span text:style-name="T125">°, </text:span><text:span text:style-name="T127">but </text:span><text:span text:style-name="T151">because </text:span><text:span text:style-name="T164">they </text:span><text:span text:style-name="T151">consist</text:span><text:span text:style-name="T163">ed</text:span><text:span text:style-name="T151"> of </text:span><text:span text:style-name="T150">a wh</text:span><text:span text:style-name="T150">ite background </text:span><text:span text:style-name="T151">on which</text:span><text:span text:style-name="T150"> a photograph of an object </text:span><text:span text:style-name="T164">was </text:span><text:span text:style-name="T150">superimposed, </text:span><text:span text:style-name="T151">the actual </text:span><text:span text:style-name="T150">objects were not of exactly </text:span><text:span text:style-name="T151">the same </text:span><text:span text:style-name="T150">size </text:span><text:span text:style-name="T182">(</text:span><text:span text:style-name="T124">4.4°</text:span><text:span text:style-name="T128">-</text:span><text:span text:style-name="T124">5.7° </text:span><text:span text:style-name="T129">by</text:span><text:span text:style-name="T128"> </text:span><text:span text:style-name="T126">0.65</text:span><text:span text:style-name="T125">°</text:span><text:span text:style-name="T128">-</text:span><text:span text:style-name="T126">2.02</text:span><text:span text:style-name="T125">°</text:span><text:span text:style-name="T128">)</text:span><text:span text:style-name="T150">. To </text:span><text:span text:style-name="T164">nonetheless</text:span><text:span text:style-name="T150"> be able to average across objects, we normalised </text:span><text:span text:style-name="T164">saccadic landing positions</text:span><text:span text:style-name="T150"> according to the following procedure. </text:span><text:span text:style-name="T151">Firstly, the original landing-position coordinates as detected by the EyeLink (with the top left corner of the screen as the origin) were transformed such that they were relative to the center of the bitmap. Next, </text:span><text:span text:style-name="T150">a </text:span><text:span text:style-name="T165">just-fitting</text:span><text:span text:style-name="T150"> imaginary box was drawn around the actual-photograph part of the bitmap. </text:span><text:span text:style-name="T185">Then</text:span><text:span text:style-name="T151">, the x- </text:span><text:span text:style-name="T165">and y-</text:span><text:span text:style-name="T151">coordinates of the </text:span><text:span text:style-name="T165">transformed </text:span><text:span text:style-name="T151">landing positions were divided by the width </text:span><text:span text:style-name="T166">and the height </text:span><text:span text:style-name="T151">of the </text:span><text:soft-page-break/><text:span text:style-name="T151">bitmap, </text:span><text:span text:style-name="T166">respectively. </text:span><text:span text:style-name="T186">Finally, landing positions were transformed such that, irrespective of the object's orientation, positive x-coordinates indicated a landing position towards the handle.</text:span><text:span text:style-name="T209"> </text:span><text:span text:style-name="T246">Thus</text:span><text:span text:style-name="T209">, 0 would indicate that </text:span><text:span text:style-name="T186">the eyes landed at the center of a given object, whereas </text:span><text:span text:style-name="T247">0.5 </text:span><text:span text:style-name="T210">would indicate that the eyes landed at the extreme end of the object's handle. </text:span><text:span text:style-name="T209">Note that because we manipulated </text:span><text:span text:style-name="T211">object orientation </text:span><text:span text:style-name="T209">(left, right) on the x-axis, we were mainly interested </text:span><text:span text:style-name="T210">in</text:span><text:span text:style-name="T209"> the x-coordinates of the landing positions.</text:span></text:p>
      <text:h text:style-name="P69" text:outline-level="3">Center of gravity</text:h>
      <text:p text:style-name="P14"><text:span text:style-name="T55">To investigate to what extent the center of gravity of </text:span><text:span text:style-name="T57">a</text:span><text:span text:style-name="T55"> stimulus explains where the eyes land, w</text:span><text:span text:style-name="T49">e analyse</text:span><text:span text:style-name="T48">d</text:span><text:span text:style-name="T49"> landing positions in two different ways: relative to the </text:span><text:span text:style-name="T62">objects' center </text:span><text:span text:style-name="T49">(as explained above), </text:span><text:span text:style-name="T48">and</text:span><text:span text:style-name="T49"> relative to </text:span><text:span text:style-name="T63">its </text:span><text:span text:style-name="T64">weighted </text:span><text:span text:style-name="T48">center of gravity </text:span><text:span text:style-name="T50">(</text:span><text:span text:style-name="T57">in terms of contrast with the background, </text:span><text:span text:style-name="T50">see Supplementary Methods</text:span><text:span text:style-name="T55">). </text:span><text:span text:style-name="T51">As a consequence, for the latter dependent </text:span><text:span text:style-name="T54">variable</text:span><text:span text:style-name="T51"> a landing position of </text:span><text:span text:style-name="T65">0</text:span><text:span text:style-name="T51"> would indicate that the eyes landed exactly on an object's center of gravity. </text:span><text:span text:style-name="T69">Zeggen dat on average bias = away.</text:span></text:p>
      <text:h text:style-name="P60" text:outline-level="3">Statistical tests</text:h>
      <text:p text:style-name="P14"><text:span text:style-name="T52">The critical test for </text:span><text:span text:style-name="T55">both dependent variables was </text:span><text:span text:style-name="T52">whether </text:span><text:span text:style-name="T66">their values differed</text:span><text:span text:style-name="T52"> significantly from their respective reference point</text:span><text:span text:style-name="T58">s</text:span><text:span text:style-name="T52"> (i.e., center, or center of gravity). We tested this by carrying out </text:span><text:span text:style-name="T59">Bonferroni-corrected </text:span><text:span text:style-name="T52">one-sample t-tests. </text:span><text:span text:style-name="T66">We </text:span><text:span text:style-name="T52">tested landing positions of three saccades </text:span><text:span text:style-name="T56">(see below)</text:span><text:span text:style-name="T52"> with two different reference points, </text:span><text:span text:style-name="T67">resulting in </text:span><text:span text:style-name="T52">a </text:span><text:span text:style-name="T59">critical</text:span><text:span text:style-name="T52"> alpha </text:span><text:span text:style-name="T59">level</text:span><text:span text:style-name="T52"> of .</text:span><text:span text:style-name="T59">05/6 = </text:span><text:span text:style-name="T52">008. </text:span><text:span text:style-name="T68">Despite the corrected alpha level, error bars in the Figures indicate 95% within-subject confidence intervals, as obtained by the method described by Cousineau </text:span><text:reference-mark-start text:name="ZOTERO_ITEM CSL_CITATION {&quot;citationID&quot;:&quot;m5rDTmCl&quot;,&quot;properties&quot;:{&quot;formattedCitation&quot;:&quot;(2005)&quot;,&quot;plainCitation&quot;:&quot;(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uppress-author&quot;:true}],&quot;schema&quot;:&quot;https://github.com/citation-style-language/schema/raw/master/csl-citation.json&quot;} RNDPXffRe62hm"/><text:span text:style-name="T68">(2005)</text:span><text:reference-mark-end text:name="ZOTERO_ITEM CSL_CITATION {&quot;citationID&quot;:&quot;m5rDTmCl&quot;,&quot;properties&quot;:{&quot;formattedCitation&quot;:&quot;(2005)&quot;,&quot;plainCitation&quot;:&quot;(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uppress-author&quot;:true}],&quot;schema&quot;:&quot;https://github.com/citation-style-language/schema/raw/master/csl-citation.json&quot;} RNDPXffRe62hm"/><text:span text:style-name="T68">.</text:span></text:p>
      <text:h text:style-name="P73" text:outline-level="2">Results</text:h>
      <text:p text:style-name="P28"><text:span text:style-name="T187">Trials were </text:span><text:span text:style-name="T212">excluded</text:span><text:span text:style-name="T187"> </text:span><text:span text:style-name="T188">according to the following criteria: </text:span><text:span text:style-name="T189">the EyeLink </text:span><text:span text:style-name="T149">saccade-detection </text:span><text:soft-page-break/><text:span text:style-name="T189">algo</text:span><text:span text:style-name="T267">rithm </text:span><text:span text:style-name="T299">(</text:span><text:span text:style-name="T116">SR Research Ltd., Mississauga, Ontario, Canada</text:span><text:span text:style-name="T299">) </text:span><text:span text:style-name="T296">detected no saccades </text:span><text:span text:style-name="T267">(</text:span><text:span text:style-name="T73">0.04%</text:span><text:span text:style-name="T267">), </text:span><text:span text:style-name="T498">no correct response was given</text:span><text:span text:style-name="T297"> (</text:span><text:span text:style-name="T96">5.43%</text:span><text:span text:style-name="T297">), </text:span><text:span text:style-name="T649">the initial saccade did not cross an imaginary line between the center and the smallest-possible target eccentricity </text:span><text:span text:style-name="T106">(%</text:span><text:span text:style-name="T649">), </text:span><text:span text:style-name="T650">an</text:span><text:span text:style-name="T649"> anticipatory saccade </text:span><text:span text:style-name="T651">(&lt; 0) </text:span><text:span text:style-name="T649">was made (</text:span><text:span text:style-name="T106">%</text:span><text:span text:style-name="T649">) </text:span><text:span text:style-name="T441">or </text:span><text:span text:style-name="T297">the gaze-contingent fixation checks failed </text:span><text:span text:style-name="T298">or timed out (</text:span><text:span text:style-name="T96">1</text:span><text:span text:style-name="T97">8</text:span><text:span text:style-name="T96">.32%</text:span><text:span text:style-name="T298">), </text:span><text:span text:style-name="T106">vertical saccade crossed a</text:span><text:span text:style-name="T298">. </text:span><text:span text:style-name="T158">F</text:span><text:span text:style-name="T148">or the rest, </text:span><text:span text:style-name="T149">the default thresholds of the EyeLink saccade-detection algorithm (</text:span><text:span text:style-name="T143">SR Research Ltd., Mississauga, Ontario, Canada</text:span><text:span text:style-name="T149">) </text:span><text:span text:style-name="T148">were used. </text:span></text:p>
      <text:h text:style-name="P62" text:outline-level="3">Manual responses</text:h>
      <text:p text:style-name="P24"><text:span text:style-name="T191">The </text:span><text:span text:style-name="T213">stimulus-response-compatibility paradigm </text:span><text:span text:style-name="T225">employed</text:span><text:span text:style-name="T191"> in Experiment 1</text:span><text:span text:style-name="T214"> </text:span><text:span text:style-name="T213">typically </text:span><text:span text:style-name="T215">results in</text:span><text:span text:style-name="T213"> </text:span><text:span text:style-name="T216">an </text:span><text:span text:style-name="T213">affordance effect </text:span><text:span text:style-name="T216">on manual responses, </text:span><text:span text:style-name="T217">such that </text:span><text:span text:style-name="T213">right-handed button presses are facilitated when the object is oriented with its handle to the right, </text:span><text:span text:style-name="T248">and vice versa </text:span><text:span text:style-name="T213">for left-handed button presses </text:span><text:reference-mark-start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213">(e.g. Tucker &amp; Ellis, 1998)</text:span><text:reference-mark-end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213">. </text:span><text:span text:style-name="T190">To test for this effect, we carried out a two-factorial repeated measu</text:span><text:span text:style-name="T191">res analysis of variance (ANOVA) with response hand (left, right) and handle orientation (left, </text:span><text:span text:style-name="T218">right</text:span><text:span text:style-name="T191">) as within-subject factors, and mean correct response time (RT) as the dependent variable. Trials on which RT </text:span><text:span text:style-name="T190">deviated more than 2.5 SD's from participants' condition means were excluded from the analysis </text:span><text:span text:style-name="T192">(</text:span><text:span text:style-name="T98">2.89%</text:span><text:span text:style-name="T192">)</text:span><text:span text:style-name="T190">. </text:span><text:span text:style-name="T192">I</text:span><text:span text:style-name="T191">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91">(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91">, </text:span><text:span text:style-name="T160">in our study the interaction between </text:span><text:span text:style-name="T170">response </text:span><text:span text:style-name="T219">hand </text:span><text:span text:style-name="T170">and handle orientation </text:span><text:span text:style-name="T160">did not </text:span><text:span text:style-name="T220">approach</text:span><text:span text:style-name="T160"> </text:span><text:span text:style-name="T226">significance </text:span><text:span text:style-name="T99">(</text:span><text:span text:style-name="T288">F</text:span><text:span text:style-name="T99">(</text:span><text:span text:style-name="T100">1,17</text:span><text:span text:style-name="T99">) = </text:span><text:span text:style-name="T100">0.37</text:span><text:span text:style-name="T99">, </text:span><text:span text:style-name="T288">p</text:span><text:span text:style-name="T99"> = </text:span><text:span text:style-name="T100">0.55</text:span><text:span text:style-name="T99">).</text:span></text:p>
      <text:h text:style-name="P64" text:outline-level="3"><text:span text:style-name="T168">L</text:span><text:span text:style-name="T167">anding positi</text:span><text:span text:style-name="T167">ons</text:span></text:h>
      <text:p text:style-name="P15"><text:span text:style-name="T249">P</text:span><text:span text:style-name="T169">articipants </text:span><text:span text:style-name="T171">needed at least </text:span><text:span text:style-name="T169">one </text:span><text:span text:style-name="T172">(100%)</text:span><text:span text:style-name="T169">, two (</text:span><text:span text:style-name="T101">70</text:span><text:span text:style-name="T169">%) or three (</text:span><text:span text:style-name="T101">19</text:span><text:span text:style-name="T169">%) saccades </text:span><text:span text:style-name="T171">before </text:span><text:span text:style-name="T221">responding</text:span><text:span text:style-name="T169">. </text:span><text:span text:style-name="T221">The landing positions of </text:span><text:span text:style-name="T249">t</text:span><text:span text:style-name="T221">he</text:span><text:span text:style-name="T249">se</text:span><text:span text:style-name="T221"> first three saccades were analysed relative to the objects' center as well as relative to the objects' center of gravity.</text:span></text:p>
      <text:p text:style-name="P15"><text:soft-page-break/><text:span text:style-name="T173">Because </text:span><text:span text:style-name="T194">neither </text:span><text:span text:style-name="T173">hand of response </text:span><text:span text:style-name="T159">nor </text:span><text:span text:style-name="T173">handle orientation</text:span><text:span text:style-name="T173"><text:note text:id="ftn2" text:note-class="footnote"><text:note-citation>2</text:note-citation><text:note-body><text:p text:style-name="P43">Note that this <text:span text:style-name="T563">indicates</text:span> that the <text:span text:style-name="T271">bias towards </text:span>the handle did not differ between landing positions on handle left versus handle right trials. It does not mean that handle <text:span text:style-name="T500">orientation </text:span>had no effect on the absolute landing positions.</text:p></text:note-body></text:note></text:span><text:span text:style-name="T173"> </text:span><text:span text:style-name="T194">appeared to have an effect on our </text:span><text:span text:style-name="T159">dependent variables (</text:span><text:span text:style-name="T102">all </text:span><text:span text:style-name="T289">F</text:span><text:span text:style-name="T102">'s </text:span><text:span text:style-name="T103">&lt; 1.62</text:span><text:span text:style-name="T102">, </text:span><text:span text:style-name="T104">all </text:span><text:span text:style-name="T289">p</text:span><text:span text:style-name="T102">'s &gt; .</text:span><text:span text:style-name="T103">22</text:span><text:span text:style-name="T159">), </text:span><text:span text:style-name="T174">we </text:span><text:span text:style-name="T159">collapsed across these factors. </text:span><text:span text:style-name="T193">Trials on which landing positions deviated more than 2.5 SD's from participants' means were discarded (</text:span><text:span text:style-name="T134">≈</text:span><text:span text:style-name="T139"> 1.36%,</text:span><text:span text:style-name="T137"> exact percentages differed per saccade</text:span><text:span text:style-name="T222">)</text:span><text:span text:style-name="T193">.</text:span></text:p>
      <text:p text:style-name="P25"><text:span text:style-name="T223">Average landing positions per saccade are shown in Figure </text:span><text:span text:style-name="T227">1</text:span><text:span text:style-name="T223">. </text:span><text:span text:style-name="T224">R</text:span><text:span text:style-name="T175">elative to the objects</text:span><text:span text:style-name="T224">'</text:span><text:span text:style-name="T175"> </text:span><text:span text:style-name="T285">center </text:span><text:span text:style-name="T21">(</text:span><text:span text:style-name="T22">round markers, straight line</text:span><text:span text:style-name="T21">)</text:span><text:span text:style-name="T19">,</text:span><text:span text:style-name="T175"> initial saccade</text:span><text:span text:style-name="T224">s</text:span><text:span text:style-name="T175"> </text:span><text:span text:style-name="T224">were </text:span><text:span text:style-name="T175">slightly biased </text:span><text:span text:style-name="T285">away </text:span><text:span text:style-name="T175">from the object's handle </text:span><text:span text:style-name="T152">(</text:span><text:span text:style-name="T286">M</text:span><text:span text:style-name="T74"> = , </text:span><text:span text:style-name="T286">SD </text:span><text:span text:style-name="T74">=, </text:span><text:span text:style-name="T286">t </text:span><text:span text:style-name="T74">= , </text:span><text:span text:style-name="T286">p</text:span><text:span text:style-name="T74"> = </text:span><text:span text:style-name="T152">). This bias </text:span><text:span text:style-name="T224">wa</text:span><text:span text:style-name="T152">s </text:span><text:span text:style-name="T249">even </text:span><text:span text:style-name="T152">more pronounced for the </text:span><text:span text:style-name="T224">subsequent </text:span><text:span text:style-name="T152">refixations (</text:span><text:span text:style-name="T74">second saccade: </text:span><text:span text:style-name="T286">M</text:span><text:span text:style-name="T74"> = , </text:span><text:span text:style-name="T286">SD </text:span><text:span text:style-name="T74">= , </text:span><text:span text:style-name="T286">t </text:span><text:span text:style-name="T74">= , </text:span><text:span text:style-name="T286">p</text:span><text:span text:style-name="T74"> = ; saccade 3: </text:span><text:span text:style-name="T286">M</text:span><text:span text:style-name="T74"> = , </text:span><text:span text:style-name="T286">SD </text:span><text:span text:style-name="T74">= , </text:span><text:span text:style-name="T286">t</text:span><text:span text:style-name="T74"> = , </text:span><text:span text:style-name="T286">p</text:span><text:span text:style-name="T74"> = </text:span><text:span text:style-name="T152">). </text:span></text:p>
      <text:p text:style-name="P25"><text:span text:style-name="T154">In contrast</text:span><text:span text:style-name="T153">, </text:span><text:span text:style-name="T175">relative to the object's </text:span><text:span text:style-name="T285">center of gravity </text:span><text:span text:style-name="T18">(</text:span><text:span text:style-name="T23">round markers, dotted line</text:span><text:span text:style-name="T20">)</text:span><text:span text:style-name="T175">, </text:span><text:span text:style-name="T153">initial saccade</text:span><text:span text:style-name="T228">s</text:span><text:span text:style-name="T153"> </text:span><text:span text:style-name="T249">were </text:span><text:span text:style-name="T153">slight</text:span><text:span text:style-name="T249">ly</text:span><text:span text:style-name="T153"> bias</text:span><text:span text:style-name="T249">ed</text:span><text:span text:style-name="T153"> </text:span><text:span text:style-name="T284">towards</text:span><text:span text:style-name="T153"> the handle (</text:span><text:span text:style-name="T284">M </text:span><text:span text:style-name="T153">= , </text:span><text:span text:style-name="T284">SD </text:span><text:span text:style-name="T153">= , </text:span><text:span text:style-name="T284">t</text:span><text:span text:style-name="T153"> = , </text:span><text:span text:style-name="T284">p</text:span><text:span text:style-name="T153"> = ). Interestingly, </text:span><text:span text:style-name="T177">taking the </text:span><text:span text:style-name="T153">the center of gravity </text:span><text:span text:style-name="T177">as a reference point </text:span><text:span text:style-name="T250">did</text:span><text:span text:style-name="T153"> not change the direction of the subsequent refixations: </text:span><text:span text:style-name="T176">these </text:span><text:span text:style-name="T251">were</text:span><text:span text:style-name="T153"> still directed </text:span><text:span text:style-name="T284">away</text:span><text:span text:style-name="T153"> from the handle</text:span><text:span text:style-name="T155"> </text:span><text:span text:style-name="T153">(</text:span><text:span text:style-name="T74">second saccade: </text:span><text:span text:style-name="T286">M</text:span><text:span text:style-name="T74"> = , </text:span><text:span text:style-name="T286">SD </text:span><text:span text:style-name="T74">= , </text:span><text:span text:style-name="T286">t </text:span><text:span text:style-name="T74">= , </text:span><text:span text:style-name="T286">p</text:span><text:span text:style-name="T74"> = ; saccade 3: </text:span><text:span text:style-name="T286">M</text:span><text:span text:style-name="T74"> = , </text:span><text:span text:style-name="T286">SD </text:span><text:span text:style-name="T74">= , </text:span><text:span text:style-name="T286">t</text:span><text:span text:style-name="T74"> = , </text:span><text:span text:style-name="T286">p</text:span><text:span text:style-name="T74"> = </text:span><text:span text:style-name="T152">)</text:span><text:span text:style-name="T75">.</text:span></text:p>
      <text:h text:style-name="P65" text:outline-level="3">Discussion</text:h>
      <text:p text:style-name="Text_20_body"><text:span text:style-name="T564">It appears that </text:span><text:span text:style-name="T504">i</text:span><text:span text:style-name="T501">nitial saccades towards isolated objects were </text:span><text:span text:style-name="T383">influenced by a low-level </text:span><text:span text:style-name="T443">center-of-gravity</text:span><text:span text:style-name="T383"> effect, </text:span><text:span text:style-name="T564">because correcting versus not correcting for </text:span><text:span text:style-name="T635">it </text:span><text:span text:style-name="T564">changed the direction of the bias (i.e., towards versus away from the handle). On the other hand</text:span><text:span text:style-name="T444">, subsequent </text:span><text:span text:style-name="T564">refixations</text:span><text:span text:style-name="T444"> </text:span><text:span text:style-name="T502">were </text:span><text:span text:style-name="T384">systematically</text:span><text:span text:style-name="T383"> directed towards the </text:span><text:span text:style-name="T384">non-handled part of the object </text:span><text:span text:style-name="T13">irrespective </text:span><text:span text:style-name="T384">of </text:span><text:span text:style-name="T444">whether </text:span><text:span text:style-name="T503">t</text:span><text:span text:style-name="T444">center of gravity </text:span><text:span text:style-name="T503">was taken </text:span><text:span text:style-name="T444">as a reference point</text:span><text:span text:style-name="T384">. The latter might be interpreted as a semantic effect: </text:span><text:span text:style-name="T504">the non-handled part (e.g., the 'brushing part' of a washing brush) </text:span><text:span text:style-name="T384">may have been most informative for object identification, </text:span><text:span text:style-name="T445">which was required for </text:span><text:span text:style-name="T446">the categorisation task. </text:span><text:span text:style-name="T565">Alternatively, in line with previous findings, this could reflect an attentional shift in the direction of the implied action </text:span><text:reference-mark-start text:name="ZOTERO_ITEM CSL_CITATION {&quot;citationID&quot;:&quot;mRJ0gwEQ&quot;,&quot;properties&quot;:{&quot;formattedCitation&quot;:&quot;{\\rtf (e.g. \\uc0\\u8220{}washing [a cup]\\uc0\\u8221{}, Roberts &amp; Humphreys, 2011)}&quot;,&quot;plainCitation&quot;:&quot;(e.g. “washing [a cup]”, 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e.g. 'washing [a cup]', &quot;}],&quot;schema&quot;:&quot;https://github.com/citation-style-language/schema/raw/master/csl-citation.json&quot;} RND48LR2FmE2d"/><text:span text:style-name="T8">(e.g. </text:span><text:soft-page-break/><text:span text:style-name="T1">“washing [a cup]”, Roberts &amp; Humphreys, 2011)</text:span><text:reference-mark-end text:name="ZOTERO_ITEM CSL_CITATION {&quot;citationID&quot;:&quot;mRJ0gwEQ&quot;,&quot;properties&quot;:{&quot;formattedCitation&quot;:&quot;{\\rtf (e.g. \\uc0\\u8220{}washing [a cup]\\uc0\\u8221{}, Roberts &amp; Humphreys, 2011)}&quot;,&quot;plainCitation&quot;:&quot;(e.g. “washing [a cup]”, 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e.g. 'washing [a cup]', &quot;}],&quot;schema&quot;:&quot;https://github.com/citation-style-language/schema/raw/master/csl-citation.json&quot;} RND48LR2FmE2d"/><text:span text:style-name="T565">.</text:span></text:p>
      <text:p text:style-name="P26"><text:span text:style-name="T447">It is more difficult to find a satisfactory explanation for the direction of the </text:span><text:span text:style-name="T384">initial </text:span><text:span text:style-name="T505">saccades, </text:span><text:span text:style-name="T565">because </text:span><text:span text:style-name="T636">o</text:span><text:span text:style-name="T384">n top of </text:span><text:span text:style-name="T636">a </text:span><text:span text:style-name="T447">low-level </text:span><text:span text:style-name="T636">center-of-gravity </text:span><text:span text:style-name="T447">effect, </text:span><text:span text:style-name="T386">we </text:span><text:span text:style-name="T447">found </text:span><text:span text:style-name="T386">a slight </text:span><text:span text:style-name="T384">bias </text:span><text:span text:style-name="T275">towards </text:span><text:span text:style-name="T384">the </text:span><text:span text:style-name="T447">object's </text:span><text:span text:style-name="T384">handle </text:span><text:span text:style-name="T447">(</text:span><text:span text:style-name="T83">see Figure 1, dotted line, first round marker</text:span><text:span text:style-name="T447">)</text:span><text:span text:style-name="T384">. </text:span><text:span text:style-name="T386">This </text:span><text:span text:style-name="T448">finding </text:span><text:span text:style-name="T384">could, in principle, be in line with the idea that potentials for action, </text:span><text:span text:style-name="T386">such as </text:span><text:span text:style-name="T637">handles</text:span><text:span text:style-name="T386">, </text:span><text:span text:style-name="T384">immediately capture </text:span><text:span text:style-name="T386">attention</text:span><text:span text:style-name="T384"> in a near-bottom-up way </text:span><text:reference-mark-start text:name="ZOTERO_ITEM CSL_CITATION {&quot;citationID&quot;:&quot;0GD6fQtM&quot;,&quot;properties&quot;:{&quot;formattedCitation&quot;:&quot;(e.g. Handy et al., 2003; Myachykov et al., 2013)&quot;,&quot;plainCitation&quot;:&quot;(e.g. Handy et al., 2003; Myachykov et al., 201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kb3fqUFNK8"/><text:span text:style-name="T384">(e.g. Handy et al., 2003; Myachykov et al., 2013)</text:span><text:reference-mark-end text:name="ZOTERO_ITEM CSL_CITATION {&quot;citationID&quot;:&quot;0GD6fQtM&quot;,&quot;properties&quot;:{&quot;formattedCitation&quot;:&quot;(e.g. Handy et al., 2003; Myachykov et al., 2013)&quot;,&quot;plainCitation&quot;:&quot;(e.g. Handy et al., 2003; Myachykov et al., 201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kb3fqUFNK8"/><text:span text:style-name="T384">. </text:span><text:span text:style-name="T505">Yet</text:span><text:span text:style-name="T387">, we reasoned that caution was warranted because the </text:span><text:span text:style-name="T638">results </text:span><text:span text:style-name="T449">could </text:span><text:span text:style-name="T567">be explained alternatively as well</text:span><text:span text:style-name="T387">. </text:span><text:span text:style-name="T638">Firstly, we could have used </text:span><text:span text:style-name="T450">a suboptimal center-of-gravity calculation. </text:span><text:span text:style-name="T387">In other words, the </text:span><text:span text:style-name="T229">0</text:span><text:span text:style-name="T388">.04</text:span><text:span text:style-name="T130">°</text:span><text:span text:style-name="T387"> 'bias towards the handle' </text:span><text:span text:style-name="T388">(</text:span><text:span text:style-name="T565">see </text:span><text:span text:style-name="T505">Figure </text:span><text:span text:style-name="T565">1, </text:span><text:span text:style-name="T566">dotted line, first round marker</text:span><text:span text:style-name="T565">)</text:span><text:span text:style-name="T505"> </text:span><text:span text:style-name="T387">could </text:span><text:span text:style-name="T567">simply mean that on average we </text:span><text:span text:style-name="T84">underestimated</text:span><text:span text:style-name="T567"> the objects' center of gravity by that </text:span><text:span text:style-name="T638">degree</text:span><text:span text:style-name="T387">. </text:span><text:span text:style-name="T451">A second possibility is that t</text:span><text:span text:style-name="T387">he </text:span><text:span text:style-name="T451">center of gravity</text:span><text:span text:style-name="T387"> </text:span><text:span text:style-name="T389">was calculated </text:span><text:span text:style-name="T452">(approximately) </text:span><text:span text:style-name="T389">correctly and </text:span><text:span text:style-name="T453">that it </text:span><text:span text:style-name="T451">wa</text:span><text:span text:style-name="T389">s indeed the only </text:span><text:span text:style-name="T451">factor driving initial saccade</text:span><text:span text:style-name="T639">s</text:span><text:span text:style-name="T451">, </text:span><text:span text:style-name="T389">but that </text:span><text:span text:style-name="T387">participants systematically undershot </text:span><text:span text:style-name="T451">this saccade-</text:span><text:span text:style-name="T387">target location </text:span><text:span text:style-name="T105">(REF saying that undershoot is a typical finding)</text:span><text:span text:style-name="T387">. </text:span><text:span text:style-name="T390">To distinguish between these </text:span><text:span text:style-name="T505">alternatives</text:span><text:span text:style-name="T390">, we carried out a second experiment.</text:span></text:p>
      <text:h text:style-name="Heading_20_1" text:outline-level="1">Experiment 2</text:h>
      <text:p text:style-name="P12"><text:span text:style-name="T391">Experiment 2 differed in a small but important manner from Experiment 1: </text:span><text:span text:style-name="T454">we aligned </text:span><text:span text:style-name="T391">the objects with their </text:span><text:span text:style-name="T276">center of gravity</text:span><text:span text:style-name="T391"> (instead of their center) on the vertical meridian. </text:span><text:span text:style-name="T454">We reasoned that </text:span><text:span text:style-name="T391">if the previously-observed bias </text:span><text:span text:style-name="T640">of initial saccades</text:span><text:span text:style-name="T391"> </text:span><text:span text:style-name="T640">towards </text:span><text:span text:style-name="T391">the handle </text:span><text:span text:style-name="T642">indeed </text:span><text:span text:style-name="T391">reflect</text:span><text:span text:style-name="T641">ed </text:span><text:span text:style-name="T391">a</text:span><text:span text:style-name="T642">n</text:span><text:span text:style-name="T391"> </text:span><text:span text:style-name="T505">affordance effect</text:span><text:span text:style-name="T391">, </text:span><text:span text:style-name="T456">Experiment 2 should reveal </text:span><text:span text:style-name="T391">a </text:span><text:span text:style-name="T454">similar </text:span><text:span text:style-name="T391">bias. </text:span><text:span text:style-name="T455">On the other hand, if </text:span><text:span text:style-name="T639">it </text:span><text:span text:style-name="T456">was merely </text:span><text:span text:style-name="T391">a side effect of, for example, a systematic undershoot of saccade-target locations, </text:span><text:span text:style-name="T643">in Experiment 2 </text:span><text:span text:style-name="T392">initial saccades should land </text:span><text:span text:style-name="T457">approximately at </text:span><text:span text:style-name="T568">the</text:span><text:span text:style-name="T457"> </text:span><text:span text:style-name="T392">center of gravity (i.e., at the vertical meridian), irrespective of handle orientation.</text:span></text:p>
      <text:p text:style-name="Text_20_body"><text:span text:style-name="T571">In addition, Experiment 2 enable</text:span><text:span text:style-name="T458">d</text:span><text:span text:style-name="T571"> us to obtain converging evidence for the </text:span><text:span text:style-name="T568">bias towards the </text:span><text:soft-page-break/><text:span text:style-name="T568">non-handled part in the </text:span><text:span text:style-name="T569">direction of the </text:span><text:span text:style-name="T568">subsequent saccades</text:span><text:span text:style-name="T571">. If refixations </text:span><text:span text:style-name="T570">are indeed reflecting </text:span><text:span text:style-name="T578">a shift towards objects' non-handled <text:s/>side, </text:span><text:span text:style-name="T579">caused by a either a 'semantic effect' or an 'action-direction effect' </text:span><text:reference-mark-start text:name="ZOTERO_ITEM CSL_CITATION {&quot;citationID&quot;:&quot;87fbusf6l&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z4EjzRJ655"/><text:span text:style-name="T579">(Roberts &amp; Humphreys, 2011)</text:span><text:reference-mark-end text:name="ZOTERO_ITEM CSL_CITATION {&quot;citationID&quot;:&quot;87fbusf6l&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z4EjzRJ655"/><text:span text:style-name="T579">, </text:span><text:span text:style-name="T578">we should find a similar bias in Experiment 2. </text:span></text:p>
      <text:h text:style-name="P74" text:outline-level="2">Methods</text:h>
      <text:p text:style-name="P7"><text:span text:style-name="T265">Experiment 2 </text:span><text:span text:style-name="T266">differed from Experiment 1 only on the following aspects. </text:span><text:span text:style-name="T507">E</text:span><text:span text:style-name="T266">ighteen </text:span><text:span text:style-name="T506">different observers participated</text:span><text:span text:style-name="T644">, of whom one was </text:span><text:span text:style-name="T506">excluded </text:span><text:span text:style-name="T644">from the analyses </text:span><text:span text:style-name="T506">because he </text:span><text:span text:style-name="T573">revealed to be</text:span><text:span text:style-name="T506"> left handed by post</text:span><text:span text:style-name="T572">-hoc</text:span><text:span text:style-name="T506"> self report. </text:span><text:span text:style-name="T507">Furthermore, we aligned the objects with their center of gravity (instead of their center) on the vertical meridian </text:span><text:span text:style-name="T85">(see Supplementary)</text:span><text:span text:style-name="T507">. Finally, </text:span><text:span text:style-name="T647">in Experiment 1 </text:span><text:span text:style-name="T292">the criteria for the gaze-contingent fixation checks </text:span><text:span text:style-name="T647">were </text:span><text:span text:style-name="T648">set </text:span><text:span text:style-name="T574">too conservatively, </text:span><text:span text:style-name="T645">which had </text:span><text:span text:style-name="T576">led to the </text:span><text:span text:style-name="T292">exclusion of a </text:span><text:span text:style-name="T459">large number</text:span><text:span text:style-name="T292"> of trials. </text:span><text:span text:style-name="T646">Therefore, w</text:span><text:span text:style-name="T507">e decided not to </text:span><text:span text:style-name="T293">use </text:span><text:span text:style-name="T575">extra </text:span><text:span text:style-name="T293">fixation checks in Experiment 2</text:span><text:span text:style-name="T647">, and to only use post hoc selection criteria to, for example, exclude anticipatory saccade</text:span><text:span text:style-name="T654">s</text:span><text:span text:style-name="T647">. </text:span><text:span text:style-name="T293">A </text:span><text:span text:style-name="T263">one-point eye tracker recalibration was </text:span><text:span text:style-name="T293">still </text:span><text:span text:style-name="T263">performed </text:span><text:span text:style-name="T293">at the beginning of every tria</text:span><text:span text:style-name="T294">l.</text:span></text:p>
      <text:h text:style-name="P74" text:outline-level="2">Results</text:h>
      <text:p text:style-name="P36"><text:span text:style-name="T460">E</text:span><text:span text:style-name="T380">xclusion criteria </text:span><text:span text:style-name="T460">were the same </text:span><text:span text:style-name="T380">as in </text:span><text:span text:style-name="T295">Experiment 1 </text:span><text:span text:style-name="T655">(</text:span><text:span text:style-name="T295">except that the fixation-check criteria bec</text:span><text:span text:style-name="T508">a</text:span><text:span text:style-name="T295">me unnecessary</text:span><text:span text:style-name="T655">)</text:span><text:span text:style-name="T380">: T</text:span><text:span text:style-name="T267">he EyeLink </text:span><text:span text:style-name="T299">saccade-detection </text:span><text:span text:style-name="T267">algorithm </text:span><text:span text:style-name="T299">(</text:span><text:span text:style-name="T116">SR Research Ltd., Mississauga, Ontario, Canada</text:span><text:span text:style-name="T299">) </text:span><text:span text:style-name="T296">detected no saccades at all </text:span><text:span text:style-name="T267">(</text:span><text:span text:style-name="T73">0%</text:span><text:span text:style-name="T267">), </text:span><text:span text:style-name="T649">the initial saccade did not cross an imaginary line between the center and the smallest-possible target eccentricity </text:span><text:span text:style-name="T106">(%</text:span><text:span text:style-name="T649">), </text:span><text:span text:style-name="T652">an anticipatory saccade was made </text:span><text:span text:style-name="T653">(%)</text:span><text:span text:style-name="T652">,</text:span><text:span text:style-name="T267"> </text:span><text:span text:style-name="T382">or</text:span><text:span text:style-name="T268"> </text:span><text:span text:style-name="T297">an erroneous response was given or a timeout occurred (</text:span><text:span text:style-name="T381">6</text:span><text:span text:style-name="T298">.</text:span><text:span text:style-name="T381">26</text:span><text:span text:style-name="T298">%</text:span><text:span text:style-name="T297">).</text:span></text:p>
      <text:h text:style-name="P66" text:outline-level="3">Response times</text:h>
      <text:p text:style-name="Text_20_body"><text:span text:style-name="T656">As in Experiment 1, t</text:span><text:span text:style-name="T499">rials on which RT deviated more than 2.5 SD's from participants' condition means were excluded from the analysis (</text:span><text:span text:style-name="T107">3.02%</text:span><text:span text:style-name="T499">). </text:span><text:span text:style-name="T656">Again, </text:span><text:span text:style-name="T442">in contrast to previous findings </text:span><text:reference-mark-start text:name="ZOTERO_ITEM CSL_CITATION {&quot;citationID&quot;:&quot;rsrxxlOB&quot;,&quot;properties&quot;:{&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kDzXQFRJHd"/><text:span text:style-name="T442">(e.g. Tucker &amp; Ellis, 1998)</text:span><text:reference-mark-end text:name="ZOTERO_ITEM CSL_CITATION {&quot;citationID&quot;:&quot;rsrxxlOB&quot;,&quot;properties&quot;:{&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kDzXQFRJHd"/><text:span text:style-name="T442">, the interaction between </text:span><text:span text:style-name="T461">hand of response and handle orientation </text:span><text:span text:style-name="T442">did not </text:span><text:soft-page-break/><text:span text:style-name="T442">reach significance </text:span><text:span text:style-name="T108">(</text:span><text:span text:style-name="T290">F</text:span><text:span text:style-name="T108">(</text:span><text:span text:style-name="T107">1,16</text:span><text:span text:style-name="T108">) = </text:span><text:span text:style-name="T107">2.22</text:span><text:span text:style-name="T108">, </text:span><text:span text:style-name="T290">p</text:span><text:span text:style-name="T108"> = </text:span><text:span text:style-name="T107">0.16</text:span><text:span text:style-name="T108">).</text:span></text:p>
      <text:h text:style-name="P67" text:outline-level="3">On-object saccades:</text:h>
      <text:p text:style-name="P16"><text:span text:style-name="T509">Landing positions relative to the center of gravity (which in Experiment 2 coincided with the vertical meridian) of the these three saccades were analysed. Neither response hand nor handle orientation appeared to affect landing positions </text:span><text:span text:style-name="T80">(all </text:span><text:span text:style-name="T287">F</text:span><text:span text:style-name="T80">'s &lt; </text:span><text:span text:style-name="T81">2.58</text:span><text:span text:style-name="T80">, all </text:span><text:span text:style-name="T287">p</text:span><text:span text:style-name="T80">'s &gt; .</text:span><text:span text:style-name="T81">13</text:span><text:span text:style-name="T80">)</text:span><text:span text:style-name="T509"> and we therefore collapsed across those conditions. Landing positions that deviated more than 2.5 SD's from participants' mean were excluded from the analyses (</text:span><text:span text:style-name="T133">≈</text:span><text:span text:style-name="T138"> </text:span><text:span text:style-name="T80">%, </text:span><text:span text:style-name="T86">exact percentages depending on <text:s/>saccade </text:span><text:span text:style-name="T87">count</text:span><text:span text:style-name="T577">)</text:span><text:span text:style-name="T509">.</text:span></text:p>
      <text:p text:style-name="Text_20_body"><text:span text:style-name="T509">The results are shown in </text:span><text:span text:style-name="T80">Figure </text:span><text:span text:style-name="T86">1,</text:span><text:span text:style-name="T80"> </text:span><text:span text:style-name="T86">rectangle markers</text:span><text:span text:style-name="T509">. </text:span><text:span text:style-name="T510">A</text:span><text:span text:style-name="T462">s </text:span><text:span text:style-name="T656">would be </text:span><text:span text:style-name="T462">predicted by a full center-of-gravity account, </text:span><text:span text:style-name="T578">in Experiment 2 </text:span><text:span text:style-name="T462">initial saccades landed approximately </text:span><text:span text:style-name="T463">on the center of gravity </text:span><text:span text:style-name="T464">(</text:span><text:span text:style-name="T277">M</text:span><text:span text:style-name="T463"> = , </text:span><text:span text:style-name="T277">SD</text:span><text:span text:style-name="T463"> = , </text:span><text:span text:style-name="T277">t</text:span><text:span text:style-name="T463"> = ,</text:span><text:span text:style-name="T277"> p</text:span><text:span text:style-name="T463"> = ). </text:span><text:span text:style-name="T393">Secondly, </text:span><text:span text:style-name="T579">in line with the 'semantic account' and the 'action-direction account' </text:span><text:reference-mark-start text:name="ZOTERO_ITEM CSL_CITATION {&quot;citationID&quot;:&quot;27kvh2uas7&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kUtg32eY1P"/><text:span text:style-name="T579">(Roberts &amp; Humphreys, 2011)</text:span><text:reference-mark-end text:name="ZOTERO_ITEM CSL_CITATION {&quot;citationID&quot;:&quot;27kvh2uas7&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kUtg32eY1P"/><text:span text:style-name="T579">, </text:span><text:span text:style-name="T393">subsequent within-object refixations were directed </text:span><text:span text:style-name="T278">away</text:span><text:span text:style-name="T393"> from the </text:span><text:span text:style-name="T465">objects' </text:span><text:span text:style-name="T393">handle</text:span><text:span text:style-name="T465">s </text:span><text:span text:style-name="T393">(</text:span><text:span text:style-name="T465">second saccade</text:span><text:span text:style-name="T393">: </text:span><text:span text:style-name="T278">M</text:span><text:span text:style-name="T393"> = , </text:span><text:span text:style-name="T278">SD</text:span><text:span text:style-name="T393"> = </text:span><text:span text:style-name="T278">t</text:span><text:span text:style-name="T393"> = , </text:span><text:span text:style-name="T278">p</text:span><text:span text:style-name="T393"> = ; </text:span><text:span text:style-name="T465">third saccade</text:span><text:span text:style-name="T393">: </text:span><text:span text:style-name="T278">M</text:span><text:span text:style-name="T393"> = , </text:span><text:span text:style-name="T278">SD </text:span><text:span text:style-name="T393">= , </text:span><text:span text:style-name="T278">t</text:span><text:span text:style-name="T393"> = ,</text:span><text:span text:style-name="T278"> p</text:span><text:span text:style-name="T393"> = ). </text:span></text:p>
      <text:h text:style-name="P68" text:outline-level="3">Saliency<text:span text:style-name="T468">-map-model</text:span> simulation</text:h>
      <text:p text:style-name="P37"><text:span text:style-name="T657">Our results suggest that </text:span><text:span text:style-name="T510">initial saccades are driven by a low-level center-of-gravity effect, whereas subsequent saccades show a more high-level effect. </text:span><text:span text:style-name="T580">With regard to the </text:span><text:span text:style-name="T662">latter</text:span><text:span text:style-name="T580">, however, an alternative low-level explanation is </text:span><text:span text:style-name="T663">possible: </text:span><text:span text:style-name="T664">A</text:span><text:span text:style-name="T581">fter having fixated the center of gravity, </text:span><text:span text:style-name="T658">participants may have simply moved their eyes towards </text:span><text:span text:style-name="T581">simply moved to the next-most salient location of the display. </text:span><text:span text:style-name="T660">This reasoning would only be valid if in our </text:span><text:span text:style-name="T659">our stimulus set </text:span><text:span text:style-name="T660">this next-most salient location </text:span><text:span text:style-name="T659">was, on average, towards the non-handled side of the objects</text:span><text:span text:style-name="T581">. </text:span></text:p>
      <text:p text:style-name="P37"><text:span text:style-name="T511">To examine this possibility, we created saliency maps for all experimental trials (n = 576). A saliency map is a best </text:span><text:span text:style-name="T466">effort to predict where the eyes would land if eye-movement guidance was </text:span><text:soft-page-break/><text:span text:style-name="T466">purely determined by bottom-up visual saliency </text:span><text:reference-mark-start text:name="ZOTERO_ITEM CSL_CITATION {&quot;citationID&quot;:&quot;2g5bjt77f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Xr6YiGIaAX"/><text:span text:style-name="T466">(Itti, Koch, &amp; Niebur, 1998)</text:span><text:reference-mark-end text:name="ZOTERO_ITEM CSL_CITATION {&quot;citationID&quot;:&quot;2g5bjt77f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Xr6YiGIaAX"/><text:span text:style-name="T466">. </text:span><text:span text:style-name="T78">See Supplementary Methods for more details</text:span><text:span text:style-name="T467">. </text:span><text:span text:style-name="T582">This enabled us to compare </text:span><text:span text:style-name="T666">our results </text:span><text:span text:style-name="T582">with </text:span><text:span text:style-name="T665">simulated first, second, and third </text:span><text:span text:style-name="T582">saccades </text:span><text:span text:style-name="T665">that were entirely saliency-d</text:span><text:span text:style-name="T667">r</text:span><text:span text:style-name="T665">iven.</text:span></text:p>
      <text:p text:style-name="P27"><text:span text:style-name="T583">The results are shown in </text:span><text:span text:style-name="T88">Figure 1 (squared dots)</text:span><text:span text:style-name="T583">. </text:span><text:span text:style-name="T584">Just as our center-of-gravity calculation, the </text:span><text:span text:style-name="T230">simulation's initial saccades </text:span><text:span text:style-name="T231">(corresponding to the highest peak in the saliency maps) </text:span><text:span text:style-name="T230">appears a good predictor for participants' initial saccades (</text:span><text:span text:style-name="T89">no sign diff, t = , p = )</text:span><text:span text:style-name="T230">. Importantly, the simulated </text:span><text:span text:style-name="T252">subsequent </text:span><text:span text:style-name="T230">saccades </text:span><text:span text:style-name="T90">(remaining squared makers)</text:span><text:span text:style-name="T233"> </text:span><text:span text:style-name="T231">do not predict </text:span><text:span text:style-name="T253">participants' </text:span><text:span text:style-name="T231">landing positions (</text:span><text:span text:style-name="T90">remaining triangles, </text:span><text:span text:style-name="T91">stats</text:span><text:span text:style-name="T231">). Where the simulated saccades do not show a clear bias towards either objects' side, participants clearly direct their saccades </text:span><text:span text:style-name="T232">towards the non-handled side of the object</text:span><text:span text:style-name="T231"> <text:s/></text:span><text:span text:style-name="T230">Thus, we believe that this rules out the </text:span><text:span text:style-name="T233">possibility</text:span><text:span text:style-name="T230"> that the bias to the non-handled part is entirely saliency driven. </text:span></text:p>
      <text:h text:style-name="P63" text:outline-level="3">Time course</text:h>
      <text:p text:style-name="P38"><text:span text:style-name="T156">One potential explanation for </text:span><text:span text:style-name="T254">the difference between the first and the subsequent landing positions </text:span><text:span text:style-name="T156">is that the center-of-gravity effect occurs </text:span><text:span text:style-name="T234">early and automatically, but also fades away quickly. </text:span><text:span text:style-name="T254">T</text:span><text:span text:style-name="T234">he high-level ('semantic' or 'action-direction') effect, </text:span><text:span text:style-name="T254">on the other hand,</text:span><text:span text:style-name="T234"> may build up </text:span><text:span text:style-name="T156">more slowly. </text:span><text:span text:style-name="T234">To </text:span><text:span text:style-name="T235">elucidate these possible time courses, we carried out </text:span><text:span text:style-name="T257">a regression analysis to test for a correlation between landing positions and saccade latency. </text:span><text:span text:style-name="T255">We predicted that </text:span><text:span text:style-name="T195">the </text:span><text:span text:style-name="T256">non-handle </text:span><text:span text:style-name="T195">bias </text:span><text:span text:style-name="T256">would be less pronounced for saccades that were executed shortly after stimulus onset as compared to saccades that occurred later in time.</text:span></text:p>
      <text:p text:style-name="P53">Describe statististical test.</text:p>
      <text:p text:style-name="P17"><text:span text:style-name="T178"><text:s/></text:span><text:span text:style-name="T157">The results are shown in </text:span><text:span text:style-name="T76">Figure. </text:span><text:span text:style-name="T79">STATS. </text:span><text:span text:style-name="T196">As predicted, early initial saccades appeared to land on the center of gravity </text:span><text:span text:style-name="T258">of the object (and on the saliency peak)</text:span><text:span text:style-name="T196">. </text:span><text:span text:style-name="T199">In contrast</text:span><text:span text:style-name="T197">, longer-latency initial saccades already appear to be </text:span><text:span text:style-name="T196">slight</text:span><text:span text:style-name="T197">ly</text:span><text:span text:style-name="T196"> bias</text:span><text:span text:style-name="T197">ed</text:span><text:span text:style-name="T196"> </text:span><text:span text:style-name="T197">away from the object's handle </text:span><text:span text:style-name="T198">(STATS)</text:span><text:span text:style-name="T196">. </text:span></text:p>
      <text:p text:style-name="P54"><text:soft-page-break/>Difference between slowest first and fastest second (stats).</text:p>
      <text:p text:style-name="P55">Binning = for visualisation, regression analysis = for stats.</text:p>
      <text:h text:style-name="P74" text:outline-level="2">Discussion</text:h>
      <text:p text:style-name="Text_20_body"><text:span text:style-name="T668">The results from </text:span><text:span text:style-name="T469">Experiment 2 </text:span><text:span text:style-name="T668">suggest </text:span><text:span text:style-name="T469">that the 'bias to the handle' </text:span><text:span text:style-name="T668">as observed in </text:span><text:span text:style-name="T469">Experiment 1 most likely did not reflect a</text:span><text:span text:style-name="T669">n </text:span><text:span text:style-name="T469">affordance effect. It is more likely that </text:span><text:span text:style-name="T585">it</text:span><text:span text:style-name="T469"> was the result of another low-level factor, such as an undershoot of the center-of-gravity (see </text:span><text:span text:style-name="T585">above</text:span><text:span text:style-name="T469">). </text:span><text:span text:style-name="T586">In Experiment 2 the </text:span><text:span text:style-name="T469">object's center of gravity coincided with the vertical axis</text:span><text:span text:style-name="T586">, and in this case</text:span><text:span text:style-name="T469"> initial saccades did not show any bias away from this position anymore. </text:span><text:span text:style-name="T586">The low-levelness of this effect </text:span><text:span text:style-name="T469">is further supported by a saliency-map simulation, which shows that the initial peak of the saliency map </text:span><text:reference-mark-start text:name="ZOTERO_ITEM CSL_CITATION {&quot;citationID&quot;:&quot;w1Yh8WX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ygyoVVmmKL"/><text:span text:style-name="T469">(Itti et al., 1998)</text:span><text:reference-mark-end text:name="ZOTERO_ITEM CSL_CITATION {&quot;citationID&quot;:&quot;w1Yh8WX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ygyoVVmmKL"/><text:span text:style-name="T469"> </text:span><text:span text:style-name="T512">was a good predictor of </text:span><text:span text:style-name="T469">where </text:span><text:span text:style-name="T512">the initial saccade</text:span><text:span text:style-name="T586">s</text:span><text:span text:style-name="T512"> </text:span><text:span text:style-name="T469">land</text:span><text:span text:style-name="T512">ed</text:span><text:span text:style-name="T469">.</text:span></text:p>
      <text:p text:style-name="Text_20_body"><text:span text:style-name="T469">Secondly, </text:span><text:span text:style-name="T512">just </text:span><text:span text:style-name="T470">as Experiment 1, Experiment 2 show</text:span><text:span text:style-name="T587">ed</text:span><text:span text:style-name="T470"> a bias away from the handle for the subsequent saccades. </text:span><text:span text:style-name="T513">Th</text:span><text:span text:style-name="T670">is is unlikely to be a </text:span><text:span text:style-name="T470">low-level, </text:span><text:span text:style-name="T670">because </text:span><text:span text:style-name="T671">a saliency-driven model </text:span><text:reference-mark-start text:name="ZOTERO_ITEM CSL_CITATION {&quot;citationID&quot;:&quot;2bjmok4hl3&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ZTREy4rum9"/>(Itti et al., 1998)<text:reference-mark-end text:name="ZOTERO_ITEM CSL_CITATION {&quot;citationID&quot;:&quot;2bjmok4hl3&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ZTREy4rum9"/><text:span text:style-name="T513"> </text:span><text:span text:style-name="T671">would predict</text:span><text:span text:style-name="T587"> refixations without any </text:span><text:span text:style-name="T470">clear bias to </text:span><text:span text:style-name="T587">either </text:span><text:span text:style-name="T470">side of the object.</text:span></text:p>
      <text:p text:style-name="P31">Thirdly, the dissociation between the direction of the <text:span text:style-name="T513">initial</text:span> saccade and the direction of the subsequent refixations appears to <text:span text:style-name="T588">be partly </text:span>explained by time <text:span text:style-name="T672">being </text:span>passing since <text:span text:style-name="T672">stimulus onset</text:span>: where the earliest initial saccades land on the center-of-gravity, initial saccades with longer latencies already show <text:span text:style-name="T673">a </text:span>tendency to land towards the non-handled part of the object. <text:span text:style-name="T588">Saccade latency, however, does not explain all the variation between the direction of the first and the subsequent saccades, because the </text:span><text:span text:style-name="T674">first and the second landing position</text:span><text:span text:style-name="T675">s</text:span><text:span text:style-name="T674"> do not </text:span><text:span text:style-name="T588">overlap: the earliest second saccades show a much more profound </text:span><text:span text:style-name="T676">non-handle </text:span><text:span text:style-name="T588">bias than the latest initial saccades. </text:span></text:p>
      <text:h text:style-name="P76" text:outline-level="1">General Discussion</text:h>
      <text:p text:style-name="P18"><text:span text:style-name="T514">In the present study we investigated whether eye movements towards isolated </text:span><text:span text:style-name="T589">graspable </text:span><text:span text:style-name="T514">objects </text:span><text:soft-page-break/><text:span text:style-name="T514">are influenced by a low-level center of gravity effect, and a more high-level affordance effect. To this end, we measured </text:span><text:span text:style-name="T515">landing positions as a function of the objects' center of gravity, and of the objects</text:span><text:span text:style-name="T591">'</text:span><text:span text:style-name="T515"> action-affording part.</text:span></text:p>
      <text:p text:style-name="Text_20_body"><text:span text:style-name="T515">Firstly, we found that the center-of-gravity, </text:span><text:span text:style-name="T590">or 'global',</text:span><text:span text:style-name="T515"> effect that has previously </text:span><text:span text:style-name="T597">been </text:span><text:span text:style-name="T515">shown to predict </text:span><text:span text:style-name="T516">initial saccadic </text:span><text:span text:style-name="T515">landing position</text:span><text:span text:style-name="T519">s</text:span><text:span text:style-name="T515"> in </text:span><text:span text:style-name="T385">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ienGbhcZlR"/><text:span text:style-name="T385">(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ienGbhcZlR"/><text:span text:style-name="T385">, </text:span><text:span text:style-name="T443">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443">(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385">, </text:span><text:span text:style-name="T443">and natural </text:span><text:span text:style-name="T385">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385">(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385">, </text:span><text:span text:style-name="T516">also generalise</text:span><text:span text:style-name="T677">s</text:span><text:span text:style-name="T516"> </text:span><text:span text:style-name="T415">to </text:span><text:span text:style-name="T516">displays containing isolated </text:span><text:span text:style-name="T471">real-life object</text:span><text:span text:style-name="T472">s: Initial saccades land</text:span><text:span text:style-name="T597">ed</text:span><text:span text:style-name="T472"> on the center-of-gravity </text:span><text:span text:style-name="T597">of isolated graspable objects</text:span><text:span text:style-name="T516">. This is interesting because such a 'global</text:span><text:span text:style-name="T598">'</text:span><text:span text:style-name="T516"> effect on single-object displays was not shown before. </text:span><text:span text:style-name="T593">Both </text:span><text:span text:style-name="T592">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DCO5IeYrp7"/><text:span text:style-name="T592">(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DCO5IeYrp7"/><text:span text:style-name="T592"> </text:span><text:span text:style-name="T593">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593">(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593"> </text:span><text:span text:style-name="T592">found </text:span><text:span text:style-name="T594">initial on-object landing positions to be distributed around the objects' center, but </text:span><text:span text:style-name="T598">in these studies </text:span><text:span text:style-name="T594">the stimuli's center of gravity </text:span><text:span text:style-name="T598">was not taken </text:span><text:span text:style-name="T594">into account. Therefore, </text:span><text:span text:style-name="T599">it remained unclear </text:span><text:span text:style-name="T594">whether participants aimed for </text:span><text:span text:style-name="T599">the objects' center per se, or landed there because it was the </text:span><text:span text:style-name="T678">target's </text:span><text:span text:style-name="T679">center of gravity</text:span><text:span text:style-name="T599">. </text:span><text:span text:style-name="T594">The current results are in line with the latter, because in our studies initial saccades </text:span><text:span text:style-name="T680">did not land on objects' </text:span><text:span text:style-name="T594">absolute center, but </text:span><text:span text:style-name="T680">at </text:span><text:span text:style-name="T594">their center of gravity. To further disenta</text:span><text:span text:style-name="T599">n</text:span><text:span text:style-name="T594">gle </text:span><text:span text:style-name="T681">'</text:span><text:span text:style-name="T594">strategy</text:span><text:span text:style-name="T681">'</text:span><text:span text:style-name="T594"> </text:span><text:span text:style-name="T599">effects </text:span><text:span text:style-name="T594">from low-level oculomotor factors, future studies </text:span><text:span text:style-name="T682">sh</text:span><text:span text:style-name="T594">ould systematically investigate to what extent fixating on an objects' center versus </text:span><text:span text:style-name="T683">center of gravity</text:span><text:span text:style-name="T594"> leads to optimal-viewing-position effects </text:span><text:reference-mark-start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fvIIRqt0G"/><text:span text:style-name="T594">(i.e., most-optimal object processing, cf. Foulsham &amp; Kingstone, 2013)</text:span><text:reference-mark-end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fvIIRqt0G"/><text:span text:style-name="T594">.</text:span></text:p>
      <text:p text:style-name="Text_20_body"><text:span text:style-name="T516">Secondly, i</text:span><text:span text:style-name="T473">n contrast to </text:span><text:span text:style-name="T600">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dbOgs9Mlz"/>(2013)<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dbOgs9Mlz"/><text:span text:style-name="T473">, we did not find any indication for the eyes being drawn towards objects' handle</text:span><text:span text:style-name="T516">s</text:span><text:span text:style-name="T473">. </text:span><text:span text:style-name="T516">On the contrary</text:span><text:span text:style-name="T473">: </text:span><text:span text:style-name="T517">A</text:span><text:span text:style-name="T473">s soon as the low-level center-of-gravity effect deca</text:span><text:span text:style-name="T517">yed</text:span><text:span text:style-name="T473">, saccades </text:span><text:span text:style-name="T517">were</text:span><text:span text:style-name="T473"> directed </text:span><text:span text:style-name="T282">away</text:span><text:span text:style-name="T473"> from the objects handle. </text:span><text:span text:style-name="T517">Importantly, </text:span><text:span text:style-name="T595">these </text:span><text:span text:style-name="T473">refixations </text:span><text:span text:style-name="T519">could not </text:span><text:span text:style-name="T474">be explained by low-level factors, because (in contrast to the first saccade), the subsequent saccades </text:span><text:span text:style-name="T519">did</text:span><text:span text:style-name="T474"> not resemble the behaviour of </text:span><text:span text:style-name="T517">a</text:span><text:span text:style-name="T474"> saliency model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Nx8wJDtMJO"/><text:span text:style-name="T474">(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Nx8wJDtMJO"/><text:span text:style-name="T474">. Therefore, f</text:span><text:span text:style-name="T473">or now, we interpret the </text:span><text:span text:style-name="T474">direction of the refixations as a </text:span><text:span text:style-name="T596">higher-level effect. We </text:span><text:soft-page-break/><text:span text:style-name="T596">propose at least two possible mechanisms. Firstly, the non-handle bias may reflect </text:span><text:span text:style-name="T474">a tendency to move the eyes towards the part of the object that is most informative for object identification. </text:span><text:span text:style-name="T236">Alternatively, as proposed by </text:span><text:reference-mark-start text:name="ZOTERO_ITEM CSL_CITATION {&quot;citationID&quot;:&quot;1b0tvnptip&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PmBNQMKNjV"/><text:span text:style-name="T236">(Roberts &amp; Humphreys, 2011)</text:span><text:reference-mark-end text:name="ZOTERO_ITEM CSL_CITATION {&quot;citationID&quot;:&quot;1b0tvnptip&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PmBNQMKNjV"/><text:span text:style-name="T236">, </text:span><text:span text:style-name="T259">visuospatial </text:span><text:span text:style-name="T236">attention </text:span><text:span text:style-name="T238">may have been </text:span><text:span text:style-name="T236">automatically </text:span><text:span text:style-name="T239">oriented</text:span><text:span text:style-name="T236"> </text:span><text:span text:style-name="T237">in the direction of the implied action (e.g. 'washing [a cup]' in case of a washing brush). Given the close interplay between visuospatial attention and eye movements </text:span><text:reference-mark-start text:name="ZOTERO_ITEM CSL_CITATION {&quot;citationID&quot;:&quot;26blvbpall&quot;,&quot;properties&quot;:{&quot;formattedCitation&quot;:&quot;{\\rtf (Rizzolatti, Riggio, Dascola, &amp; Umilt\\uc0\\u224{}, 1987)}&quot;,&quot;plainCitation&quot;:&quot;(Rizzolatti, Riggio, Dascola, &amp; Umiltà, 1987)&quot;},&quot;citationItems&quot;:[{&quot;id&quot;:241,&quot;uris&quot;:[&quot;http://zotero.org/users/local/OLmfyFPR/items/TQHZWCGZ&quot;],&quot;uri&quot;:[&quot;http://zotero.org/users/local/OLmfyFPR/items/TQHZWCGZ&quot;],&quot;itemData&quot;:{&quot;id&quot;:241,&quot;type&quot;:&quot;article-journal&quot;,&quot;title&quot;:&quot;Reorienting attention across the horizontal and vertical meridians: evidence in favor of a premotor theory of attention&quot;,&quot;container-title&quot;:&quot;Neuropsychologia&quot;,&quot;page&quot;:&quot;31–40&quot;,&quot;volume&quot;:&quot;25&quot;,&quot;issue&quot;:&quot;1&quot;,&quot;source&quot;:&quot;Google Scholar&quot;,&quot;shortTitle&quot;:&quot;Reorienting attention across the horizontal and vertical meridians&quot;,&quot;author&quot;:[{&quot;family&quot;:&quot;Rizzolatti&quot;,&quot;given&quot;:&quot;G.&quot;},{&quot;family&quot;:&quot;Riggio&quot;,&quot;given&quot;:&quot;L.&quot;},{&quot;family&quot;:&quot;Dascola&quot;,&quot;given&quot;:&quot;I.&quot;},{&quot;family&quot;:&quot;Umiltà&quot;,&quot;given&quot;:&quot;C.&quot;}],&quot;issued&quot;:{&quot;date-parts&quot;:[[&quot;1987&quot;]]}}}],&quot;schema&quot;:&quot;https://github.com/citation-style-language/schema/raw/master/csl-citation.json&quot;} RNDrk5wD0KGxv"/><text:span text:style-name="T7">(Rizzolatti, Riggio, Dascola, &amp; Umilt</text:span><text:span text:style-name="T1">à, 1987)</text:span><text:reference-mark-end text:name="ZOTERO_ITEM CSL_CITATION {&quot;citationID&quot;:&quot;26blvbpall&quot;,&quot;properties&quot;:{&quot;formattedCitation&quot;:&quot;{\\rtf (Rizzolatti, Riggio, Dascola, &amp; Umilt\\uc0\\u224{}, 1987)}&quot;,&quot;plainCitation&quot;:&quot;(Rizzolatti, Riggio, Dascola, &amp; Umiltà, 1987)&quot;},&quot;citationItems&quot;:[{&quot;id&quot;:241,&quot;uris&quot;:[&quot;http://zotero.org/users/local/OLmfyFPR/items/TQHZWCGZ&quot;],&quot;uri&quot;:[&quot;http://zotero.org/users/local/OLmfyFPR/items/TQHZWCGZ&quot;],&quot;itemData&quot;:{&quot;id&quot;:241,&quot;type&quot;:&quot;article-journal&quot;,&quot;title&quot;:&quot;Reorienting attention across the horizontal and vertical meridians: evidence in favor of a premotor theory of attention&quot;,&quot;container-title&quot;:&quot;Neuropsychologia&quot;,&quot;page&quot;:&quot;31–40&quot;,&quot;volume&quot;:&quot;25&quot;,&quot;issue&quot;:&quot;1&quot;,&quot;source&quot;:&quot;Google Scholar&quot;,&quot;shortTitle&quot;:&quot;Reorienting attention across the horizontal and vertical meridians&quot;,&quot;author&quot;:[{&quot;family&quot;:&quot;Rizzolatti&quot;,&quot;given&quot;:&quot;G.&quot;},{&quot;family&quot;:&quot;Riggio&quot;,&quot;given&quot;:&quot;L.&quot;},{&quot;family&quot;:&quot;Dascola&quot;,&quot;given&quot;:&quot;I.&quot;},{&quot;family&quot;:&quot;Umiltà&quot;,&quot;given&quot;:&quot;C.&quot;}],&quot;issued&quot;:{&quot;date-parts&quot;:[[&quot;1987&quot;]]}}}],&quot;schema&quot;:&quot;https://github.com/citation-style-language/schema/raw/master/csl-citation.json&quot;} RNDrk5wD0KGxv"/><text:span text:style-name="T237">, this attention</text:span><text:span text:style-name="T240">al</text:span><text:span text:style-name="T237"> shift may have been reflected in the subsequent saccades.</text:span><text:span text:style-name="T241"> </text:span><text:span text:style-name="T242">However, b</text:span><text:span text:style-name="T241">oth are post-hoc explanations, </text:span><text:span text:style-name="T260">and f</text:span><text:span text:style-name="T241">uture studies manipulating both action direction and semantic informativeness should </text:span><text:span text:style-name="T261">further </text:span><text:span text:style-name="T262">reveal the </text:span><text:span text:style-name="T242">influence of both factors on eye-movement behaviour</text:span><text:span text:style-name="T241">.</text:span></text:p>
      <text:p text:style-name="Text_20_body"><text:span text:style-name="T684">Thirdly, t</text:span><text:span text:style-name="T475">he center-of-gravity effect </text:span><text:span text:style-name="T685">on the initial saccade</text:span><text:span text:style-name="T475"> </text:span><text:span text:style-name="T518">appears to occur early in time, and to decay quickly. </text:span><text:span text:style-name="T520">In contrast, t</text:span><text:span text:style-name="T475">he </text:span><text:span text:style-name="T518">more top-down </text:span><text:span text:style-name="T601">non-handle bias </text:span><text:span text:style-name="T686">on the refixations </text:span><text:span text:style-name="T475">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 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JKl2E4NSgK"/><text:span text:style-name="T475">(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 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JKl2E4NSgK"/><text:span text:style-name="T475">. </text:span><text:span text:style-name="T601">Nevertheless</text:span><text:span text:style-name="T476">, </text:span><text:span text:style-name="T520">these separate time courses do </text:span><text:span text:style-name="T476">not explain all </text:span><text:span text:style-name="T602">variance </text:span><text:span text:style-name="T521">between both landing positions, </text:span><text:span text:style-name="T603">because the very-latest initial saccades still show a much </text:span><text:span text:style-name="T687">smaller </text:span><text:span text:style-name="T603">non-handle bias than the very-earliest second saccades. </text:span><text:span text:style-name="T688">The remaining difference could possibly explained as follows: </text:span><text:span text:style-name="T522">W</text:span><text:span text:style-name="T476">hereas initial saccades are made </text:span><text:span text:style-name="T14">towards</text:span><text:span text:style-name="T476"> a </text:span><text:span text:style-name="T14">peripherally</text:span><text:span text:style-name="T476">-presented stimulus (in order to foveate it), the refixations are made </text:span><text:span text:style-name="T14">within</text:span><text:span text:style-name="T476"> a</text:span><text:span text:style-name="T522">n already-</text:span><text:span text:style-name="T15">foveated </text:span><text:span text:style-name="T522">stimulus</text:span><text:span text:style-name="T476">. </text:span><text:span text:style-name="T523">Probably, it is </text:span><text:span text:style-name="T476">easier to determine which part of </text:span><text:span text:style-name="T604">an</text:span><text:span text:style-name="T476"> object is most informative, and to guide the eyes accordingly, when the object is already in (para)foveal vision than when it is in peripher</text:span><text:span text:style-name="T604">al vision </text:span><text:span text:style-name="T689">(</text:span><text:span text:style-name="T109">REF?</text:span><text:span text:style-name="T689">)</text:span><text:span text:style-name="T476">. </text:span></text:p>
      <text:p text:style-name="P19"><text:span text:style-name="T523">Our </text:span><text:span text:style-name="T475">last, but certainly not least, conclusion is that taking </text:span><text:span text:style-name="T524">stimul</text:span><text:span text:style-name="T690">i</text:span><text:span text:style-name="T524">'</text:span><text:span text:style-name="T690">s</text:span><text:span text:style-name="T524"> </text:span><text:span text:style-name="T526">low-level features </text:span><text:span text:style-name="T524">(</text:span><text:span text:style-name="T690">e.g. </text:span><text:span text:style-name="T526">center of gravity, saliency</text:span><text:span text:style-name="T524">) </text:span><text:span text:style-name="T475">into </text:span><text:span text:style-name="T524">account </text:span><text:span text:style-name="T475">is very important</text:span><text:span text:style-name="T524">.</text:span><text:span text:style-name="T475"> </text:span><text:span text:style-name="T524">In Experiment 1 we found opposite results for the initial saccade, depending on whether or not we corrected for the objects' center of gravity. Applying only one or the other analysis could have resulted in a </text:span><text:span text:style-name="T527">striking</text:span><text:span text:style-name="T524">, </text:span><text:span text:style-name="T525">yet incorrect, conclusion: a bias towards objects' graspable (or non-graspable, depending on the </text:span><text:span text:style-name="T605">chosen </text:span><text:span text:style-name="T525">reference </text:span><text:span text:style-name="T605">point</text:span><text:span text:style-name="T525">) part </text:span><text:soft-page-break/><text:span text:style-name="T525">at the earliest possible processing stage. </text:span><text:span text:style-name="T530">Note </text:span><text:span text:style-name="T531">that </text:span><text:span text:style-name="T530">designs using handled objects as stimuli are particularly sensitive to such </text:span><text:span text:style-name="T531">a confound, because </text:span><text:span text:style-name="T607">the </text:span><text:span text:style-name="T531">vast majority of handled objects is more salient at the non-handled part than the handled part. </text:span><text:span text:style-name="T533">Consequently, </text:span><text:span text:style-name="T606">t</text:span><text:span text:style-name="T531">he </text:span><text:span text:style-name="T532">possible </text:span><text:span text:style-name="T531">effect of this </text:span><text:span text:style-name="T532">low-level feature </text:span><text:span text:style-name="T533">cannot be canceled </text:span><text:span text:style-name="T531">out </text:span><text:span text:style-name="T608">by, for example, simply using different object orientations</text:span><text:span text:style-name="T531">.</text:span></text:p>
      <text:p text:style-name="P32"><text:span text:style-name="T534">Therefore</text:span><text:span text:style-name="T527">, we believe that it should be a prerequisite for studies using real obje</text:span><text:span text:style-name="T528">c</text:span><text:span text:style-name="T527">ts to </text:span><text:span text:style-name="T610">gu</text:span><text:span text:style-name="T691">a</text:span><text:span text:style-name="T610">rantee</text:span><text:span text:style-name="T527"> that </text:span><text:span text:style-name="T536">a </text:span><text:span text:style-name="T527">possible higher-level effect (e.g. </text:span><text:span text:style-name="T535">an </text:span><text:span text:style-name="T527">affordance effect) </text:span><text:span text:style-name="T692">is not likely to </text:span><text:span text:style-name="T527">be explained by the </text:span><text:span text:style-name="T528">stimul</text:span><text:span text:style-name="T536">i</text:span><text:span text:style-name="T528">'</text:span><text:span text:style-name="T536">s</text:span><text:span text:style-name="T528"> </text:span><text:span text:style-name="T527">low-level features. </text:span><text:span text:style-name="T536">Such</text:span><text:span text:style-name="T529"> care should </text:span><text:span text:style-name="T611">not only </text:span><text:span text:style-name="T529">be taken when measuring saccade metrics, but even when measuring other cognitive processes, such as </text:span><text:span text:style-name="T609">visuospatial </text:span><text:span text:style-name="T529">attention </text:span><text:reference-mark-start text:name="ZOTERO_ITEM CSL_CITATION {&quot;citationID&quot;:&quot;i35u2odr1&quot;,&quot;properties&quot;:{&quot;formattedCitation&quot;:&quot;(cf. Roberts &amp; Humphreys, 2011; Vainio et al., 2007)&quot;,&quot;plainCitation&quot;:&quot;(cf. Roberts &amp; Humphreys, 2011; Vainio et al., 2007)&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cf. &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9vVDzLZiIC"/><text:span text:style-name="T529">(cf. Roberts &amp; Humphreys, 2011; Vainio et al., 2007)</text:span><text:reference-mark-end text:name="ZOTERO_ITEM CSL_CITATION {&quot;citationID&quot;:&quot;i35u2odr1&quot;,&quot;properties&quot;:{&quot;formattedCitation&quot;:&quot;(cf. Roberts &amp; Humphreys, 2011; Vainio et al., 2007)&quot;,&quot;plainCitation&quot;:&quot;(cf. Roberts &amp; Humphreys, 2011; Vainio et al., 2007)&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cf. &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9vVDzLZiIC"/><text:span text:style-name="T529">. </text:span></text:p>
      <text:p text:style-name="P32"><text:span text:style-name="T615">For example, r</text:span><text:span text:style-name="T612">emember </text:span><text:span text:style-name="T613">that</text:span><text:span text:style-name="T612"> in contrast to the current study, Myachykov </text:span><text:span text:style-name="T613">and colleagues</text:span><text:span text:style-name="T612"> </text:span><text:reference-mark-start text:name="ZOTERO_ITEM CSL_CITATION {&quot;citationID&quot;:&quot;14akqrr0r8&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kxCHJTrbzX"/><text:span text:style-name="T612">(2013)</text:span><text:reference-mark-end text:name="ZOTERO_ITEM CSL_CITATION {&quot;citationID&quot;:&quot;14akqrr0r8&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kxCHJTrbzX"/><text:span text:style-name="T612"> found a bias towards objects' handles: </text:span><text:span text:style-name="T614">T</text:span><text:span text:style-name="T613">heir </text:span><text:span text:style-name="T612">participants spent proportionally more time looking at this part of the object as compared to the objects' 'body'. </text:span><text:span text:style-name="T613">Although contradictory at first sight, we don't believe thisresult </text:span><text:span text:style-name="T692">is </text:span><text:span text:style-name="T613">incompatible with ours. The crux </text:span><text:span text:style-name="T616">of the </text:span><text:span text:style-name="T693">argument</text:span><text:span text:style-name="T616"> is </text:span><text:span text:style-name="T613">the differen</text:span><text:span text:style-name="T617">ce in</text:span><text:span text:style-name="T613"> analyses employed: where we </text:span><text:span text:style-name="T477">looked at within-object landing position, </text:span><text:span text:style-name="T613">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pwVha7u3yA"/>(2013)<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pwVha7u3yA"/><text:span text:style-name="T477"> looked at </text:span><text:span text:style-name="T693">'</text:span><text:span text:style-name="T477">proportional dwell time</text:span><text:span text:style-name="T693">'</text:span><text:span text:style-name="T477">. </text:span><text:span text:style-name="T110">Explain! </text:span><text:span text:style-name="T477"><text:s/></text:span><text:span text:style-name="T92">If the </text:span><text:span text:style-name="T110">objects' </text:span><text:span text:style-name="T92">'handle' part</text:span><text:span text:style-name="T93"> systematically</text:span><text:span text:style-name="T92"> consist</text:span><text:span text:style-name="T110">ed</text:span><text:span text:style-name="T92"> of less pixels than the </text:span><text:span text:style-name="T93">'</text:span><text:span text:style-name="T92">body</text:span><text:span text:style-name="T93">'</text:span><text:span text:style-name="T92"> part, this </text:span><text:span text:style-name="T111">would have led </text:span><text:span text:style-name="T92">to the observed pattern even </text:span><text:span text:style-name="T93">when</text:span><text:span text:style-name="T92"> </text:span><text:span text:style-name="T94">participants actually ma</text:span><text:span text:style-name="T112">d</text:span><text:span text:style-name="T94">e, </text:span><text:span text:style-name="T95">for example</text:span><text:span text:style-name="T94">, one saccade to the left, one to the right, with similar durations.</text:span></text:p>
      <text:p text:style-name="Text_20_body"><text:span text:style-name="T538">On the on the one hand, one might say that </text:span><text:span text:style-name="T694">the</text:span><text:span text:style-name="T538"> asymmetry </text:span><text:span text:style-name="T694">of graspable objects </text:span><text:span text:style-name="T538">is an intrinsic property that precisely defines </text:span><text:span text:style-name="T694">their</text:span><text:span text:style-name="T538"> action-related</text:span><text:span text:style-name="T694">ness</text:span><text:span text:style-name="T538">. Controlling for it would therefore be unnatural and interfer</text:span><text:span text:style-name="T695">ing</text:span><text:span text:style-name="T538"> with the process (</text:span><text:span text:style-name="T618">i.e., </text:span><text:span text:style-name="T538">action priming </text:span><text:span text:style-name="T618">by object viewing</text:span><text:span text:style-name="T538">) typically under investigation in affordance studies. </text:span><text:span text:style-name="T619">Nevertheless, the fact that opposite conclusions (e.g. a bias towards versus away from objects' handles) can be drawn from roughly similar paradigms </text:span><text:reference-mark-start text:name="ZOTERO_ITEM CSL_CITATION {&quot;citationID&quot;:&quot;1rgvperh6i&quot;,&quot;properties&quot;:{&quot;formattedCitation&quot;:&quot;(Myachykov et al., 2013; Roberts &amp; Humphreys, 2011; Vainio et al., 2007 and ours)&quot;,&quot;plainCitation&quot;:&quot;(Myachykov et al., 2013; Roberts &amp; Humphreys, 2011;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xb8EAVkvBz"/><text:span text:style-name="T619">(Myachykov et al., 2013; Roberts &amp; Humphreys, 2011; Vainio et al., 2007 and ours)</text:span><text:reference-mark-end text:name="ZOTERO_ITEM CSL_CITATION {&quot;citationID&quot;:&quot;1rgvperh6i&quot;,&quot;properties&quot;:{&quot;formattedCitation&quot;:&quot;(Myachykov et al., 2013; Roberts &amp; Humphreys, 2011; Vainio et al., 2007 and ours)&quot;,&quot;plainCitation&quot;:&quot;(Myachykov et al., 2013; Roberts &amp; Humphreys, 2011;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xb8EAVkvBz"/><text:span text:style-name="T619"> is worrisome. </text:span><text:soft-page-break/><text:span text:style-name="T619">Given the results of the current study, it appears plausible that these differences may be explained by a <text:s/>previously-ignored effect: the center-of-gravity effect. Therefore, we believe that the time may be ripe to start taking such low-level properties into account, even in studies that are </text:span><text:span text:style-name="T620">not primarily interested in </text:span><text:span text:style-name="T660">bottom-up</text:span><text:span text:style-name="T661">-</text:span><text:span text:style-name="T660">driven </text:span><text:span text:style-name="T620">oculomotor behaviour.</text:span></text:p>
      <text:h text:style-name="P80" text:outline-level="1">Acknowledgements</text:h>
      <text:p text:style-name="P3">Greg en mensen van de VU bedanken!</text:p>
      <text:h text:style-name="P77" text:outline-level="1"/>
      <text:h text:style-name="P81" text:outline-level="1">References</text:h>
      <text:section text:style-name="Sect1" text:name="ZOTERO_BIBL {&quot;custom&quot;:[]} CSL_BIBLIOGRAPHY RNDLjQtOFIzIq">
        <text:p text:style-name="Bibliography_20_1"><text:span text:style-name="T301">Brodeur, M. B., Dionne-Dostie, E., Montreuil, T., Lepage, M., &amp; Op de Beeck, H. P. (2010). The Bank of Standardized Stimuli (BOSS), a New Set of 480 Normative Photos of Objects to Be Used as Visual Stimuli in Cognitive Research. </text:span><text:span text:style-name="T270">PloS one</text:span><text:span text:style-name="T12">, </text:span><text:span text:style-name="T270">5</text:span><text:span text:style-name="T12">(5), e10773.</text:span></text:p>
        <text:p text:style-name="Bibliography_20_1"><text:span text:style-name="T12">Casteau, S., &amp; Vitu, F. (2012). On the effect of remote and proximal distractors on saccadic behavior: A challenge to neural-field models. </text:span><text:span text:style-name="T270">Journal of Vision</text:span><text:span text:style-name="T12">, </text:span><text:span text:style-name="T270">12</text:span><text:span text:style-name="T12">(12). Retrieved from http://ww.journalofvision.org/content/12/12/14.short</text:span></text:p>
        <text:p text:style-name="Bibliography_20_1"><text:span text:style-name="T12">Clark, V. P., &amp; Hillyard, S. A. (1996). Spatial selective attention affects early extrastriate but not striate components of the visual evoked potential. </text:span><text:span text:style-name="T270">Journal of Cognitive Neuroscience</text:span><text:span text:style-name="T12">, </text:span><text:span text:style-name="T270">8</text:span><text:span text:style-name="T12">(5), 387–402.</text:span></text:p>
        <text:p text:style-name="Bibliography_20_1"><text:span text:style-name="T12">Coren, S., &amp; Hoenig, P. (1972). Effect of non-target stimuli upon length of voluntary saccades. </text:span><text:span text:style-name="T270">Perceptual and motor skills</text:span><text:span text:style-name="T12">, </text:span><text:span text:style-name="T270">34</text:span><text:span text:style-name="T12">(2), 499–508.</text:span></text:p>
        <text:p text:style-name="Bibliography_20_1"><text:span text:style-name="T12">Cousineau, D. (2005). Confidence intervals in within-subject designs: A simpler solution to Loftus and Masson’s method. </text:span><text:span text:style-name="T270">Tutorial in Quantitative Methods for Psychology</text:span><text:span text:style-name="T12">, </text:span><text:span text:style-name="T270">1</text:span><text:span text:style-name="T12">(1), 42–45.</text:span></text:p>
        <text:p text:style-name="Bibliography_20_1"><text:span text:style-name="T12">Craighero, L., Fadiga, L., Umiltà, C., &amp; Rizzolatti, G. (1996). Evidence for visuomotor priming effect. </text:span><text:span text:style-name="T270">NeuroReport</text:span><text:span text:style-name="T12">, </text:span><text:span text:style-name="T270">8</text:span><text:span text:style-name="T12">(1), 347.</text:span></text:p>
        <text:p text:style-name="Bibliography_20_1"><text:span text:style-name="T12">Deubel, H., Findlay, J., Jacobs, A., &amp; Brogan, D. (1988). Saccadic eye movements to targets defined by structure differences. </text:span><text:span text:style-name="T270">Eye movement research: Physiological and psychological aspects</text:span><text:span text:style-name="T12">, 107–145.</text:span></text:p>
        <text:p text:style-name="Bibliography_20_1"><text:span text:style-name="T12">Deubel, H., Wolf, W., &amp; Hauske, G. (1984). The evaluation of the oculomotor error signal. </text:span><text:span text:style-name="T270">Theoretical and applied aspects of eye movement research</text:span><text:span text:style-name="T12">, 55–62.</text:span></text:p>
        <text:p text:style-name="Bibliography_20_1"><text:span text:style-name="T12">Di Pellegrino, G., Rafal, R., &amp; Tipper, S. P. (2005). Implicitly evoked actions modulate visual selection: evidence from parietal extinction. </text:span><text:span text:style-name="T270">Current Biology</text:span><text:span text:style-name="T12">, </text:span><text:span text:style-name="T270">15</text:span><text:span text:style-name="T12">(16), 1469–1472.</text:span></text:p>
        <text:p text:style-name="Bibliography_20_1"><text:span text:style-name="T12">Findlay, J. M. (1982). Global visual processing for saccadic eye movements. </text:span><text:span text:style-name="T270">Vision research</text:span><text:span text:style-name="T12">, </text:span><text:span text:style-name="T270">22</text:span><text:span text:style-name="T12">(8), 1033–1045.</text:span></text:p>
        <text:p text:style-name="Bibliography_20_1"><text:span text:style-name="T12">Foulsham, T., &amp; Kingstone, A. (2013). Optimal and preferred eye landing positions in objects and scenes. </text:span><text:span text:style-name="T270">The Quarterly Journal of Experimental Psychology</text:span><text:span text:style-name="T12">, (just-accepted), 1–52.</text:span></text:p>
        <text:p text:style-name="Bibliography_20_1"><text:soft-page-break/><text:span text:style-name="T12">Foulsham, T., &amp; Underwood, G. (2009). Does conspicuity enhance distraction? Saliency and eye landing position when searching for objects. </text:span><text:span text:style-name="T270">The Quarterly Journal of Experimental Psychology</text:span><text:span text:style-name="T12">, </text:span><text:span text:style-name="T270">62</text:span><text:span text:style-name="T12">(6), 1088–1098.</text:span></text:p>
        <text:p text:style-name="Bibliography_20_1"><text:span text:style-name="T12">Gibson, J. J. (1977). The theory of affordances. </text:span><text:span text:style-name="T270">Perceiving, Acting, and Knowing: Toward an Ecological Psychology</text:span><text:span text:style-name="T12">, 67–82.</text:span></text:p>
        <text:p text:style-name="Bibliography_20_1"><text:span text:style-name="T12">Gibson, J. J. (1979). </text:span><text:span text:style-name="T270">The Ecological Approach to Visual Perception</text:span><text:span text:style-name="T12">. Boston: Houghton Mifflin.</text:span></text:p>
        <text:p text:style-name="Bibliography_20_1"><text:span text:style-name="T12">Gilster, R., Hesse, C., &amp; Deubel, H. (2012). Contact points during multidigit grasping of geometric objects. </text:span><text:span text:style-name="T270">Experimental brain research</text:span><text:span text:style-name="T12">, </text:span><text:span text:style-name="T270">217</text:span><text:span text:style-name="T12">(1), 137–151.</text:span></text:p>
        <text:p text:style-name="Bibliography_20_1"><text:span text:style-name="T12">Handy, T. C., Grafton, S. T., Shroff, N. M., Ketay, S., &amp; Gazzaniga, M. S. (2003). Graspable objects grab attention when the potential for action is recognized. </text:span><text:span text:style-name="T270">Nature Neuroscience</text:span><text:span text:style-name="T12">, </text:span><text:span text:style-name="T270">6</text:span><text:span text:style-name="T12">(4), 421–427.</text:span></text:p>
        <text:p text:style-name="Bibliography_20_1"><text:span text:style-name="T12">Henderson, J. M. (1993). Eye movement control during visual object processing: Effects of initial fixation position and semantic constraint. </text:span><text:span text:style-name="T270">Canadian Journal of Experimental Psychology/Revue canadienne de psychologie expÃ\copyright rimentale</text:span><text:span text:style-name="T12">, </text:span><text:span text:style-name="T270">47</text:span><text:span text:style-name="T12">(1), 79.</text:span></text:p>
        <text:p text:style-name="Bibliography_20_1"><text:span text:style-name="T12">Itti, L., Koch, C., &amp; Niebur, E. (1998). A model of saliency-based visual attention for rapid scene analysis. </text:span><text:span text:style-name="T270">Pattern Analysis and Machine Intelligence, IEEE Transactions on</text:span><text:span text:style-name="T12">, </text:span><text:span text:style-name="T270">20</text:span><text:span text:style-name="T12">(11), 1254–1259.</text:span></text:p>
        <text:p text:style-name="Bibliography_20_1"><text:span text:style-name="T12">Jeannerod, M., Arbib, M. A., Rizzolatti, G., &amp; Sakata, H. (1995). Grasping objects: the cortical mechanisms of visuomotor transformation. </text:span><text:span text:style-name="T270">Trends in Neurosciences</text:span><text:span text:style-name="T12">, </text:span><text:span text:style-name="T270">18</text:span><text:span text:style-name="T12">(7), 314–320.</text:span></text:p>
        <text:p text:style-name="Bibliography_20_1"><text:span text:style-name="T12">Mathôt, S., Schreij, D., &amp; Theeuwes, J. (2012). OpenSesame: An open-source, graphical experiment builder for the social sciences. </text:span><text:span text:style-name="T270">Behavior research methods</text:span><text:span text:style-name="T12">, 1–11.</text:span></text:p>
        <text:p text:style-name="Bibliography_20_1"><text:span text:style-name="T12">Melcher, D., &amp; Kowler, E. (2001). Visual scene memory and the guidance of saccadic eye movements. </text:span><text:span text:style-name="T270">Vision research</text:span><text:span text:style-name="T12">, </text:span><text:span text:style-name="T270">41</text:span><text:span text:style-name="T12">(25-26), 3597–3611.</text:span></text:p>
        <text:p text:style-name="Bibliography_20_1"><text:span text:style-name="T12">Moreno-Martínez, F. J., &amp; Montoro, P. R. (2012). An Ecological Alternative to Snodgrass &amp; Vanderwart: 360 High Quality Colour Images with Norms for Seven Psycholinguistic Variables. </text:span><text:span text:style-name="T270">PloS one</text:span><text:span text:style-name="T12">, </text:span><text:span text:style-name="T270">7</text:span><text:span text:style-name="T12">(5), e37527.</text:span></text:p>
        <text:p text:style-name="Bibliography_20_1"><text:span text:style-name="T12">Myachykov, A., Ellis, R., Cangelosi, A., &amp; Fischer, M. H. (2013). Visual and linguistic cues to graspable objects. </text:span><text:span text:style-name="T270">Experimental Brain Research</text:span><text:span text:style-name="T12">, 1–15. doi:10.1007/s00221-013-3616-z</text:span></text:p>
        <text:p text:style-name="Bibliography_20_1"><text:soft-page-break/><text:span text:style-name="T12">Nuthmann, A., &amp; Henderson, J. M. (2010). Object-based attentional selection in scene viewing. </text:span><text:span text:style-name="T270">Journal of vision</text:span><text:span text:style-name="T12">, </text:span><text:span text:style-name="T270">10</text:span><text:span text:style-name="T12">(8).</text:span></text:p>
        <text:p text:style-name="Bibliography_20_1"><text:span text:style-name="T12">O’Regan, J. K., Lévy-Schoen, A., Pynte, J., &amp; Brugaillère, B. (1984). Convenient fixation location within isolated words of different length and structure. </text:span><text:span text:style-name="T270">Journal of Experimental Psychology: Human Perception and Performance</text:span><text:span text:style-name="T12">, </text:span><text:span text:style-name="T270">10</text:span><text:span text:style-name="T12">(2), 250.</text:span></text:p>
        <text:p text:style-name="Bibliography_20_1"><text:span text:style-name="T12">Pajak, M., &amp; Nuthmann, A. (2013). Object-based saccadic selection during scene perception: Evidence from viewing position effects. </text:span><text:span text:style-name="T270">Journal of Vision</text:span><text:span text:style-name="T12">, </text:span><text:span text:style-name="T270">13</text:span><text:span text:style-name="T12">(5). doi:10.1167/13.5.2</text:span></text:p>
        <text:p text:style-name="Bibliography_20_1"><text:span text:style-name="T12">Peirce, J. W. (2007). PsychoPy—psychophysics software in Python. </text:span><text:span text:style-name="T270">Journal of neuroscience methods</text:span><text:span text:style-name="T12">, </text:span><text:span text:style-name="T270">162</text:span><text:span text:style-name="T12">(1), 8–13.</text:span></text:p>
        <text:p text:style-name="Bibliography_20_1"><text:span text:style-name="T12">Posner, M. I., Snyder, C. R., &amp; Davidson, B. J. (1980). Attention and the detection of signals. </text:span><text:span text:style-name="T270">Journal of Experimental Psychology: General</text:span><text:span text:style-name="T12">, </text:span><text:span text:style-name="T270">109</text:span><text:span text:style-name="T12">(2), 160.</text:span></text:p>
        <text:p text:style-name="Bibliography_20_1"><text:span text:style-name="T12">Rayner, K. (1979). Eye guidance in reading: Fixation locations within words. </text:span><text:span text:style-name="T270">Perception</text:span><text:span text:style-name="T12">, </text:span><text:span text:style-name="T270">8</text:span><text:span text:style-name="T12">(1), 21–30.</text:span></text:p>
        <text:p text:style-name="Bibliography_20_1"><text:span text:style-name="T12">Riddoch, M. J., Humphreys, G. W., Edwards, S., Baker, T., &amp; Willson, K. (2003). Seeing the action: Neuropsychological evidence for action-based effects on object selection. </text:span><text:span text:style-name="T270">Nature Neuroscience</text:span><text:span text:style-name="T12">, </text:span><text:span text:style-name="T270">6</text:span><text:span text:style-name="T12">(1), 82–89.</text:span></text:p>
        <text:p text:style-name="Bibliography_20_1"><text:span text:style-name="T12">Rizzolatti, G., Riggio, L., Dascola, I., &amp; Umiltà, C. (1987). Reorienting attention across the horizontal and vertical meridians: evidence in favor of a premotor theory of attention. </text:span><text:span text:style-name="T270">Neuropsychologia</text:span><text:span text:style-name="T12">, </text:span><text:span text:style-name="T270">25</text:span><text:span text:style-name="T12">(1), 31–40.</text:span></text:p>
        <text:p text:style-name="Bibliography_20_1"><text:span text:style-name="T12">Roberts, K. L., &amp; Humphreys, G. W. (2011). Action-related objects influence the distribution of visuospatial attention. </text:span><text:span text:style-name="T270">Quarterly journal of experimental psychology (2006)</text:span><text:span text:style-name="T12">, </text:span><text:span text:style-name="T270">64</text:span><text:span text:style-name="T12">(4), 669–688. doi:10.1080/17470218.2010.520086</text:span></text:p>
        <text:p text:style-name="Bibliography_20_1"><text:span text:style-name="T12">Rolfs, M., &amp; Vitu, F. (2007). On the limited role of target onset in the gap task: Support for the motor-preparation hypothesis. </text:span><text:span text:style-name="T270">Journal of Vision</text:span><text:span text:style-name="T12">, </text:span><text:span text:style-name="T270">7</text:span><text:span text:style-name="T12">(10). doi:10.1167/7.10.7</text:span></text:p>
        <text:p text:style-name="Bibliography_20_1"><text:span text:style-name="T12">Saslow, M. G. (1967). Effects of components of displacement-step stimuli upon latency for saccadic eye movement. </text:span><text:span text:style-name="T270">JOSA</text:span><text:span text:style-name="T12">, </text:span><text:span text:style-name="T270">57</text:span><text:span text:style-name="T12">(8), 1024–1029.</text:span></text:p>
        <text:p text:style-name="Bibliography_20_1"><text:span text:style-name="T12">Tucker, M., &amp; Ellis, R. (1998). On the relations between seen objects and components of potential actions. </text:span><text:span text:style-name="T270">Journal of Experimental Psychology-Human Perception and Performance</text:span><text:span text:style-name="T12">, </text:span><text:span text:style-name="T270">24</text:span><text:span text:style-name="T12">(3), </text:span><text:soft-page-break/><text:span text:style-name="T12">830–846.</text:span></text:p>
        <text:p text:style-name="Bibliography_20_1"><text:span text:style-name="T12">Vainio, L., Ellis, R., &amp; Tucker, M. (2007). The role of visual attention in action priming. </text:span><text:span text:style-name="T270">The Quarterly Journal of Experimental Psychology</text:span><text:span text:style-name="T12">, </text:span><text:span text:style-name="T270">60</text:span><text:span text:style-name="T12">(2), 241–261.</text:span></text:p>
        <text:p text:style-name="Bibliography_20_1"><text:span text:style-name="T12">Van der Stigchel, S., &amp; Nijboer, T. C. W. (2011). The global effect: what determines where the eyes land. </text:span><text:span text:style-name="T270">Journal of Eye Movement Research</text:span><text:span text:style-name="T12">, </text:span><text:span text:style-name="T270">4</text:span><text:span text:style-name="T12">(2), 1–13.</text:span></text:p>
        <text:p text:style-name="Bibliography_20_1"><text:span text:style-name="T12">Van Zoest, W., Donk, M., &amp; Theeuwes, J. (2004). The role of stimulus-driven and goal-driven control in saccadic visual selection. </text:span><text:span text:style-name="T270">Journal of Experimental Psychology: Human Perception and Performance; Journal of Experimental Psychology: Human Perception and Performance</text:span><text:span text:style-name="T12">, </text:span><text:span text:style-name="T270">30</text:span><text:span text:style-name="T12">(4), 746.</text:span></text:p>
        <text:p text:style-name="Bibliography_20_1"><text:span text:style-name="T12">Vitu, F. (2008). About the global effect and the critical role of retinal eccentricity: Implications for eye movements in reading. </text:span><text:span text:style-name="T270">Journal of Eye Movement Research</text:span><text:span text:style-name="T12">, </text:span><text:span text:style-name="T270">2</text:span><text:span text:style-name="T12">(3), 1–18.</text:span></text:p>
        <text:p text:style-name="Bibliography_20_1"><text:span text:style-name="T12">Vitu, F., McConkie, G. W., Kerr, P., &amp; O’Regan, J. K. (2001). Fixation location effects on fixation durations during reading: an inverted optimal viewing position effect. </text:span><text:span text:style-name="T270">Vision research</text:span><text:span text:style-name="T12">. Retrieved from http://psycnet.apa.org/psycinfo/2002-02459-025</text:span></text:p>
        <text:p text:style-name="Bibliography_20_1"><text:span text:style-name="T12">Zelinsky, G. J. (2008). A theory of eye movements during target acquisition. </text:span><text:span text:style-name="T270">Psychological review</text:span><text:span text:style-name="T12">, </text:span><text:span text:style-name="T270">115</text:span><text:span text:style-name="T12">(4), 787.</text:span></text:p>
        <text:p text:style-name="Bibliography_20_1"><text:span text:style-name="T12">Zelinsky, G. J., Rao, R. P. N., Hayhoe, M. M., &amp; Ballard, D. H. (1997). Eye movements reveal the spatiotemporal dynamics of visual search. </text:span><text:span text:style-name="T270">Psychological Science</text:span><text:span text:style-name="T12">, 448–453.</text:span></text:p>
      </text:section>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3ec0" officeooo:paragraph-rsid="00103ec0"/>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unning Head</text:p>
      </style:header>
      <style:footer>
        <text:p text:style-name="MP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0.2.2$Linux_X86_64 LibreOffice_project/400m0$Build-2</meta:generator>
    <dc:date>2013-09-28T13:34:21</dc:date>
    <meta:editing-duration>P3DT19H52S</meta:editing-duration>
    <meta:editing-cycles>839</meta:editing-cycles>
    <meta:document-statistic meta:table-count="0" meta:image-count="0" meta:object-count="0" meta:page-count="29" meta:paragraph-count="159" meta:word-count="7312" meta:character-count="48252" meta:non-whitespace-character-count="41095"/>
    <meta:user-defined meta:name="ZOTERO_PREF_1">&lt;data data-version="3" zotero-version="4.0.11"&gt;&lt;session id="IDXRDSiq"/&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inkorten/doorlezen&#10;&#10;" VL:creator="" dc:date-time="2013-09-25T14:58:44"/>
</VL:version-list>
</file>